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bench-morph-dl-1" table:style-name="ta1">
        <table:shapes>
          <draw:frame draw:z-index="0" draw:style-name="gr1" draw:text-style-name="P1" svg:width="6.2988in" svg:height="3.5429in" svg:x="5.6709in" svg:y="1.4929in">
            <draw:object draw:notify-on-update-of-ranges="'bench-morph-dl-1'.B2:'bench-morph-dl-1'.B2150 'bench-morph-dl-1'.C1:'bench-morph-dl-1'.C1 'bench-morph-dl-1'.C2:'bench-morph-dl-1'.C2150 'bench-morph-dl-1'.D1:'bench-morph-dl-1'.D1 'bench-morph-dl-1'.D2:'bench-morph-dl-1'.D2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%</text:p>
          </table:table-cell>
          <table:table-cell office:value-type="string" calcext:value-type="string">
            <text:p>Memory %</text:p>
          </table:table-cell>
          <table:table-cell office:value-type="string" calcext:value-type="string">
            <text:p>Memory Bytes</text:p>
          </table:table-cell>
          <table:table-cell office:value-type="string" calcext:value-type="string">
            <text:p>Wchan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" calcext:value-type="float">
            <text:p>12</text:p>
          </table:table-cell>
          <table:table-cell office:value-type="float" office:value="99.9" calcext:value-type="float">
            <text:p>99.9</text:p>
          </table:table-cell>
          <table:table-cell office:value-type="float" office:value="0.2" calcext:value-type="float">
            <text:p>0.2</text:p>
          </table:table-cell>
          <table:table-cell office:value-type="float" office:value="66496" calcext:value-type="float">
            <text:p>66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5" calcext:value-type="float">
            <text:p>235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8116" calcext:value-type="float">
            <text:p>118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5" calcext:value-type="float">
            <text:p>465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340" calcext:value-type="float">
            <text:p>122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92" calcext:value-type="float">
            <text:p>692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604" calcext:value-type="float">
            <text:p>1226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21" calcext:value-type="float">
            <text:p>921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604" calcext:value-type="float">
            <text:p>1226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49" calcext:value-type="float">
            <text:p>1149</text:p>
          </table:table-cell>
          <table:table-cell office:value-type="float" office:value="94.4" calcext:value-type="float">
            <text:p>94.4</text:p>
          </table:table-cell>
          <table:table-cell office:value-type="float" office:value="0.4" calcext:value-type="float">
            <text:p>0.4</text:p>
          </table:table-cell>
          <table:table-cell office:value-type="float" office:value="124592" calcext:value-type="float">
            <text:p>124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79" calcext:value-type="float">
            <text:p>1379</text:p>
          </table:table-cell>
          <table:table-cell office:value-type="float" office:value="94.4" calcext:value-type="float">
            <text:p>94.4</text:p>
          </table:table-cell>
          <table:table-cell office:value-type="float" office:value="0.4" calcext:value-type="float">
            <text:p>0.4</text:p>
          </table:table-cell>
          <table:table-cell office:value-type="float" office:value="124592" calcext:value-type="float">
            <text:p>124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09" calcext:value-type="float">
            <text:p>1609</text:p>
          </table:table-cell>
          <table:table-cell office:value-type="float" office:value="66.7" calcext:value-type="float">
            <text:p>66.7</text:p>
          </table:table-cell>
          <table:table-cell office:value-type="float" office:value="0.4" calcext:value-type="float">
            <text:p>0.4</text:p>
          </table:table-cell>
          <table:table-cell office:value-type="float" office:value="127280" calcext:value-type="float">
            <text:p>127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42" calcext:value-type="float">
            <text:p>1842</text:p>
          </table:table-cell>
          <table:table-cell office:value-type="float" office:value="64.7" calcext:value-type="float">
            <text:p>64.7</text:p>
          </table:table-cell>
          <table:table-cell office:value-type="float" office:value="0.4" calcext:value-type="float">
            <text:p>0.4</text:p>
          </table:table-cell>
          <table:table-cell office:value-type="float" office:value="127664" calcext:value-type="float">
            <text:p>127664</text:p>
          </table:table-cell>
          <table:table-cell office:value-type="string" calcext:value-type="string">
            <text:p>jbd2_log_+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74" calcext:value-type="float">
            <text:p>2074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34188" calcext:value-type="float">
            <text:p>134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01" calcext:value-type="float">
            <text:p>2301</text:p>
          </table:table-cell>
          <table:table-cell office:value-type="float" office:value="94.1" calcext:value-type="float">
            <text:p>94.1</text:p>
          </table:table-cell>
          <table:table-cell office:value-type="float" office:value="0.4" calcext:value-type="float">
            <text:p>0.4</text:p>
          </table:table-cell>
          <table:table-cell office:value-type="float" office:value="133084" calcext:value-type="float">
            <text:p>1330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29" calcext:value-type="float">
            <text:p>2529</text:p>
          </table:table-cell>
          <table:table-cell office:value-type="float" office:value="82.4" calcext:value-type="float">
            <text:p>82.4</text:p>
          </table:table-cell>
          <table:table-cell office:value-type="float" office:value="0.5" calcext:value-type="float">
            <text:p>0.5</text:p>
          </table:table-cell>
          <table:table-cell office:value-type="float" office:value="152060" calcext:value-type="float">
            <text:p>152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52" calcext:value-type="float">
            <text:p>2752</text:p>
          </table:table-cell>
          <table:table-cell office:value-type="float" office:value="88.2" calcext:value-type="float">
            <text:p>88.2</text:p>
          </table:table-cell>
          <table:table-cell office:value-type="float" office:value="0.5" calcext:value-type="float">
            <text:p>0.5</text:p>
          </table:table-cell>
          <table:table-cell office:value-type="float" office:value="149044" calcext:value-type="float">
            <text:p>149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77" calcext:value-type="float">
            <text:p>2977</text:p>
          </table:table-cell>
          <table:table-cell office:value-type="float" office:value="88.2" calcext:value-type="float">
            <text:p>88.2</text:p>
          </table:table-cell>
          <table:table-cell office:value-type="float" office:value="0.5" calcext:value-type="float">
            <text:p>0.5</text:p>
          </table:table-cell>
          <table:table-cell office:value-type="float" office:value="161860" calcext:value-type="float">
            <text:p>1618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98" calcext:value-type="float">
            <text:p>3198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78080" calcext:value-type="float">
            <text:p>178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15" calcext:value-type="float">
            <text:p>3415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67276" calcext:value-type="float">
            <text:p>167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47" calcext:value-type="float">
            <text:p>3647</text:p>
          </table:table-cell>
          <table:table-cell office:value-type="float" office:value="88.9" calcext:value-type="float">
            <text:p>88.9</text:p>
          </table:table-cell>
          <table:table-cell office:value-type="float" office:value="0.5" calcext:value-type="float">
            <text:p>0.5</text:p>
          </table:table-cell>
          <table:table-cell office:value-type="float" office:value="160156" calcext:value-type="float">
            <text:p>1601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74" calcext:value-type="float">
            <text:p>3874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78588" calcext:value-type="float">
            <text:p>1785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98" calcext:value-type="float">
            <text:p>4098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7364" calcext:value-type="float">
            <text:p>207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27" calcext:value-type="float">
            <text:p>4327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240100" calcext:value-type="float">
            <text:p>240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56" calcext:value-type="float">
            <text:p>4556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71252" calcext:value-type="float">
            <text:p>271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86" calcext:value-type="float">
            <text:p>4786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298972" calcext:value-type="float">
            <text:p>2989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012" calcext:value-type="float">
            <text:p>501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4844" calcext:value-type="float">
            <text:p>324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235" calcext:value-type="float">
            <text:p>5235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3884" calcext:value-type="float">
            <text:p>353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463" calcext:value-type="float">
            <text:p>5463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78436" calcext:value-type="float">
            <text:p>378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687" calcext:value-type="float">
            <text:p>5687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4836" calcext:value-type="float">
            <text:p>4048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909" calcext:value-type="float">
            <text:p>590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2820" calcext:value-type="float">
            <text:p>4328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132" calcext:value-type="float">
            <text:p>6132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2652" calcext:value-type="float">
            <text:p>462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357" calcext:value-type="float">
            <text:p>6357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91164" calcext:value-type="float">
            <text:p>491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585" calcext:value-type="float">
            <text:p>6585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7564" calcext:value-type="float">
            <text:p>517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809" calcext:value-type="float">
            <text:p>6809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42644" calcext:value-type="float">
            <text:p>542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036" calcext:value-type="float">
            <text:p>7036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9308" calcext:value-type="float">
            <text:p>5693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267" calcext:value-type="float">
            <text:p>7267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602308" calcext:value-type="float">
            <text:p>6023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491" calcext:value-type="float">
            <text:p>7491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4252" calcext:value-type="float">
            <text:p>634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ean</text:p>
          </table:table-cell>
          <table:table-cell table:formula="of:=AVERAGE([.$D$1:.$D$1048576])" office:value-type="float" office:value="10.7497672253259" calcext:value-type="float">
            <text:p>10.7497672253259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716" calcext:value-type="float">
            <text:p>7716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65404" calcext:value-type="float">
            <text:p>665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D$1:.$D$1048576])/COUNT([.$D$1:.$D$1048576]))" office:value-type="float" office:value="0.187056794775417" calcext:value-type="float">
            <text:p>0.187056794775417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944" calcext:value-type="float">
            <text:p>7944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5500" calcext:value-type="float">
            <text:p>695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ode</text:p>
          </table:table-cell>
          <table:table-cell table:formula="of:=MODE([.$D$1:.$D$1048576])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170" calcext:value-type="float">
            <text:p>817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068" calcext:value-type="float">
            <text:p>7250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edian</text:p>
          </table:table-cell>
          <table:table-cell table:formula="of:=MEDIAN([.$D$1:.$D$1048576]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407" calcext:value-type="float">
            <text:p>8407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D$1:.$D$1048576]; 1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636" calcext:value-type="float">
            <text:p>8636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D$1:.$D$1048576]; 3)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862" calcext:value-type="float">
            <text:p>8862</text:p>
          </table:table-cell>
          <table:table-cell office:value-type="float" office:value="94.1" calcext:value-type="float">
            <text:p>94.1</text:p>
          </table:table-cell>
          <table:table-cell office:value-type="float" office:value="2.2" calcext:value-type="float">
            <text:p>2.2</text:p>
          </table:table-cell>
          <table:table-cell office:value-type="float" office:value="723196" calcext:value-type="float">
            <text:p>723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riance</text:p>
          </table:table-cell>
          <table:table-cell table:formula="of:=VAR([.$D$1:.$D$1048576])" office:value-type="float" office:value="75.1590451251098" calcext:value-type="float">
            <text:p>75.1590451251098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089" calcext:value-type="float">
            <text:p>908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D$1:.$D$1048576])" office:value-type="float" office:value="8.66943164948601" calcext:value-type="float">
            <text:p>8.66943164948601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314" calcext:value-type="float">
            <text:p>931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urtosis</text:p>
          </table:table-cell>
          <table:table-cell table:formula="of:=KURT([.$D$1:.$D$1048576])" office:value-type="float" office:value="3.3504825478654" calcext:value-type="float">
            <text:p>3.3504825478654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546" calcext:value-type="float">
            <text:p>954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kewness</text:p>
          </table:table-cell>
          <table:table-cell table:formula="of:=SKEW([.$D$1:.$D$1048576])" office:value-type="float" office:value="1.70502336522597" calcext:value-type="float">
            <text:p>1.70502336522597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772" calcext:value-type="float">
            <text:p>977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ange</text:p>
          </table:table-cell>
          <table:table-cell table:formula="of:=MAX([.$D$1:.$D$1048576])-MIN([.$D$1:.$D$1048576])"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999" calcext:value-type="float">
            <text:p>9999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inimum</text:p>
          </table:table-cell>
          <table:table-cell table:formula="of:=MIN([.$D$1:.$D$1048576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227" calcext:value-type="float">
            <text:p>10227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aximum</text:p>
          </table:table-cell>
          <table:table-cell table:formula="of:=MAX([.$D$1:.$D$1048576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453" calcext:value-type="float">
            <text:p>1045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um</text:p>
          </table:table-cell>
          <table:table-cell table:formula="of:=SUM([.$D$1:.$D$1048576])" office:value-type="float" office:value="23090.5" calcext:value-type="float">
            <text:p>23090.5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679" calcext:value-type="float">
            <text:p>10679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ount</text:p>
          </table:table-cell>
          <table:table-cell table:formula="of:=COUNT([.$D$1:.$D$1048576])"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905" calcext:value-type="float">
            <text:p>10905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134" calcext:value-type="float">
            <text:p>1113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360" calcext:value-type="float">
            <text:p>1136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584" calcext:value-type="float">
            <text:p>1158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809" calcext:value-type="float">
            <text:p>1180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032" calcext:value-type="float">
            <text:p>1203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260" calcext:value-type="float">
            <text:p>12260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486" calcext:value-type="float">
            <text:p>12486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713" calcext:value-type="float">
            <text:p>1271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940" calcext:value-type="float">
            <text:p>1294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163" calcext:value-type="float">
            <text:p>1316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390" calcext:value-type="float">
            <text:p>1339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622" calcext:value-type="float">
            <text:p>1362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850" calcext:value-type="float">
            <text:p>13850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079" calcext:value-type="float">
            <text:p>14079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308" calcext:value-type="float">
            <text:p>14308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534" calcext:value-type="float">
            <text:p>1453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755" calcext:value-type="float">
            <text:p>1475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980" calcext:value-type="float">
            <text:p>14980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209" calcext:value-type="float">
            <text:p>15209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435" calcext:value-type="float">
            <text:p>1543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661" calcext:value-type="float">
            <text:p>1566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892" calcext:value-type="float">
            <text:p>15892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121" calcext:value-type="float">
            <text:p>16121</text:p>
          </table:table-cell>
          <table:table-cell office:value-type="float" office:value="94.1" calcext:value-type="float">
            <text:p>94.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345" calcext:value-type="float">
            <text:p>16345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572" calcext:value-type="float">
            <text:p>1657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799" calcext:value-type="float">
            <text:p>16799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028" calcext:value-type="float">
            <text:p>17028</text:p>
          </table:table-cell>
          <table:table-cell office:value-type="float" office:value="88.9" calcext:value-type="float">
            <text:p>88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256" calcext:value-type="float">
            <text:p>17256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485" calcext:value-type="float">
            <text:p>17485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708" calcext:value-type="float">
            <text:p>17708</text:p>
          </table:table-cell>
          <table:table-cell office:value-type="float" office:value="88.9" calcext:value-type="float">
            <text:p>88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939" calcext:value-type="float">
            <text:p>17939</text:p>
          </table:table-cell>
          <table:table-cell office:value-type="float" office:value="94.1" calcext:value-type="float">
            <text:p>94.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167" calcext:value-type="float">
            <text:p>1816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396" calcext:value-type="float">
            <text:p>18396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629" calcext:value-type="float">
            <text:p>1862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858" calcext:value-type="float">
            <text:p>18858</text:p>
          </table:table-cell>
          <table:table-cell office:value-type="float" office:value="94.4" calcext:value-type="float">
            <text:p>94.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086" calcext:value-type="float">
            <text:p>19086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311" calcext:value-type="float">
            <text:p>1931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542" calcext:value-type="float">
            <text:p>1954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770" calcext:value-type="float">
            <text:p>19770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998" calcext:value-type="float">
            <text:p>1999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220" calcext:value-type="float">
            <text:p>2022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448" calcext:value-type="float">
            <text:p>20448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674" calcext:value-type="float">
            <text:p>20674</text:p>
          </table:table-cell>
          <table:table-cell office:value-type="float" office:value="94.1" calcext:value-type="float">
            <text:p>94.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901" calcext:value-type="float">
            <text:p>2090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126" calcext:value-type="float">
            <text:p>2112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348" calcext:value-type="float">
            <text:p>21348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577" calcext:value-type="float">
            <text:p>21577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802" calcext:value-type="float">
            <text:p>21802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024" calcext:value-type="float">
            <text:p>2202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252" calcext:value-type="float">
            <text:p>22252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478" calcext:value-type="float">
            <text:p>2247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702" calcext:value-type="float">
            <text:p>22702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930" calcext:value-type="float">
            <text:p>22930</text:p>
          </table:table-cell>
          <table:table-cell office:value-type="float" office:value="88.9" calcext:value-type="float">
            <text:p>88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155" calcext:value-type="float">
            <text:p>23155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385" calcext:value-type="float">
            <text:p>23385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604" calcext:value-type="float">
            <text:p>23604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831" calcext:value-type="float">
            <text:p>23831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058" calcext:value-type="float">
            <text:p>24058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286" calcext:value-type="float">
            <text:p>24286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516" calcext:value-type="float">
            <text:p>2451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745" calcext:value-type="float">
            <text:p>2474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973" calcext:value-type="float">
            <text:p>24973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198" calcext:value-type="float">
            <text:p>2519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425" calcext:value-type="float">
            <text:p>25425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653" calcext:value-type="float">
            <text:p>2565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878" calcext:value-type="float">
            <text:p>25878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105" calcext:value-type="float">
            <text:p>26105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326" calcext:value-type="float">
            <text:p>26326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550" calcext:value-type="float">
            <text:p>2655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780" calcext:value-type="float">
            <text:p>2678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004" calcext:value-type="float">
            <text:p>2700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234" calcext:value-type="float">
            <text:p>2723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464" calcext:value-type="float">
            <text:p>2746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690" calcext:value-type="float">
            <text:p>2769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919" calcext:value-type="float">
            <text:p>27919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153" calcext:value-type="float">
            <text:p>2815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380" calcext:value-type="float">
            <text:p>2838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604" calcext:value-type="float">
            <text:p>2860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832" calcext:value-type="float">
            <text:p>28832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055" calcext:value-type="float">
            <text:p>29055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282" calcext:value-type="float">
            <text:p>29282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513" calcext:value-type="float">
            <text:p>2951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744" calcext:value-type="float">
            <text:p>29744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972" calcext:value-type="float">
            <text:p>2997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195" calcext:value-type="float">
            <text:p>3019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425" calcext:value-type="float">
            <text:p>3042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652" calcext:value-type="float">
            <text:p>3065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881" calcext:value-type="float">
            <text:p>3088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107" calcext:value-type="float">
            <text:p>31107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340" calcext:value-type="float">
            <text:p>31340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568" calcext:value-type="float">
            <text:p>31568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795" calcext:value-type="float">
            <text:p>3179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019" calcext:value-type="float">
            <text:p>3201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244" calcext:value-type="float">
            <text:p>32244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473" calcext:value-type="float">
            <text:p>32473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707" calcext:value-type="float">
            <text:p>3270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934" calcext:value-type="float">
            <text:p>32934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158" calcext:value-type="float">
            <text:p>33158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387" calcext:value-type="float">
            <text:p>33387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614" calcext:value-type="float">
            <text:p>33614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841" calcext:value-type="float">
            <text:p>33841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073" calcext:value-type="float">
            <text:p>34073</text:p>
          </table:table-cell>
          <table:table-cell office:value-type="float" office:value="94.1" calcext:value-type="float">
            <text:p>94.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305" calcext:value-type="float">
            <text:p>34305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530" calcext:value-type="float">
            <text:p>34530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759" calcext:value-type="float">
            <text:p>34759</text:p>
          </table:table-cell>
          <table:table-cell office:value-type="float" office:value="94.4" calcext:value-type="float">
            <text:p>94.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986" calcext:value-type="float">
            <text:p>34986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217" calcext:value-type="float">
            <text:p>35217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441" calcext:value-type="float">
            <text:p>35441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664" calcext:value-type="float">
            <text:p>35664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891" calcext:value-type="float">
            <text:p>35891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117" calcext:value-type="float">
            <text:p>36117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341" calcext:value-type="float">
            <text:p>36341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566" calcext:value-type="float">
            <text:p>36566</text:p>
          </table:table-cell>
          <table:table-cell office:value-type="float" office:value="88.9" calcext:value-type="float">
            <text:p>88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792" calcext:value-type="float">
            <text:p>36792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023" calcext:value-type="float">
            <text:p>37023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249" calcext:value-type="float">
            <text:p>37249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470" calcext:value-type="float">
            <text:p>37470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695" calcext:value-type="float">
            <text:p>37695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922" calcext:value-type="float">
            <text:p>37922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152" calcext:value-type="float">
            <text:p>38152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377" calcext:value-type="float">
            <text:p>38377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599" calcext:value-type="float">
            <text:p>38599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826" calcext:value-type="float">
            <text:p>38826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052" calcext:value-type="float">
            <text:p>39052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274" calcext:value-type="float">
            <text:p>39274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497" calcext:value-type="float">
            <text:p>39497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726" calcext:value-type="float">
            <text:p>39726</text:p>
          </table:table-cell>
          <table:table-cell office:value-type="float" office:value="94.4" calcext:value-type="float">
            <text:p>94.4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955" calcext:value-type="float">
            <text:p>39955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179" calcext:value-type="float">
            <text:p>40179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403" calcext:value-type="float">
            <text:p>4040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634" calcext:value-type="float">
            <text:p>40634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862" calcext:value-type="float">
            <text:p>40862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082" calcext:value-type="float">
            <text:p>41082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313" calcext:value-type="float">
            <text:p>41313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536" calcext:value-type="float">
            <text:p>41536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767" calcext:value-type="float">
            <text:p>41767</text:p>
          </table:table-cell>
          <table:table-cell office:value-type="float" office:value="94.4" calcext:value-type="float">
            <text:p>94.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997" calcext:value-type="float">
            <text:p>4199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222" calcext:value-type="float">
            <text:p>42222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449" calcext:value-type="float">
            <text:p>42449</text:p>
          </table:table-cell>
          <table:table-cell office:value-type="float" office:value="94.4" calcext:value-type="float">
            <text:p>94.4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675" calcext:value-type="float">
            <text:p>42675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898" calcext:value-type="float">
            <text:p>42898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123" calcext:value-type="float">
            <text:p>43123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352" calcext:value-type="float">
            <text:p>43352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580" calcext:value-type="float">
            <text:p>43580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811" calcext:value-type="float">
            <text:p>43811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039" calcext:value-type="float">
            <text:p>44039</text:p>
          </table:table-cell>
          <table:table-cell office:value-type="float" office:value="94.4" calcext:value-type="float">
            <text:p>94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267" calcext:value-type="float">
            <text:p>44267</text:p>
          </table:table-cell>
          <table:table-cell office:value-type="float" office:value="94.4" calcext:value-type="float">
            <text:p>94.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498" calcext:value-type="float">
            <text:p>44498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731" calcext:value-type="float">
            <text:p>44731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959" calcext:value-type="float">
            <text:p>44959</text:p>
          </table:table-cell>
          <table:table-cell office:value-type="float" office:value="99.9" calcext:value-type="float">
            <text:p>99.9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187" calcext:value-type="float">
            <text:p>45187</text:p>
          </table:table-cell>
          <table:table-cell office:value-type="float" office:value="94.4" calcext:value-type="float">
            <text:p>94.4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417" calcext:value-type="float">
            <text:p>45417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651" calcext:value-type="float">
            <text:p>45651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879" calcext:value-type="float">
            <text:p>45879</text:p>
          </table:table-cell>
          <table:table-cell office:value-type="float" office:value="94.4" calcext:value-type="float">
            <text:p>94.4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110" calcext:value-type="float">
            <text:p>46110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342" calcext:value-type="float">
            <text:p>46342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574" calcext:value-type="float">
            <text:p>46574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803" calcext:value-type="float">
            <text:p>46803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031" calcext:value-type="float">
            <text:p>47031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260" calcext:value-type="float">
            <text:p>47260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490" calcext:value-type="float">
            <text:p>47490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720" calcext:value-type="float">
            <text:p>47720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948" calcext:value-type="float">
            <text:p>47948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170" calcext:value-type="float">
            <text:p>48170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395" calcext:value-type="float">
            <text:p>4839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618" calcext:value-type="float">
            <text:p>48618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844" calcext:value-type="float">
            <text:p>48844</text:p>
          </table:table-cell>
          <table:table-cell office:value-type="float" office:value="94.1" calcext:value-type="float">
            <text:p>94.1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9066" calcext:value-type="float">
            <text:p>49066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9298" calcext:value-type="float">
            <text:p>49298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9525" calcext:value-type="float">
            <text:p>4952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9756" calcext:value-type="float">
            <text:p>49756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9985" calcext:value-type="float">
            <text:p>4998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0209" calcext:value-type="float">
            <text:p>50209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0436" calcext:value-type="float">
            <text:p>50436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0664" calcext:value-type="float">
            <text:p>50664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0889" calcext:value-type="float">
            <text:p>50889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1121" calcext:value-type="float">
            <text:p>51121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1354" calcext:value-type="float">
            <text:p>51354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1577" calcext:value-type="float">
            <text:p>51577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1799" calcext:value-type="float">
            <text:p>51799</text:p>
          </table:table-cell>
          <table:table-cell office:value-type="float" office:value="94.4" calcext:value-type="float">
            <text:p>94.4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2027" calcext:value-type="float">
            <text:p>52027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2266" calcext:value-type="float">
            <text:p>52266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2500" calcext:value-type="float">
            <text:p>52500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2728" calcext:value-type="float">
            <text:p>52728</text:p>
          </table:table-cell>
          <table:table-cell office:value-type="float" office:value="94.4" calcext:value-type="float">
            <text:p>94.4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2963" calcext:value-type="float">
            <text:p>52963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3189" calcext:value-type="float">
            <text:p>53189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3421" calcext:value-type="float">
            <text:p>53421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3652" calcext:value-type="float">
            <text:p>53652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3881" calcext:value-type="float">
            <text:p>53881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4105" calcext:value-type="float">
            <text:p>54105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4331" calcext:value-type="float">
            <text:p>54331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4553" calcext:value-type="float">
            <text:p>54553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4778" calcext:value-type="float">
            <text:p>54778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5003" calcext:value-type="float">
            <text:p>55003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5226" calcext:value-type="float">
            <text:p>55226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5454" calcext:value-type="float">
            <text:p>55454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5684" calcext:value-type="float">
            <text:p>55684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5907" calcext:value-type="float">
            <text:p>55907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6133" calcext:value-type="float">
            <text:p>56133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6358" calcext:value-type="float">
            <text:p>56358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6587" calcext:value-type="float">
            <text:p>56587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6810" calcext:value-type="float">
            <text:p>56810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7037" calcext:value-type="float">
            <text:p>57037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7266" calcext:value-type="float">
            <text:p>57266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7497" calcext:value-type="float">
            <text:p>57497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7729" calcext:value-type="float">
            <text:p>57729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7959" calcext:value-type="float">
            <text:p>57959</text:p>
          </table:table-cell>
          <table:table-cell office:value-type="float" office:value="94.4" calcext:value-type="float">
            <text:p>94.4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8187" calcext:value-type="float">
            <text:p>58187</text:p>
          </table:table-cell>
          <table:table-cell office:value-type="float" office:value="94.4" calcext:value-type="float">
            <text:p>94.4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8413" calcext:value-type="float">
            <text:p>58413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8649" calcext:value-type="float">
            <text:p>58649</text:p>
          </table:table-cell>
          <table:table-cell office:value-type="float" office:value="94.4" calcext:value-type="float">
            <text:p>94.4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8881" calcext:value-type="float">
            <text:p>58881</text:p>
          </table:table-cell>
          <table:table-cell office:value-type="float" office:value="99.9" calcext:value-type="float">
            <text:p>99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9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9111" calcext:value-type="float">
            <text:p>59111</text:p>
          </table:table-cell>
          <table:table-cell office:value-type="float" office:value="99.9" calcext:value-type="float">
            <text:p>99.9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9341" calcext:value-type="float">
            <text:p>59341</text:p>
          </table:table-cell>
          <table:table-cell office:value-type="float" office:value="99.9" calcext:value-type="float">
            <text:p>99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9564" calcext:value-type="float">
            <text:p>59564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59793" calcext:value-type="float">
            <text:p>59793</text:p>
          </table:table-cell>
          <table:table-cell office:value-type="float" office:value="99.9" calcext:value-type="float">
            <text:p>99.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0021" calcext:value-type="float">
            <text:p>60021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0252" calcext:value-type="float">
            <text:p>60252</text:p>
          </table:table-cell>
          <table:table-cell office:value-type="float" office:value="99.9" calcext:value-type="float">
            <text:p>99.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0483" calcext:value-type="float">
            <text:p>60483</text:p>
          </table:table-cell>
          <table:table-cell office:value-type="float" office:value="99.9" calcext:value-type="float">
            <text:p>99.9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0709" calcext:value-type="float">
            <text:p>60709</text:p>
          </table:table-cell>
          <table:table-cell office:value-type="float" office:value="99.9" calcext:value-type="float">
            <text:p>99.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0934" calcext:value-type="float">
            <text:p>60934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1168" calcext:value-type="float">
            <text:p>61168</text:p>
          </table:table-cell>
          <table:table-cell office:value-type="float" office:value="99.9" calcext:value-type="float">
            <text:p>99.9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1404" calcext:value-type="float">
            <text:p>61404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1635" calcext:value-type="float">
            <text:p>61635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1865" calcext:value-type="float">
            <text:p>61865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2097" calcext:value-type="float">
            <text:p>62097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2321" calcext:value-type="float">
            <text:p>62321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2551" calcext:value-type="float">
            <text:p>62551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2780" calcext:value-type="float">
            <text:p>62780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3008" calcext:value-type="float">
            <text:p>63008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3232" calcext:value-type="float">
            <text:p>63232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3460" calcext:value-type="float">
            <text:p>63460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3689" calcext:value-type="float">
            <text:p>63689</text:p>
          </table:table-cell>
          <table:table-cell office:value-type="float" office:value="94.4" calcext:value-type="float">
            <text:p>9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3917" calcext:value-type="float">
            <text:p>63917</text:p>
          </table:table-cell>
          <table:table-cell office:value-type="float" office:value="94.4" calcext:value-type="float">
            <text:p>9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4145" calcext:value-type="float">
            <text:p>64145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4369" calcext:value-type="float">
            <text:p>64369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4599" calcext:value-type="float">
            <text:p>64599</text:p>
          </table:table-cell>
          <table:table-cell office:value-type="float" office:value="94.1" calcext:value-type="float">
            <text:p>9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4831" calcext:value-type="float">
            <text:p>64831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5060" calcext:value-type="float">
            <text:p>65060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5282" calcext:value-type="float">
            <text:p>65282</text:p>
          </table:table-cell>
          <table:table-cell office:value-type="float" office:value="94.1" calcext:value-type="float">
            <text:p>94.1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5510" calcext:value-type="float">
            <text:p>65510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5738" calcext:value-type="float">
            <text:p>65738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5964" calcext:value-type="float">
            <text:p>65964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6190" calcext:value-type="float">
            <text:p>66190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6422" calcext:value-type="float">
            <text:p>66422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6647" calcext:value-type="float">
            <text:p>66647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6877" calcext:value-type="float">
            <text:p>66877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7104" calcext:value-type="float">
            <text:p>67104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7328" calcext:value-type="float">
            <text:p>67328</text:p>
          </table:table-cell>
          <table:table-cell office:value-type="float" office:value="94.4" calcext:value-type="float">
            <text:p>94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7555" calcext:value-type="float">
            <text:p>67555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7783" calcext:value-type="float">
            <text:p>67783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8011" calcext:value-type="float">
            <text:p>68011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8240" calcext:value-type="float">
            <text:p>68240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8468" calcext:value-type="float">
            <text:p>68468</text:p>
          </table:table-cell>
          <table:table-cell office:value-type="float" office:value="94.4" calcext:value-type="float">
            <text:p>94.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8696" calcext:value-type="float">
            <text:p>68696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8921" calcext:value-type="float">
            <text:p>68921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9153" calcext:value-type="float">
            <text:p>69153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9376" calcext:value-type="float">
            <text:p>69376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9602" calcext:value-type="float">
            <text:p>69602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69828" calcext:value-type="float">
            <text:p>69828</text:p>
          </table:table-cell>
          <table:table-cell office:value-type="float" office:value="94.4" calcext:value-type="float">
            <text:p>94.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0058" calcext:value-type="float">
            <text:p>70058</text:p>
          </table:table-cell>
          <table:table-cell office:value-type="float" office:value="94.4" calcext:value-type="float">
            <text:p>94.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0287" calcext:value-type="float">
            <text:p>70287</text:p>
          </table:table-cell>
          <table:table-cell office:value-type="float" office:value="99.9" calcext:value-type="float">
            <text:p>99.9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0519" calcext:value-type="float">
            <text:p>70519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0744" calcext:value-type="float">
            <text:p>70744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0973" calcext:value-type="float">
            <text:p>70973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1200" calcext:value-type="float">
            <text:p>71200</text:p>
          </table:table-cell>
          <table:table-cell office:value-type="float" office:value="94.4" calcext:value-type="float">
            <text:p>94.4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1431" calcext:value-type="float">
            <text:p>71431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1658" calcext:value-type="float">
            <text:p>71658</text:p>
          </table:table-cell>
          <table:table-cell office:value-type="float" office:value="94.4" calcext:value-type="float">
            <text:p>94.4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1888" calcext:value-type="float">
            <text:p>71888</text:p>
          </table:table-cell>
          <table:table-cell office:value-type="float" office:value="94.4" calcext:value-type="float">
            <text:p>94.4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2117" calcext:value-type="float">
            <text:p>72117</text:p>
          </table:table-cell>
          <table:table-cell office:value-type="float" office:value="94.4" calcext:value-type="float">
            <text:p>94.4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2346" calcext:value-type="float">
            <text:p>72346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2570" calcext:value-type="float">
            <text:p>72570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2799" calcext:value-type="float">
            <text:p>72799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3030" calcext:value-type="float">
            <text:p>73030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3255" calcext:value-type="float">
            <text:p>73255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3479" calcext:value-type="float">
            <text:p>73479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3705" calcext:value-type="float">
            <text:p>73705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3935" calcext:value-type="float">
            <text:p>73935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4162" calcext:value-type="float">
            <text:p>74162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4386" calcext:value-type="float">
            <text:p>74386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4610" calcext:value-type="float">
            <text:p>74610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4834" calcext:value-type="float">
            <text:p>74834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5066" calcext:value-type="float">
            <text:p>75066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5295" calcext:value-type="float">
            <text:p>75295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5520" calcext:value-type="float">
            <text:p>75520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5747" calcext:value-type="float">
            <text:p>75747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5976" calcext:value-type="float">
            <text:p>75976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6205" calcext:value-type="float">
            <text:p>76205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6434" calcext:value-type="float">
            <text:p>76434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6663" calcext:value-type="float">
            <text:p>76663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6888" calcext:value-type="float">
            <text:p>76888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7116" calcext:value-type="float">
            <text:p>77116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7347" calcext:value-type="float">
            <text:p>77347</text:p>
          </table:table-cell>
          <table:table-cell office:value-type="float" office:value="94.4" calcext:value-type="float">
            <text:p>94.4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7573" calcext:value-type="float">
            <text:p>77573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7802" calcext:value-type="float">
            <text:p>77802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8029" calcext:value-type="float">
            <text:p>78029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8258" calcext:value-type="float">
            <text:p>78258</text:p>
          </table:table-cell>
          <table:table-cell office:value-type="float" office:value="94.4" calcext:value-type="float">
            <text:p>94.4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8487" calcext:value-type="float">
            <text:p>78487</text:p>
          </table:table-cell>
          <table:table-cell office:value-type="float" office:value="99.9" calcext:value-type="float">
            <text:p>99.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8718" calcext:value-type="float">
            <text:p>78718</text:p>
          </table:table-cell>
          <table:table-cell office:value-type="float" office:value="94.4" calcext:value-type="float">
            <text:p>94.4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8948" calcext:value-type="float">
            <text:p>78948</text:p>
          </table:table-cell>
          <table:table-cell office:value-type="float" office:value="94.4" calcext:value-type="float">
            <text:p>94.4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9172" calcext:value-type="float">
            <text:p>79172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9402" calcext:value-type="float">
            <text:p>79402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9631" calcext:value-type="float">
            <text:p>79631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79858" calcext:value-type="float">
            <text:p>79858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0083" calcext:value-type="float">
            <text:p>80083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0311" calcext:value-type="float">
            <text:p>80311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0539" calcext:value-type="float">
            <text:p>80539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0765" calcext:value-type="float">
            <text:p>80765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0987" calcext:value-type="float">
            <text:p>8098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1218" calcext:value-type="float">
            <text:p>81218</text:p>
          </table:table-cell>
          <table:table-cell office:value-type="float" office:value="94.4" calcext:value-type="float">
            <text:p>94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1450" calcext:value-type="float">
            <text:p>81450</text:p>
          </table:table-cell>
          <table:table-cell office:value-type="float" office:value="94.4" calcext:value-type="float">
            <text:p>94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1681" calcext:value-type="float">
            <text:p>81681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1911" calcext:value-type="float">
            <text:p>81911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2140" calcext:value-type="float">
            <text:p>82140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2370" calcext:value-type="float">
            <text:p>82370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2600" calcext:value-type="float">
            <text:p>82600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2828" calcext:value-type="float">
            <text:p>82828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3056" calcext:value-type="float">
            <text:p>83056</text:p>
          </table:table-cell>
          <table:table-cell office:value-type="float" office:value="94.4" calcext:value-type="float">
            <text:p>94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3284" calcext:value-type="float">
            <text:p>83284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3514" calcext:value-type="float">
            <text:p>83514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3743" calcext:value-type="float">
            <text:p>83743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3971" calcext:value-type="float">
            <text:p>83971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4198" calcext:value-type="float">
            <text:p>84198</text:p>
          </table:table-cell>
          <table:table-cell office:value-type="float" office:value="94.4" calcext:value-type="float">
            <text:p>94.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4428" calcext:value-type="float">
            <text:p>84428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4653" calcext:value-type="float">
            <text:p>84653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4879" calcext:value-type="float">
            <text:p>84879</text:p>
          </table:table-cell>
          <table:table-cell office:value-type="float" office:value="94.4" calcext:value-type="float">
            <text:p>94.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5109" calcext:value-type="float">
            <text:p>85109</text:p>
          </table:table-cell>
          <table:table-cell office:value-type="float" office:value="94.4" calcext:value-type="float">
            <text:p>94.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5339" calcext:value-type="float">
            <text:p>85339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5564" calcext:value-type="float">
            <text:p>85564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5794" calcext:value-type="float">
            <text:p>85794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6020" calcext:value-type="float">
            <text:p>86020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6250" calcext:value-type="float">
            <text:p>86250</text:p>
          </table:table-cell>
          <table:table-cell office:value-type="float" office:value="94.4" calcext:value-type="float">
            <text:p>94.4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6477" calcext:value-type="float">
            <text:p>86477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6700" calcext:value-type="float">
            <text:p>86700</text:p>
          </table:table-cell>
          <table:table-cell office:value-type="float" office:value="99.9" calcext:value-type="float">
            <text:p>99.9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6936" calcext:value-type="float">
            <text:p>86936</text:p>
          </table:table-cell>
          <table:table-cell office:value-type="float" office:value="88.9" calcext:value-type="float">
            <text:p>88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7167" calcext:value-type="float">
            <text:p>87167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7392" calcext:value-type="float">
            <text:p>87392</text:p>
          </table:table-cell>
          <table:table-cell office:value-type="float" office:value="99.9" calcext:value-type="float">
            <text:p>99.9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7622" calcext:value-type="float">
            <text:p>87622</text:p>
          </table:table-cell>
          <table:table-cell office:value-type="float" office:value="99.9" calcext:value-type="float">
            <text:p>99.9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7849" calcext:value-type="float">
            <text:p>87849</text:p>
          </table:table-cell>
          <table:table-cell office:value-type="float" office:value="99.9" calcext:value-type="float">
            <text:p>99.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8078" calcext:value-type="float">
            <text:p>88078</text:p>
          </table:table-cell>
          <table:table-cell office:value-type="float" office:value="94.4" calcext:value-type="float">
            <text:p>94.4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8309" calcext:value-type="float">
            <text:p>88309</text:p>
          </table:table-cell>
          <table:table-cell office:value-type="float" office:value="99.9" calcext:value-type="float">
            <text:p>99.9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8538" calcext:value-type="float">
            <text:p>88538</text:p>
          </table:table-cell>
          <table:table-cell office:value-type="float" office:value="99.9" calcext:value-type="float">
            <text:p>99.9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8768" calcext:value-type="float">
            <text:p>88768</text:p>
          </table:table-cell>
          <table:table-cell office:value-type="float" office:value="94.4" calcext:value-type="float">
            <text:p>94.4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8997" calcext:value-type="float">
            <text:p>88997</text:p>
          </table:table-cell>
          <table:table-cell office:value-type="float" office:value="99.9" calcext:value-type="float">
            <text:p>99.9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1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9228" calcext:value-type="float">
            <text:p>89228</text:p>
          </table:table-cell>
          <table:table-cell office:value-type="float" office:value="99.9" calcext:value-type="float">
            <text:p>99.9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9456" calcext:value-type="float">
            <text:p>89456</text:p>
          </table:table-cell>
          <table:table-cell office:value-type="float" office:value="99.9" calcext:value-type="float">
            <text:p>99.9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1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9686" calcext:value-type="float">
            <text:p>89686</text:p>
          </table:table-cell>
          <table:table-cell office:value-type="float" office:value="99.9" calcext:value-type="float">
            <text:p>99.9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89914" calcext:value-type="float">
            <text:p>89914</text:p>
          </table:table-cell>
          <table:table-cell office:value-type="float" office:value="99.9" calcext:value-type="float">
            <text:p>99.9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1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0133" calcext:value-type="float">
            <text:p>90133</text:p>
          </table:table-cell>
          <table:table-cell office:value-type="float" office:value="94.1" calcext:value-type="float">
            <text:p>94.1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0363" calcext:value-type="float">
            <text:p>90363</text:p>
          </table:table-cell>
          <table:table-cell office:value-type="float" office:value="99.9" calcext:value-type="float">
            <text:p>99.9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1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0593" calcext:value-type="float">
            <text:p>90593</text:p>
          </table:table-cell>
          <table:table-cell office:value-type="float" office:value="99.9" calcext:value-type="float">
            <text:p>99.9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1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0818" calcext:value-type="float">
            <text:p>90818</text:p>
          </table:table-cell>
          <table:table-cell office:value-type="float" office:value="94.1" calcext:value-type="float">
            <text:p>94.1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1044" calcext:value-type="float">
            <text:p>91044</text:p>
          </table:table-cell>
          <table:table-cell office:value-type="float" office:value="94.1" calcext:value-type="float">
            <text:p>94.1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1272" calcext:value-type="float">
            <text:p>91272</text:p>
          </table:table-cell>
          <table:table-cell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1504" calcext:value-type="float">
            <text:p>91504</text:p>
          </table:table-cell>
          <table:table-cell office:value-type="float" office:value="99.9" calcext:value-type="float">
            <text:p>99.9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1732" calcext:value-type="float">
            <text:p>91732</text:p>
          </table:table-cell>
          <table:table-cell office:value-type="float" office:value="99.9" calcext:value-type="float">
            <text:p>99.9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10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1955" calcext:value-type="float">
            <text:p>91955</text:p>
          </table:table-cell>
          <table:table-cell office:value-type="float" office:value="94.4" calcext:value-type="float">
            <text:p>94.4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1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2185" calcext:value-type="float">
            <text:p>92185</text:p>
          </table:table-cell>
          <table:table-cell office:value-type="float" office:value="99.9" calcext:value-type="float">
            <text:p>99.9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1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2409" calcext:value-type="float">
            <text:p>92409</text:p>
          </table:table-cell>
          <table:table-cell office:value-type="float" office:value="99.9" calcext:value-type="float">
            <text:p>99.9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1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2635" calcext:value-type="float">
            <text:p>92635</text:p>
          </table:table-cell>
          <table:table-cell office:value-type="float" office:value="99.9" calcext:value-type="float">
            <text:p>99.9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1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2859" calcext:value-type="float">
            <text:p>92859</text:p>
          </table:table-cell>
          <table:table-cell office:value-type="float" office:value="94.4" calcext:value-type="float">
            <text:p>94.4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1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3088" calcext:value-type="float">
            <text:p>93088</text:p>
          </table:table-cell>
          <table:table-cell office:value-type="float" office:value="88.9" calcext:value-type="float">
            <text:p>88.9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3322" calcext:value-type="float">
            <text:p>93322</text:p>
          </table:table-cell>
          <table:table-cell office:value-type="float" office:value="99.9" calcext:value-type="float">
            <text:p>99.9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1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3551" calcext:value-type="float">
            <text:p>93551</text:p>
          </table:table-cell>
          <table:table-cell office:value-type="float" office:value="99.9" calcext:value-type="float">
            <text:p>99.9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1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3787" calcext:value-type="float">
            <text:p>93787</text:p>
          </table:table-cell>
          <table:table-cell office:value-type="float" office:value="99.9" calcext:value-type="float">
            <text:p>99.9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1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4018" calcext:value-type="float">
            <text:p>94018</text:p>
          </table:table-cell>
          <table:table-cell office:value-type="float" office:value="99.9" calcext:value-type="float">
            <text:p>99.9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1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4245" calcext:value-type="float">
            <text:p>94245</text:p>
          </table:table-cell>
          <table:table-cell office:value-type="float" office:value="94.1" calcext:value-type="float">
            <text:p>94.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4461" calcext:value-type="float">
            <text:p>94461</text:p>
          </table:table-cell>
          <table:table-cell office:value-type="float" office:value="99.9" calcext:value-type="float">
            <text:p>99.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4688" calcext:value-type="float">
            <text:p>94688</text:p>
          </table:table-cell>
          <table:table-cell office:value-type="float" office:value="99.9" calcext:value-type="float">
            <text:p>99.9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1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4927" calcext:value-type="float">
            <text:p>94927</text:p>
          </table:table-cell>
          <table:table-cell office:value-type="float" office:value="99.9" calcext:value-type="float">
            <text:p>99.9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1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5154" calcext:value-type="float">
            <text:p>95154</text:p>
          </table:table-cell>
          <table:table-cell office:value-type="float" office:value="99.9" calcext:value-type="float">
            <text:p>99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5383" calcext:value-type="float">
            <text:p>95383</text:p>
          </table:table-cell>
          <table:table-cell office:value-type="float" office:value="99.9" calcext:value-type="float">
            <text:p>99.9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1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5609" calcext:value-type="float">
            <text:p>95609</text:p>
          </table:table-cell>
          <table:table-cell office:value-type="float" office:value="99.9" calcext:value-type="float">
            <text:p>99.9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1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5833" calcext:value-type="float">
            <text:p>95833</text:p>
          </table:table-cell>
          <table:table-cell office:value-type="float" office:value="99.9" calcext:value-type="float">
            <text:p>99.9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1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6064" calcext:value-type="float">
            <text:p>96064</text:p>
          </table:table-cell>
          <table:table-cell office:value-type="float" office:value="99.9" calcext:value-type="float">
            <text:p>99.9</text:p>
          </table:table-cell>
          <table:table-cell office:value-type="float" office:value="50.9" calcext:value-type="float">
            <text:p>50.9</text:p>
          </table:table-cell>
          <table:table-cell office:value-type="string" calcext:value-type="string">
            <text:p>1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6290" calcext:value-type="float">
            <text:p>96290</text:p>
          </table:table-cell>
          <table:table-cell office:value-type="float" office:value="99.9" calcext:value-type="float">
            <text:p>99.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6529" calcext:value-type="float">
            <text:p>96529</text:p>
          </table:table-cell>
          <table:table-cell office:value-type="float" office:value="99.9" calcext:value-type="float">
            <text:p>99.9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1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6759" calcext:value-type="float">
            <text:p>96759</text:p>
          </table:table-cell>
          <table:table-cell office:value-type="float" office:value="94.4" calcext:value-type="float">
            <text:p>94.4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1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6989" calcext:value-type="float">
            <text:p>96989</text:p>
          </table:table-cell>
          <table:table-cell office:value-type="float" office:value="99.9" calcext:value-type="float">
            <text:p>99.9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1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7222" calcext:value-type="float">
            <text:p>97222</text:p>
          </table:table-cell>
          <table:table-cell office:value-type="float" office:value="99.9" calcext:value-type="float">
            <text:p>99.9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7451" calcext:value-type="float">
            <text:p>97451</text:p>
          </table:table-cell>
          <table:table-cell office:value-type="float" office:value="99.9" calcext:value-type="float">
            <text:p>99.9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1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7678" calcext:value-type="float">
            <text:p>97678</text:p>
          </table:table-cell>
          <table:table-cell office:value-type="float" office:value="99.9" calcext:value-type="float">
            <text:p>99.9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7907" calcext:value-type="float">
            <text:p>97907</text:p>
          </table:table-cell>
          <table:table-cell office:value-type="float" office:value="94.4" calcext:value-type="float">
            <text:p>94.4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8141" calcext:value-type="float">
            <text:p>98141</text:p>
          </table:table-cell>
          <table:table-cell office:value-type="float" office:value="99.9" calcext:value-type="float">
            <text:p>99.9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8369" calcext:value-type="float">
            <text:p>98369</text:p>
          </table:table-cell>
          <table:table-cell office:value-type="float" office:value="99.9" calcext:value-type="float">
            <text:p>99.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8603" calcext:value-type="float">
            <text:p>98603</text:p>
          </table:table-cell>
          <table:table-cell office:value-type="float" office:value="94.1" calcext:value-type="float">
            <text:p>94.1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8831" calcext:value-type="float">
            <text:p>98831</text:p>
          </table:table-cell>
          <table:table-cell office:value-type="float" office:value="99.9" calcext:value-type="float">
            <text:p>99.9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9057" calcext:value-type="float">
            <text:p>99057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9281" calcext:value-type="float">
            <text:p>99281</text:p>
          </table:table-cell>
          <table:table-cell office:value-type="float" office:value="99.9" calcext:value-type="float">
            <text:p>99.9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9512" calcext:value-type="float">
            <text:p>99512</text:p>
          </table:table-cell>
          <table:table-cell office:value-type="float" office:value="94.1" calcext:value-type="float">
            <text:p>94.1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9740" calcext:value-type="float">
            <text:p>99740</text:p>
          </table:table-cell>
          <table:table-cell office:value-type="float" office:value="99.9" calcext:value-type="float">
            <text:p>99.9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99963" calcext:value-type="float">
            <text:p>99963</text:p>
          </table:table-cell>
          <table:table-cell office:value-type="float" office:value="99.9" calcext:value-type="float">
            <text:p>99.9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0192" calcext:value-type="float">
            <text:p>100192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0420" calcext:value-type="float">
            <text:p>100420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0649" calcext:value-type="float">
            <text:p>100649</text:p>
          </table:table-cell>
          <table:table-cell office:value-type="float" office:value="94.4" calcext:value-type="float">
            <text:p>94.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0875" calcext:value-type="float">
            <text:p>100875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1103" calcext:value-type="float">
            <text:p>101103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1331" calcext:value-type="float">
            <text:p>101331</text:p>
          </table:table-cell>
          <table:table-cell office:value-type="float" office:value="99.9" calcext:value-type="float">
            <text:p>99.9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1558" calcext:value-type="float">
            <text:p>101558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1783" calcext:value-type="float">
            <text:p>101783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2010" calcext:value-type="float">
            <text:p>102010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2235" calcext:value-type="float">
            <text:p>102235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2464" calcext:value-type="float">
            <text:p>102464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2688" calcext:value-type="float">
            <text:p>102688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2912" calcext:value-type="float">
            <text:p>102912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3141" calcext:value-type="float">
            <text:p>103141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3371" calcext:value-type="float">
            <text:p>103371</text:p>
          </table:table-cell>
          <table:table-cell office:value-type="float" office:value="99.9" calcext:value-type="float">
            <text:p>99.9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10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3599" calcext:value-type="float">
            <text:p>103599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3829" calcext:value-type="float">
            <text:p>103829</text:p>
          </table:table-cell>
          <table:table-cell office:value-type="float" office:value="94.4" calcext:value-type="float">
            <text:p>94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4060" calcext:value-type="float">
            <text:p>104060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4289" calcext:value-type="float">
            <text:p>104289</text:p>
          </table:table-cell>
          <table:table-cell office:value-type="float" office:value="94.4" calcext:value-type="float">
            <text:p>94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4516" calcext:value-type="float">
            <text:p>104516</text:p>
          </table:table-cell>
          <table:table-cell office:value-type="float" office:value="94.1" calcext:value-type="float">
            <text:p>94.1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4746" calcext:value-type="float">
            <text:p>104746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4974" calcext:value-type="float">
            <text:p>104974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5202" calcext:value-type="float">
            <text:p>105202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5430" calcext:value-type="float">
            <text:p>10543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5659" calcext:value-type="float">
            <text:p>105659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5886" calcext:value-type="float">
            <text:p>105886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6113" calcext:value-type="float">
            <text:p>106113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6340" calcext:value-type="float">
            <text:p>10634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6570" calcext:value-type="float">
            <text:p>10657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6799" calcext:value-type="float">
            <text:p>106799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7025" calcext:value-type="float">
            <text:p>107025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7251" calcext:value-type="float">
            <text:p>107251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7484" calcext:value-type="float">
            <text:p>107484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7716" calcext:value-type="float">
            <text:p>107716</text:p>
          </table:table-cell>
          <table:table-cell office:value-type="float" office:value="94.4" calcext:value-type="float">
            <text:p>94.4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7947" calcext:value-type="float">
            <text:p>107947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8174" calcext:value-type="float">
            <text:p>108174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8400" calcext:value-type="float">
            <text:p>10840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8629" calcext:value-type="float">
            <text:p>108629</text:p>
          </table:table-cell>
          <table:table-cell office:value-type="float" office:value="94.4" calcext:value-type="float">
            <text:p>94.4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8862" calcext:value-type="float">
            <text:p>108862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9095" calcext:value-type="float">
            <text:p>109095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9321" calcext:value-type="float">
            <text:p>109321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9550" calcext:value-type="float">
            <text:p>109550</text:p>
          </table:table-cell>
          <table:table-cell office:value-type="float" office:value="94.1" calcext:value-type="float">
            <text:p>94.1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09779" calcext:value-type="float">
            <text:p>109779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0013" calcext:value-type="float">
            <text:p>110013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0237" calcext:value-type="float">
            <text:p>110237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0464" calcext:value-type="float">
            <text:p>110464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0698" calcext:value-type="float">
            <text:p>110698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0927" calcext:value-type="float">
            <text:p>110927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1151" calcext:value-type="float">
            <text:p>111151</text:p>
          </table:table-cell>
          <table:table-cell office:value-type="float" office:value="31.2" calcext:value-type="float">
            <text:p>31.2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1379" calcext:value-type="float">
            <text:p>111379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1604" calcext:value-type="float">
            <text:p>111604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1834" calcext:value-type="float">
            <text:p>111834</text:p>
          </table:table-cell>
          <table:table-cell office:value-type="float" office:value="5.6" calcext:value-type="float">
            <text:p>5.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2070" calcext:value-type="float">
            <text:p>112070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2299" calcext:value-type="float">
            <text:p>112299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2533" calcext:value-type="float">
            <text:p>112533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2762" calcext:value-type="float">
            <text:p>112762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2995" calcext:value-type="float">
            <text:p>112995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3221" calcext:value-type="float">
            <text:p>113221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3449" calcext:value-type="float">
            <text:p>113449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3684" calcext:value-type="float">
            <text:p>113684</text:p>
          </table:table-cell>
          <table:table-cell office:value-type="float" office:value="11.8" calcext:value-type="float">
            <text:p>11.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3914" calcext:value-type="float">
            <text:p>113914</text:p>
          </table:table-cell>
          <table:table-cell office:value-type="float" office:value="11.8" calcext:value-type="float">
            <text:p>11.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4148" calcext:value-type="float">
            <text:p>114148</text:p>
          </table:table-cell>
          <table:table-cell office:value-type="float" office:value="5.6" calcext:value-type="float">
            <text:p>5.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4381" calcext:value-type="float">
            <text:p>114381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4616" calcext:value-type="float">
            <text:p>114616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4843" calcext:value-type="float">
            <text:p>114843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5072" calcext:value-type="float">
            <text:p>115072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5307" calcext:value-type="float">
            <text:p>115307</text:p>
          </table:table-cell>
          <table:table-cell office:value-type="float" office:value="82.4" calcext:value-type="float">
            <text:p>82.4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5533" calcext:value-type="float">
            <text:p>115533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5754" calcext:value-type="float">
            <text:p>115754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5984" calcext:value-type="float">
            <text:p>115984</text:p>
          </table:table-cell>
          <table:table-cell office:value-type="float" office:value="99.9" calcext:value-type="float">
            <text:p>9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6213" calcext:value-type="float">
            <text:p>116213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6444" calcext:value-type="float">
            <text:p>116444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6670" calcext:value-type="float">
            <text:p>116670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6899" calcext:value-type="float">
            <text:p>116899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7125" calcext:value-type="float">
            <text:p>11712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7351" calcext:value-type="float">
            <text:p>11735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7580" calcext:value-type="float">
            <text:p>11758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7811" calcext:value-type="float">
            <text:p>117811</text:p>
          </table:table-cell>
          <table:table-cell office:value-type="float" office:value="94.1" calcext:value-type="float">
            <text:p>9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8041" calcext:value-type="float">
            <text:p>118041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8271" calcext:value-type="float">
            <text:p>118271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8499" calcext:value-type="float">
            <text:p>118499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8720" calcext:value-type="float">
            <text:p>11872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8951" calcext:value-type="float">
            <text:p>11895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9179" calcext:value-type="float">
            <text:p>119179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9403" calcext:value-type="float">
            <text:p>119403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9627" calcext:value-type="float">
            <text:p>119627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19855" calcext:value-type="float">
            <text:p>119855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0077" calcext:value-type="float">
            <text:p>120077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0303" calcext:value-type="float">
            <text:p>120303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0530" calcext:value-type="float">
            <text:p>120530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0759" calcext:value-type="float">
            <text:p>120759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0991" calcext:value-type="float">
            <text:p>120991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1220" calcext:value-type="float">
            <text:p>121220</text:p>
          </table:table-cell>
          <table:table-cell office:value-type="float" office:value="94.1" calcext:value-type="float">
            <text:p>94.1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1445" calcext:value-type="float">
            <text:p>121445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1674" calcext:value-type="float">
            <text:p>12167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1902" calcext:value-type="float">
            <text:p>12190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2126" calcext:value-type="float">
            <text:p>122126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2352" calcext:value-type="float">
            <text:p>12235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2581" calcext:value-type="float">
            <text:p>122581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2814" calcext:value-type="float">
            <text:p>12281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3040" calcext:value-type="float">
            <text:p>123040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3270" calcext:value-type="float">
            <text:p>123270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3497" calcext:value-type="float">
            <text:p>12349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3727" calcext:value-type="float">
            <text:p>12372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3953" calcext:value-type="float">
            <text:p>12395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4174" calcext:value-type="float">
            <text:p>12417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4397" calcext:value-type="float">
            <text:p>124397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4624" calcext:value-type="float">
            <text:p>12462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4853" calcext:value-type="float">
            <text:p>12485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5075" calcext:value-type="float">
            <text:p>125075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5304" calcext:value-type="float">
            <text:p>12530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5532" calcext:value-type="float">
            <text:p>12553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5755" calcext:value-type="float">
            <text:p>125755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5985" calcext:value-type="float">
            <text:p>125985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6206" calcext:value-type="float">
            <text:p>126206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6428" calcext:value-type="float">
            <text:p>126428</text:p>
          </table:table-cell>
          <table:table-cell office:value-type="float" office:value="94.4" calcext:value-type="float">
            <text:p>94.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6656" calcext:value-type="float">
            <text:p>126656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6883" calcext:value-type="float">
            <text:p>126883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7112" calcext:value-type="float">
            <text:p>12711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7342" calcext:value-type="float">
            <text:p>127342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7571" calcext:value-type="float">
            <text:p>127571</text:p>
          </table:table-cell>
          <table:table-cell office:value-type="float" office:value="94.1" calcext:value-type="float">
            <text:p>94.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7800" calcext:value-type="float">
            <text:p>127800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8024" calcext:value-type="float">
            <text:p>128024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8249" calcext:value-type="float">
            <text:p>128249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8476" calcext:value-type="float">
            <text:p>128476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8707" calcext:value-type="float">
            <text:p>128707</text:p>
          </table:table-cell>
          <table:table-cell office:value-type="float" office:value="94.1" calcext:value-type="float">
            <text:p>94.1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8930" calcext:value-type="float">
            <text:p>128930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9154" calcext:value-type="float">
            <text:p>129154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9385" calcext:value-type="float">
            <text:p>129385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9614" calcext:value-type="float">
            <text:p>129614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29840" calcext:value-type="float">
            <text:p>129840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0069" calcext:value-type="float">
            <text:p>130069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0297" calcext:value-type="float">
            <text:p>130297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0524" calcext:value-type="float">
            <text:p>130524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0751" calcext:value-type="float">
            <text:p>130751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0980" calcext:value-type="float">
            <text:p>130980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1206" calcext:value-type="float">
            <text:p>131206</text:p>
          </table:table-cell>
          <table:table-cell office:value-type="float" office:value="94.4" calcext:value-type="float">
            <text:p>94.4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1436" calcext:value-type="float">
            <text:p>131436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1666" calcext:value-type="float">
            <text:p>131666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1897" calcext:value-type="float">
            <text:p>131897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2125" calcext:value-type="float">
            <text:p>132125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2352" calcext:value-type="float">
            <text:p>13235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2577" calcext:value-type="float">
            <text:p>132577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2800" calcext:value-type="float">
            <text:p>132800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3027" calcext:value-type="float">
            <text:p>133027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3253" calcext:value-type="float">
            <text:p>133253</text:p>
          </table:table-cell>
          <table:table-cell office:value-type="float" office:value="94.1" calcext:value-type="float">
            <text:p>94.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3479" calcext:value-type="float">
            <text:p>133479</text:p>
          </table:table-cell>
          <table:table-cell office:value-type="float" office:value="88.9" calcext:value-type="float">
            <text:p>88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3706" calcext:value-type="float">
            <text:p>133706</text:p>
          </table:table-cell>
          <table:table-cell office:value-type="float" office:value="94.4" calcext:value-type="float">
            <text:p>94.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3932" calcext:value-type="float">
            <text:p>133932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4157" calcext:value-type="float">
            <text:p>134157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4391" calcext:value-type="float">
            <text:p>134391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4618" calcext:value-type="float">
            <text:p>134618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4845" calcext:value-type="float">
            <text:p>134845</text:p>
          </table:table-cell>
          <table:table-cell office:value-type="float" office:value="94.1" calcext:value-type="float">
            <text:p>94.1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5070" calcext:value-type="float">
            <text:p>135070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5302" calcext:value-type="float">
            <text:p>135302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5525" calcext:value-type="float">
            <text:p>135525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5751" calcext:value-type="float">
            <text:p>135751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5975" calcext:value-type="float">
            <text:p>135975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6205" calcext:value-type="float">
            <text:p>13620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6431" calcext:value-type="float">
            <text:p>136431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6656" calcext:value-type="float">
            <text:p>136656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6883" calcext:value-type="float">
            <text:p>136883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7112" calcext:value-type="float">
            <text:p>13711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7339" calcext:value-type="float">
            <text:p>137339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7566" calcext:value-type="float">
            <text:p>137566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7796" calcext:value-type="float">
            <text:p>137796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8024" calcext:value-type="float">
            <text:p>138024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8252" calcext:value-type="float">
            <text:p>13825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8478" calcext:value-type="float">
            <text:p>138478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8704" calcext:value-type="float">
            <text:p>138704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8935" calcext:value-type="float">
            <text:p>13893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9165" calcext:value-type="float">
            <text:p>13916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9386" calcext:value-type="float">
            <text:p>139386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9607" calcext:value-type="float">
            <text:p>139607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39833" calcext:value-type="float">
            <text:p>13983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0060" calcext:value-type="float">
            <text:p>140060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0282" calcext:value-type="float">
            <text:p>14028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0515" calcext:value-type="float">
            <text:p>14051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0741" calcext:value-type="float">
            <text:p>140741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0971" calcext:value-type="float">
            <text:p>140971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1202" calcext:value-type="float">
            <text:p>14120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1428" calcext:value-type="float">
            <text:p>141428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1658" calcext:value-type="float">
            <text:p>141658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1888" calcext:value-type="float">
            <text:p>141888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2123" calcext:value-type="float">
            <text:p>14212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2351" calcext:value-type="float">
            <text:p>14235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2581" calcext:value-type="float">
            <text:p>14258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2804" calcext:value-type="float">
            <text:p>142804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3030" calcext:value-type="float">
            <text:p>14303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3253" calcext:value-type="float">
            <text:p>143253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3479" calcext:value-type="float">
            <text:p>143479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3709" calcext:value-type="float">
            <text:p>143709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3936" calcext:value-type="float">
            <text:p>143936</text:p>
          </table:table-cell>
          <table:table-cell office:value-type="float" office:value="94.1" calcext:value-type="float">
            <text:p>9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4162" calcext:value-type="float">
            <text:p>144162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4390" calcext:value-type="float">
            <text:p>144390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4618" calcext:value-type="float">
            <text:p>144618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4842" calcext:value-type="float">
            <text:p>144842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5068" calcext:value-type="float">
            <text:p>145068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5294" calcext:value-type="float">
            <text:p>145294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5531" calcext:value-type="float">
            <text:p>145531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5761" calcext:value-type="float">
            <text:p>145761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5994" calcext:value-type="float">
            <text:p>14599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4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6222" calcext:value-type="float">
            <text:p>146222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4464" calcext:value-type="float">
            <text:p>5644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6451" calcext:value-type="float">
            <text:p>146451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0336" calcext:value-type="float">
            <text:p>590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6681" calcext:value-type="float">
            <text:p>146681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1076" calcext:value-type="float">
            <text:p>871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6907" calcext:value-type="float">
            <text:p>146907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56928" calcext:value-type="float">
            <text:p>856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7129" calcext:value-type="float">
            <text:p>14712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9496" calcext:value-type="float">
            <text:p>829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7354" calcext:value-type="float">
            <text:p>14735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7580" calcext:value-type="float">
            <text:p>14758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7803" calcext:value-type="float">
            <text:p>14780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8028" calcext:value-type="float">
            <text:p>14802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8253" calcext:value-type="float">
            <text:p>14825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8478" calcext:value-type="float">
            <text:p>14847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8699" calcext:value-type="float">
            <text:p>148699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8927" calcext:value-type="float">
            <text:p>148927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9157" calcext:value-type="float">
            <text:p>149157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9384" calcext:value-type="float">
            <text:p>14938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9610" calcext:value-type="float">
            <text:p>14961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49840" calcext:value-type="float">
            <text:p>14984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0067" calcext:value-type="float">
            <text:p>15006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0292" calcext:value-type="float">
            <text:p>15029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0516" calcext:value-type="float">
            <text:p>15051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0741" calcext:value-type="float">
            <text:p>15074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0968" calcext:value-type="float">
            <text:p>15096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1193" calcext:value-type="float">
            <text:p>15119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1423" calcext:value-type="float">
            <text:p>15142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1653" calcext:value-type="float">
            <text:p>15165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1886" calcext:value-type="float">
            <text:p>151886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2115" calcext:value-type="float">
            <text:p>152115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2347" calcext:value-type="float">
            <text:p>152347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2576" calcext:value-type="float">
            <text:p>152576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2807" calcext:value-type="float">
            <text:p>152807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3034" calcext:value-type="float">
            <text:p>153034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3260" calcext:value-type="float">
            <text:p>15326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3488" calcext:value-type="float">
            <text:p>153488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3711" calcext:value-type="float">
            <text:p>15371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3938" calcext:value-type="float">
            <text:p>153938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4167" calcext:value-type="float">
            <text:p>154167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4394" calcext:value-type="float">
            <text:p>154394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4622" calcext:value-type="float">
            <text:p>15462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4850" calcext:value-type="float">
            <text:p>154850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5076" calcext:value-type="float">
            <text:p>155076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5303" calcext:value-type="float">
            <text:p>155303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5531" calcext:value-type="float">
            <text:p>155531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5755" calcext:value-type="float">
            <text:p>15575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5980" calcext:value-type="float">
            <text:p>155980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6212" calcext:value-type="float">
            <text:p>15621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6437" calcext:value-type="float">
            <text:p>15643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6664" calcext:value-type="float">
            <text:p>156664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6893" calcext:value-type="float">
            <text:p>15689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7118" calcext:value-type="float">
            <text:p>157118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7345" calcext:value-type="float">
            <text:p>157345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7575" calcext:value-type="float">
            <text:p>157575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7801" calcext:value-type="float">
            <text:p>157801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8024" calcext:value-type="float">
            <text:p>158024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8251" calcext:value-type="float">
            <text:p>158251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8480" calcext:value-type="float">
            <text:p>158480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8706" calcext:value-type="float">
            <text:p>158706</text:p>
          </table:table-cell>
          <table:table-cell office:value-type="float" office:value="94.4" calcext:value-type="float">
            <text:p>94.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8933" calcext:value-type="float">
            <text:p>15893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9157" calcext:value-type="float">
            <text:p>15915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9379" calcext:value-type="float">
            <text:p>15937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9606" calcext:value-type="float">
            <text:p>159606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59836" calcext:value-type="float">
            <text:p>159836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0064" calcext:value-type="float">
            <text:p>16006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0290" calcext:value-type="float">
            <text:p>16029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0521" calcext:value-type="float">
            <text:p>160521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0744" calcext:value-type="float">
            <text:p>160744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0970" calcext:value-type="float">
            <text:p>16097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1199" calcext:value-type="float">
            <text:p>161199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1426" calcext:value-type="float">
            <text:p>161426</text:p>
          </table:table-cell>
          <table:table-cell office:value-type="float" office:value="88.9" calcext:value-type="float">
            <text:p>88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1656" calcext:value-type="float">
            <text:p>161656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1883" calcext:value-type="float">
            <text:p>16188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2113" calcext:value-type="float">
            <text:p>16211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2336" calcext:value-type="float">
            <text:p>162336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2566" calcext:value-type="float">
            <text:p>162566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2795" calcext:value-type="float">
            <text:p>16279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3022" calcext:value-type="float">
            <text:p>16302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3260" calcext:value-type="float">
            <text:p>163260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3488" calcext:value-type="float">
            <text:p>163488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3715" calcext:value-type="float">
            <text:p>16371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3943" calcext:value-type="float">
            <text:p>16394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4176" calcext:value-type="float">
            <text:p>164176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4406" calcext:value-type="float">
            <text:p>16440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4631" calcext:value-type="float">
            <text:p>16463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4861" calcext:value-type="float">
            <text:p>16486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5084" calcext:value-type="float">
            <text:p>16508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5313" calcext:value-type="float">
            <text:p>16531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5543" calcext:value-type="float">
            <text:p>16554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5767" calcext:value-type="float">
            <text:p>16576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5994" calcext:value-type="float">
            <text:p>16599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6219" calcext:value-type="float">
            <text:p>166219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6445" calcext:value-type="float">
            <text:p>16644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6670" calcext:value-type="float">
            <text:p>16667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6893" calcext:value-type="float">
            <text:p>16689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7121" calcext:value-type="float">
            <text:p>16712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7351" calcext:value-type="float">
            <text:p>16735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7581" calcext:value-type="float">
            <text:p>16758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7813" calcext:value-type="float">
            <text:p>16781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8038" calcext:value-type="float">
            <text:p>16803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8265" calcext:value-type="float">
            <text:p>168265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8490" calcext:value-type="float">
            <text:p>168490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8715" calcext:value-type="float">
            <text:p>168715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8941" calcext:value-type="float">
            <text:p>16894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9164" calcext:value-type="float">
            <text:p>16916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9399" calcext:value-type="float">
            <text:p>169399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9629" calcext:value-type="float">
            <text:p>169629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69854" calcext:value-type="float">
            <text:p>16985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0085" calcext:value-type="float">
            <text:p>17008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0311" calcext:value-type="float">
            <text:p>17031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0539" calcext:value-type="float">
            <text:p>170539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0765" calcext:value-type="float">
            <text:p>17076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0991" calcext:value-type="float">
            <text:p>17099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1219" calcext:value-type="float">
            <text:p>171219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1446" calcext:value-type="float">
            <text:p>17144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1672" calcext:value-type="float">
            <text:p>17167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1901" calcext:value-type="float">
            <text:p>17190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2130" calcext:value-type="float">
            <text:p>172130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2361" calcext:value-type="float">
            <text:p>172361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2584" calcext:value-type="float">
            <text:p>172584</text:p>
          </table:table-cell>
          <table:table-cell office:value-type="float" office:value="94.1" calcext:value-type="float">
            <text:p>94.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2815" calcext:value-type="float">
            <text:p>172815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3045" calcext:value-type="float">
            <text:p>173045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3273" calcext:value-type="float">
            <text:p>173273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3506" calcext:value-type="float">
            <text:p>173506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3733" calcext:value-type="float">
            <text:p>173733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3961" calcext:value-type="float">
            <text:p>173961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4189" calcext:value-type="float">
            <text:p>174189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4413" calcext:value-type="float">
            <text:p>174413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4643" calcext:value-type="float">
            <text:p>17464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4872" calcext:value-type="float">
            <text:p>174872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5096" calcext:value-type="float">
            <text:p>175096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5324" calcext:value-type="float">
            <text:p>175324</text:p>
          </table:table-cell>
          <table:table-cell office:value-type="float" office:value="94.1" calcext:value-type="float">
            <text:p>94.1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5552" calcext:value-type="float">
            <text:p>175552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5779" calcext:value-type="float">
            <text:p>175779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6006" calcext:value-type="float">
            <text:p>176006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6238" calcext:value-type="float">
            <text:p>176238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6461" calcext:value-type="float">
            <text:p>176461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6689" calcext:value-type="float">
            <text:p>176689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6921" calcext:value-type="float">
            <text:p>176921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7152" calcext:value-type="float">
            <text:p>177152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7382" calcext:value-type="float">
            <text:p>177382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7607" calcext:value-type="float">
            <text:p>177607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7837" calcext:value-type="float">
            <text:p>177837</text:p>
          </table:table-cell>
          <table:table-cell office:value-type="float" office:value="94.4" calcext:value-type="float">
            <text:p>94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8069" calcext:value-type="float">
            <text:p>178069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8296" calcext:value-type="float">
            <text:p>178296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8524" calcext:value-type="float">
            <text:p>178524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8753" calcext:value-type="float">
            <text:p>17875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8976" calcext:value-type="float">
            <text:p>17897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9204" calcext:value-type="float">
            <text:p>179204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9432" calcext:value-type="float">
            <text:p>179432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9659" calcext:value-type="float">
            <text:p>179659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79891" calcext:value-type="float">
            <text:p>179891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0120" calcext:value-type="float">
            <text:p>180120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0350" calcext:value-type="float">
            <text:p>180350</text:p>
          </table:table-cell>
          <table:table-cell office:value-type="float" office:value="94.1" calcext:value-type="float">
            <text:p>94.1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0579" calcext:value-type="float">
            <text:p>180579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0804" calcext:value-type="float">
            <text:p>180804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1033" calcext:value-type="float">
            <text:p>181033</text:p>
          </table:table-cell>
          <table:table-cell office:value-type="float" office:value="94.1" calcext:value-type="float">
            <text:p>94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1259" calcext:value-type="float">
            <text:p>18125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1490" calcext:value-type="float">
            <text:p>18149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1719" calcext:value-type="float">
            <text:p>18171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1949" calcext:value-type="float">
            <text:p>18194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2181" calcext:value-type="float">
            <text:p>182181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2407" calcext:value-type="float">
            <text:p>182407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2634" calcext:value-type="float">
            <text:p>182634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2864" calcext:value-type="float">
            <text:p>182864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3096" calcext:value-type="float">
            <text:p>183096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3320" calcext:value-type="float">
            <text:p>18332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3550" calcext:value-type="float">
            <text:p>18355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3778" calcext:value-type="float">
            <text:p>18377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4000" calcext:value-type="float">
            <text:p>18400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4227" calcext:value-type="float">
            <text:p>184227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4456" calcext:value-type="float">
            <text:p>184456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4680" calcext:value-type="float">
            <text:p>184680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4908" calcext:value-type="float">
            <text:p>184908</text:p>
          </table:table-cell>
          <table:table-cell office:value-type="float" office:value="88.9" calcext:value-type="float">
            <text:p>88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5138" calcext:value-type="float">
            <text:p>185138</text:p>
          </table:table-cell>
          <table:table-cell office:value-type="float" office:value="94.4" calcext:value-type="float">
            <text:p>94.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5367" calcext:value-type="float">
            <text:p>185367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5592" calcext:value-type="float">
            <text:p>185592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5819" calcext:value-type="float">
            <text:p>185819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6048" calcext:value-type="float">
            <text:p>18604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6279" calcext:value-type="float">
            <text:p>186279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6507" calcext:value-type="float">
            <text:p>186507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6736" calcext:value-type="float">
            <text:p>186736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6965" calcext:value-type="float">
            <text:p>18696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7194" calcext:value-type="float">
            <text:p>187194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7421" calcext:value-type="float">
            <text:p>187421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7653" calcext:value-type="float">
            <text:p>187653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7880" calcext:value-type="float">
            <text:p>187880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8107" calcext:value-type="float">
            <text:p>18810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8336" calcext:value-type="float">
            <text:p>188336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8565" calcext:value-type="float">
            <text:p>188565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8793" calcext:value-type="float">
            <text:p>18879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9025" calcext:value-type="float">
            <text:p>189025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9257" calcext:value-type="float">
            <text:p>189257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9482" calcext:value-type="float">
            <text:p>189482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9705" calcext:value-type="float">
            <text:p>189705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89939" calcext:value-type="float">
            <text:p>189939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0163" calcext:value-type="float">
            <text:p>19016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0389" calcext:value-type="float">
            <text:p>190389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0617" calcext:value-type="float">
            <text:p>190617</text:p>
          </table:table-cell>
          <table:table-cell office:value-type="float" office:value="94.4" calcext:value-type="float">
            <text:p>94.4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0846" calcext:value-type="float">
            <text:p>19084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1075" calcext:value-type="float">
            <text:p>191075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1307" calcext:value-type="float">
            <text:p>191307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1531" calcext:value-type="float">
            <text:p>191531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1758" calcext:value-type="float">
            <text:p>191758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1994" calcext:value-type="float">
            <text:p>191994</text:p>
          </table:table-cell>
          <table:table-cell office:value-type="float" office:value="29.4" calcext:value-type="float">
            <text:p>29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2221" calcext:value-type="float">
            <text:p>192221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2446" calcext:value-type="float">
            <text:p>192446</text:p>
          </table:table-cell>
          <table:table-cell office:value-type="float" office:value="11.8" calcext:value-type="float">
            <text:p>11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2680" calcext:value-type="float">
            <text:p>192680</text:p>
          </table:table-cell>
          <table:table-cell office:value-type="float" office:value="5.9" calcext:value-type="float">
            <text:p>5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2911" calcext:value-type="float">
            <text:p>192911</text:p>
          </table:table-cell>
          <table:table-cell office:value-type="float" office:value="29.4" calcext:value-type="float">
            <text:p>29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3139" calcext:value-type="float">
            <text:p>193139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3367" calcext:value-type="float">
            <text:p>193367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61360" calcext:value-type="float">
            <text:p>461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3598" calcext:value-type="float">
            <text:p>193598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0860" calcext:value-type="float">
            <text:p>4708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3820" calcext:value-type="float">
            <text:p>193820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5412" calcext:value-type="float">
            <text:p>495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4040" calcext:value-type="float">
            <text:p>194040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9964" calcext:value-type="float">
            <text:p>519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4266" calcext:value-type="float">
            <text:p>194266</text:p>
          </table:table-cell>
          <table:table-cell office:value-type="float" office:value="94.4" calcext:value-type="float">
            <text:p>94.4</text:p>
          </table:table-cell>
          <table:table-cell office:value-type="float" office:value="1.7" calcext:value-type="float">
            <text:p>1.7</text:p>
          </table:table-cell>
          <table:table-cell office:value-type="float" office:value="546100" calcext:value-type="float">
            <text:p>546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4494" calcext:value-type="float">
            <text:p>194494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70652" calcext:value-type="float">
            <text:p>570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4724" calcext:value-type="float">
            <text:p>194724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7316" calcext:value-type="float">
            <text:p>597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4954" calcext:value-type="float">
            <text:p>194954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4508" calcext:value-type="float">
            <text:p>624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5187" calcext:value-type="float">
            <text:p>195187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49060" calcext:value-type="float">
            <text:p>649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5414" calcext:value-type="float">
            <text:p>195414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74668" calcext:value-type="float">
            <text:p>674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5641" calcext:value-type="float">
            <text:p>195641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1332" calcext:value-type="float">
            <text:p>701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5869" calcext:value-type="float">
            <text:p>195869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7468" calcext:value-type="float">
            <text:p>727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6097" calcext:value-type="float">
            <text:p>196097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3340" calcext:value-type="float">
            <text:p>753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6326" calcext:value-type="float">
            <text:p>19632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79476" calcext:value-type="float">
            <text:p>779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6554" calcext:value-type="float">
            <text:p>19655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6404" calcext:value-type="float">
            <text:p>806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6785" calcext:value-type="float">
            <text:p>19678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3596" calcext:value-type="float">
            <text:p>8335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7016" calcext:value-type="float">
            <text:p>197016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7412" calcext:value-type="float">
            <text:p>987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7244" calcext:value-type="float">
            <text:p>197244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2680" calcext:value-type="float">
            <text:p>932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7473" calcext:value-type="float">
            <text:p>19747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7702" calcext:value-type="float">
            <text:p>19770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7931" calcext:value-type="float">
            <text:p>19793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8163" calcext:value-type="float">
            <text:p>19816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8389" calcext:value-type="float">
            <text:p>19838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8613" calcext:value-type="float">
            <text:p>19861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8840" calcext:value-type="float">
            <text:p>19884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9063" calcext:value-type="float">
            <text:p>19906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9287" calcext:value-type="float">
            <text:p>19928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9508" calcext:value-type="float">
            <text:p>19950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9731" calcext:value-type="float">
            <text:p>19973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199957" calcext:value-type="float">
            <text:p>19995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0187" calcext:value-type="float">
            <text:p>200187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0415" calcext:value-type="float">
            <text:p>20041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0641" calcext:value-type="float">
            <text:p>20064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0869" calcext:value-type="float">
            <text:p>20086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1101" calcext:value-type="float">
            <text:p>20110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1332" calcext:value-type="float">
            <text:p>20133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1558" calcext:value-type="float">
            <text:p>201558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1784" calcext:value-type="float">
            <text:p>20178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2012" calcext:value-type="float">
            <text:p>20201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2238" calcext:value-type="float">
            <text:p>202238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2466" calcext:value-type="float">
            <text:p>202466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2696" calcext:value-type="float">
            <text:p>202696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2925" calcext:value-type="float">
            <text:p>202925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3152" calcext:value-type="float">
            <text:p>203152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3384" calcext:value-type="float">
            <text:p>203384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3615" calcext:value-type="float">
            <text:p>203615</text:p>
          </table:table-cell>
          <table:table-cell office:value-type="float" office:value="94.4" calcext:value-type="float">
            <text:p>94.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3844" calcext:value-type="float">
            <text:p>20384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4074" calcext:value-type="float">
            <text:p>20407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4299" calcext:value-type="float">
            <text:p>20429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4526" calcext:value-type="float">
            <text:p>204526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4752" calcext:value-type="float">
            <text:p>204752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4978" calcext:value-type="float">
            <text:p>204978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5205" calcext:value-type="float">
            <text:p>205205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5436" calcext:value-type="float">
            <text:p>205436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5663" calcext:value-type="float">
            <text:p>205663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5889" calcext:value-type="float">
            <text:p>205889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6118" calcext:value-type="float">
            <text:p>206118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6341" calcext:value-type="float">
            <text:p>20634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6566" calcext:value-type="float">
            <text:p>206566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6793" calcext:value-type="float">
            <text:p>206793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7019" calcext:value-type="float">
            <text:p>20701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7249" calcext:value-type="float">
            <text:p>207249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7472" calcext:value-type="float">
            <text:p>207472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7707" calcext:value-type="float">
            <text:p>207707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7937" calcext:value-type="float">
            <text:p>207937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8167" calcext:value-type="float">
            <text:p>208167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8397" calcext:value-type="float">
            <text:p>208397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8623" calcext:value-type="float">
            <text:p>208623</text:p>
          </table:table-cell>
          <table:table-cell office:value-type="float" office:value="94.1" calcext:value-type="float">
            <text:p>94.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8854" calcext:value-type="float">
            <text:p>20885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9083" calcext:value-type="float">
            <text:p>209083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9309" calcext:value-type="float">
            <text:p>209309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9537" calcext:value-type="float">
            <text:p>209537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9759" calcext:value-type="float">
            <text:p>20975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09987" calcext:value-type="float">
            <text:p>209987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0212" calcext:value-type="float">
            <text:p>210212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0440" calcext:value-type="float">
            <text:p>210440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0665" calcext:value-type="float">
            <text:p>210665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0886" calcext:value-type="float">
            <text:p>210886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1112" calcext:value-type="float">
            <text:p>211112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1338" calcext:value-type="float">
            <text:p>21133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1568" calcext:value-type="float">
            <text:p>211568</text:p>
          </table:table-cell>
          <table:table-cell office:value-type="float" office:value="94.4" calcext:value-type="float">
            <text:p>94.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1798" calcext:value-type="float">
            <text:p>211798</text:p>
          </table:table-cell>
          <table:table-cell office:value-type="float" office:value="94.4" calcext:value-type="float">
            <text:p>94.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2021" calcext:value-type="float">
            <text:p>212021</text:p>
          </table:table-cell>
          <table:table-cell office:value-type="float" office:value="94.1" calcext:value-type="float">
            <text:p>94.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2244" calcext:value-type="float">
            <text:p>212244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2470" calcext:value-type="float">
            <text:p>212470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2699" calcext:value-type="float">
            <text:p>212699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2926" calcext:value-type="float">
            <text:p>21292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3148" calcext:value-type="float">
            <text:p>213148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3378" calcext:value-type="float">
            <text:p>213378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3604" calcext:value-type="float">
            <text:p>213604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3829" calcext:value-type="float">
            <text:p>213829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4055" calcext:value-type="float">
            <text:p>21405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4284" calcext:value-type="float">
            <text:p>214284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4515" calcext:value-type="float">
            <text:p>21451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4738" calcext:value-type="float">
            <text:p>214738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4971" calcext:value-type="float">
            <text:p>21497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5197" calcext:value-type="float">
            <text:p>215197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5422" calcext:value-type="float">
            <text:p>21542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5647" calcext:value-type="float">
            <text:p>215647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5870" calcext:value-type="float">
            <text:p>21587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6093" calcext:value-type="float">
            <text:p>21609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6318" calcext:value-type="float">
            <text:p>216318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6542" calcext:value-type="float">
            <text:p>21654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6767" calcext:value-type="float">
            <text:p>216767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6998" calcext:value-type="float">
            <text:p>216998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7224" calcext:value-type="float">
            <text:p>217224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7451" calcext:value-type="float">
            <text:p>21745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7680" calcext:value-type="float">
            <text:p>21768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7913" calcext:value-type="float">
            <text:p>21791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8141" calcext:value-type="float">
            <text:p>218141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5208" calcext:value-type="float">
            <text:p>515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8370" calcext:value-type="float">
            <text:p>218370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5208" calcext:value-type="float">
            <text:p>515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8599" calcext:value-type="float">
            <text:p>218599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15208" calcext:value-type="float">
            <text:p>515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8826" calcext:value-type="float">
            <text:p>218826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25236" calcext:value-type="float">
            <text:p>525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9056" calcext:value-type="float">
            <text:p>219056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50316" calcext:value-type="float">
            <text:p>550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9281" calcext:value-type="float">
            <text:p>219281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75132" calcext:value-type="float">
            <text:p>575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9509" calcext:value-type="float">
            <text:p>219509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601004" calcext:value-type="float">
            <text:p>601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9736" calcext:value-type="float">
            <text:p>219736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5820" calcext:value-type="float">
            <text:p>6258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19963" calcext:value-type="float">
            <text:p>219963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1692" calcext:value-type="float">
            <text:p>6516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0191" calcext:value-type="float">
            <text:p>220191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77036" calcext:value-type="float">
            <text:p>677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0419" calcext:value-type="float">
            <text:p>220419</text:p>
          </table:table-cell>
          <table:table-cell office:value-type="float" office:value="88.9" calcext:value-type="float">
            <text:p>88.9</text:p>
          </table:table-cell>
          <table:table-cell office:value-type="float" office:value="2.1" calcext:value-type="float">
            <text:p>2.1</text:p>
          </table:table-cell>
          <table:table-cell office:value-type="float" office:value="703964" calcext:value-type="float">
            <text:p>703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0647" calcext:value-type="float">
            <text:p>220647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30100" calcext:value-type="float">
            <text:p>730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0873" calcext:value-type="float">
            <text:p>22087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6236" calcext:value-type="float">
            <text:p>756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1106" calcext:value-type="float">
            <text:p>22110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2900" calcext:value-type="float">
            <text:p>782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1334" calcext:value-type="float">
            <text:p>22133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7980" calcext:value-type="float">
            <text:p>807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1558" calcext:value-type="float">
            <text:p>221558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3852" calcext:value-type="float">
            <text:p>833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1784" calcext:value-type="float">
            <text:p>221784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7548" calcext:value-type="float">
            <text:p>987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2014" calcext:value-type="float">
            <text:p>222014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2696" calcext:value-type="float">
            <text:p>932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2240" calcext:value-type="float">
            <text:p>22224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2468" calcext:value-type="float">
            <text:p>22246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2698" calcext:value-type="float">
            <text:p>22269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2924" calcext:value-type="float">
            <text:p>22292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3151" calcext:value-type="float">
            <text:p>22315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3379" calcext:value-type="float">
            <text:p>22337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3604" calcext:value-type="float">
            <text:p>22360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3829" calcext:value-type="float">
            <text:p>22382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4062" calcext:value-type="float">
            <text:p>22406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4288" calcext:value-type="float">
            <text:p>224288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4519" calcext:value-type="float">
            <text:p>22451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4744" calcext:value-type="float">
            <text:p>22474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4965" calcext:value-type="float">
            <text:p>22496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5191" calcext:value-type="float">
            <text:p>22519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5418" calcext:value-type="float">
            <text:p>225418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5642" calcext:value-type="float">
            <text:p>22564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5873" calcext:value-type="float">
            <text:p>22587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6101" calcext:value-type="float">
            <text:p>22610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6327" calcext:value-type="float">
            <text:p>226327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6553" calcext:value-type="float">
            <text:p>22655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6783" calcext:value-type="float">
            <text:p>22678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7006" calcext:value-type="float">
            <text:p>227006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7234" calcext:value-type="float">
            <text:p>22723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7464" calcext:value-type="float">
            <text:p>22746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7691" calcext:value-type="float">
            <text:p>227691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7920" calcext:value-type="float">
            <text:p>227920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8147" calcext:value-type="float">
            <text:p>228147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8377" calcext:value-type="float">
            <text:p>22837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8605" calcext:value-type="float">
            <text:p>228605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8832" calcext:value-type="float">
            <text:p>228832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9057" calcext:value-type="float">
            <text:p>229057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9289" calcext:value-type="float">
            <text:p>22928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9514" calcext:value-type="float">
            <text:p>229514</text:p>
          </table:table-cell>
          <table:table-cell office:value-type="float" office:value="94.1" calcext:value-type="float">
            <text:p>94.1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9740" calcext:value-type="float">
            <text:p>22974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29968" calcext:value-type="float">
            <text:p>229968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0192" calcext:value-type="float">
            <text:p>230192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0413" calcext:value-type="float">
            <text:p>23041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0638" calcext:value-type="float">
            <text:p>230638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0861" calcext:value-type="float">
            <text:p>23086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1088" calcext:value-type="float">
            <text:p>231088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1314" calcext:value-type="float">
            <text:p>231314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1541" calcext:value-type="float">
            <text:p>23154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1767" calcext:value-type="float">
            <text:p>231767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1994" calcext:value-type="float">
            <text:p>231994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2222" calcext:value-type="float">
            <text:p>232222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2452" calcext:value-type="float">
            <text:p>232452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2680" calcext:value-type="float">
            <text:p>232680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2904" calcext:value-type="float">
            <text:p>232904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3131" calcext:value-type="float">
            <text:p>233131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3357" calcext:value-type="float">
            <text:p>233357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3586" calcext:value-type="float">
            <text:p>233586</text:p>
          </table:table-cell>
          <table:table-cell office:value-type="float" office:value="88.9" calcext:value-type="float">
            <text:p>88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3815" calcext:value-type="float">
            <text:p>233815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4037" calcext:value-type="float">
            <text:p>234037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4264" calcext:value-type="float">
            <text:p>234264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4496" calcext:value-type="float">
            <text:p>234496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4726" calcext:value-type="float">
            <text:p>234726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4958" calcext:value-type="float">
            <text:p>234958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5183" calcext:value-type="float">
            <text:p>235183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5409" calcext:value-type="float">
            <text:p>235409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5640" calcext:value-type="float">
            <text:p>235640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5872" calcext:value-type="float">
            <text:p>235872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6099" calcext:value-type="float">
            <text:p>236099</text:p>
          </table:table-cell>
          <table:table-cell office:value-type="float" office:value="88.9" calcext:value-type="float">
            <text:p>88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6326" calcext:value-type="float">
            <text:p>236326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6549" calcext:value-type="float">
            <text:p>236549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6777" calcext:value-type="float">
            <text:p>236777</text:p>
          </table:table-cell>
          <table:table-cell office:value-type="float" office:value="94.4" calcext:value-type="float">
            <text:p>94.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7004" calcext:value-type="float">
            <text:p>23700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7234" calcext:value-type="float">
            <text:p>237234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7462" calcext:value-type="float">
            <text:p>237462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7684" calcext:value-type="float">
            <text:p>237684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7912" calcext:value-type="float">
            <text:p>23791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8138" calcext:value-type="float">
            <text:p>238138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8371" calcext:value-type="float">
            <text:p>23837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8603" calcext:value-type="float">
            <text:p>23860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8830" calcext:value-type="float">
            <text:p>23883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9061" calcext:value-type="float">
            <text:p>23906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9290" calcext:value-type="float">
            <text:p>23929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9518" calcext:value-type="float">
            <text:p>239518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9743" calcext:value-type="float">
            <text:p>23974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39969" calcext:value-type="float">
            <text:p>23996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0192" calcext:value-type="float">
            <text:p>24019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0421" calcext:value-type="float">
            <text:p>24042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0650" calcext:value-type="float">
            <text:p>24065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0877" calcext:value-type="float">
            <text:p>240877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1105" calcext:value-type="float">
            <text:p>24110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1328" calcext:value-type="float">
            <text:p>241328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1553" calcext:value-type="float">
            <text:p>24155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1783" calcext:value-type="float">
            <text:p>24178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2013" calcext:value-type="float">
            <text:p>24201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2237" calcext:value-type="float">
            <text:p>242237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2465" calcext:value-type="float">
            <text:p>24246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2695" calcext:value-type="float">
            <text:p>24269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2920" calcext:value-type="float">
            <text:p>24292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3143" calcext:value-type="float">
            <text:p>24314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3367" calcext:value-type="float">
            <text:p>243367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3595" calcext:value-type="float">
            <text:p>24359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3831" calcext:value-type="float">
            <text:p>243831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4057" calcext:value-type="float">
            <text:p>244057</text:p>
          </table:table-cell>
          <table:table-cell office:value-type="float" office:value="94.4" calcext:value-type="float">
            <text:p>9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4282" calcext:value-type="float">
            <text:p>24428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4510" calcext:value-type="float">
            <text:p>24451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4740" calcext:value-type="float">
            <text:p>244740</text:p>
          </table:table-cell>
          <table:table-cell office:value-type="float" office:value="94.1" calcext:value-type="float">
            <text:p>94.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4968" calcext:value-type="float">
            <text:p>24496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5195" calcext:value-type="float">
            <text:p>24519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5418" calcext:value-type="float">
            <text:p>245418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5646" calcext:value-type="float">
            <text:p>24564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5876" calcext:value-type="float">
            <text:p>245876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6103" calcext:value-type="float">
            <text:p>246103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6328" calcext:value-type="float">
            <text:p>246328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6556" calcext:value-type="float">
            <text:p>246556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6781" calcext:value-type="float">
            <text:p>246781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7013" calcext:value-type="float">
            <text:p>247013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7244" calcext:value-type="float">
            <text:p>247244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7468" calcext:value-type="float">
            <text:p>247468</text:p>
          </table:table-cell>
          <table:table-cell office:value-type="float" office:value="88.9" calcext:value-type="float">
            <text:p>88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7700" calcext:value-type="float">
            <text:p>24770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7924" calcext:value-type="float">
            <text:p>247924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8154" calcext:value-type="float">
            <text:p>248154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8383" calcext:value-type="float">
            <text:p>248383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8609" calcext:value-type="float">
            <text:p>248609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8836" calcext:value-type="float">
            <text:p>248836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9060" calcext:value-type="float">
            <text:p>249060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9283" calcext:value-type="float">
            <text:p>249283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9509" calcext:value-type="float">
            <text:p>249509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9731" calcext:value-type="float">
            <text:p>249731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49961" calcext:value-type="float">
            <text:p>249961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0187" calcext:value-type="float">
            <text:p>250187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0411" calcext:value-type="float">
            <text:p>250411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0637" calcext:value-type="float">
            <text:p>250637</text:p>
          </table:table-cell>
          <table:table-cell office:value-type="float" office:value="94.4" calcext:value-type="float">
            <text:p>94.4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0866" calcext:value-type="float">
            <text:p>25086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1095" calcext:value-type="float">
            <text:p>251095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1323" calcext:value-type="float">
            <text:p>251323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1552" calcext:value-type="float">
            <text:p>251552</text:p>
          </table:table-cell>
          <table:table-cell office:value-type="float" office:value="94.1" calcext:value-type="float">
            <text:p>94.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1778" calcext:value-type="float">
            <text:p>251778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2002" calcext:value-type="float">
            <text:p>252002</text:p>
          </table:table-cell>
          <table:table-cell office:value-type="float" office:value="94.1" calcext:value-type="float">
            <text:p>94.1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2233" calcext:value-type="float">
            <text:p>252233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2461" calcext:value-type="float">
            <text:p>252461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2684" calcext:value-type="float">
            <text:p>252684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2915" calcext:value-type="float">
            <text:p>25291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3144" calcext:value-type="float">
            <text:p>253144</text:p>
          </table:table-cell>
          <table:table-cell office:value-type="float" office:value="94.1" calcext:value-type="float">
            <text:p>94.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3369" calcext:value-type="float">
            <text:p>253369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3596" calcext:value-type="float">
            <text:p>253596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3823" calcext:value-type="float">
            <text:p>253823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4046" calcext:value-type="float">
            <text:p>25404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4266" calcext:value-type="float">
            <text:p>254266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4500" calcext:value-type="float">
            <text:p>254500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4732" calcext:value-type="float">
            <text:p>254732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4967" calcext:value-type="float">
            <text:p>254967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5194" calcext:value-type="float">
            <text:p>255194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5422" calcext:value-type="float">
            <text:p>255422</text:p>
          </table:table-cell>
          <table:table-cell office:value-type="float" office:value="94.1" calcext:value-type="float">
            <text:p>94.1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5646" calcext:value-type="float">
            <text:p>255646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5873" calcext:value-type="float">
            <text:p>255873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6103" calcext:value-type="float">
            <text:p>25610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6333" calcext:value-type="float">
            <text:p>25633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6562" calcext:value-type="float">
            <text:p>256562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6790" calcext:value-type="float">
            <text:p>256790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7022" calcext:value-type="float">
            <text:p>257022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7255" calcext:value-type="float">
            <text:p>257255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7482" calcext:value-type="float">
            <text:p>257482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7710" calcext:value-type="float">
            <text:p>257710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7933" calcext:value-type="float">
            <text:p>25793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8166" calcext:value-type="float">
            <text:p>258166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8396" calcext:value-type="float">
            <text:p>258396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8623" calcext:value-type="float">
            <text:p>258623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8852" calcext:value-type="float">
            <text:p>258852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9079" calcext:value-type="float">
            <text:p>25907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9306" calcext:value-type="float">
            <text:p>259306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9533" calcext:value-type="float">
            <text:p>259533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9760" calcext:value-type="float">
            <text:p>259760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59988" calcext:value-type="float">
            <text:p>259988</text:p>
          </table:table-cell>
          <table:table-cell office:value-type="float" office:value="94.4" calcext:value-type="float">
            <text:p>94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0217" calcext:value-type="float">
            <text:p>260217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0440" calcext:value-type="float">
            <text:p>260440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0662" calcext:value-type="float">
            <text:p>260662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0895" calcext:value-type="float">
            <text:p>260895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1123" calcext:value-type="float">
            <text:p>261123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1349" calcext:value-type="float">
            <text:p>26134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1569" calcext:value-type="float">
            <text:p>26156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1798" calcext:value-type="float">
            <text:p>261798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2021" calcext:value-type="float">
            <text:p>26202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2250" calcext:value-type="float">
            <text:p>26225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2478" calcext:value-type="float">
            <text:p>262478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2703" calcext:value-type="float">
            <text:p>26270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2933" calcext:value-type="float">
            <text:p>26293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3165" calcext:value-type="float">
            <text:p>263165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3395" calcext:value-type="float">
            <text:p>263395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3624" calcext:value-type="float">
            <text:p>263624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3858" calcext:value-type="float">
            <text:p>263858</text:p>
          </table:table-cell>
          <table:table-cell office:value-type="float" office:value="94.4" calcext:value-type="float">
            <text:p>94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4088" calcext:value-type="float">
            <text:p>264088</text:p>
          </table:table-cell>
          <table:table-cell office:value-type="float" office:value="94.4" calcext:value-type="float">
            <text:p>94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4316" calcext:value-type="float">
            <text:p>264316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4548" calcext:value-type="float">
            <text:p>26454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4775" calcext:value-type="float">
            <text:p>26477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5000" calcext:value-type="float">
            <text:p>265000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5228" calcext:value-type="float">
            <text:p>265228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5453" calcext:value-type="float">
            <text:p>26545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5682" calcext:value-type="float">
            <text:p>26568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5914" calcext:value-type="float">
            <text:p>26591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6147" calcext:value-type="float">
            <text:p>26614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6378" calcext:value-type="float">
            <text:p>26637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6607" calcext:value-type="float">
            <text:p>26660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6839" calcext:value-type="float">
            <text:p>266839</text:p>
          </table:table-cell>
          <table:table-cell office:value-type="float" office:value="52.9" calcext:value-type="float">
            <text:p>52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7067" calcext:value-type="float">
            <text:p>267067</text:p>
          </table:table-cell>
          <table:table-cell office:value-type="float" office:value="5.6" calcext:value-type="float">
            <text:p>5.6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7297" calcext:value-type="float">
            <text:p>267297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7533" calcext:value-type="float">
            <text:p>267533</text:p>
          </table:table-cell>
          <table:table-cell office:value-type="float" office:value="5.9" calcext:value-type="float">
            <text:p>5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7766" calcext:value-type="float">
            <text:p>267766</text:p>
          </table:table-cell>
          <table:table-cell office:value-type="float" office:value="16.7" calcext:value-type="float">
            <text:p>16.7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7994" calcext:value-type="float">
            <text:p>26799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8222" calcext:value-type="float">
            <text:p>268222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4732" calcext:value-type="float">
            <text:p>7147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8446" calcext:value-type="float">
            <text:p>26844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1064" calcext:value-type="float">
            <text:p>7210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8674" calcext:value-type="float">
            <text:p>268674</text:p>
          </table:table-cell>
          <table:table-cell office:value-type="float" office:value="94.1" calcext:value-type="float">
            <text:p>94.1</text:p>
          </table:table-cell>
          <table:table-cell office:value-type="float" office:value="2.3" calcext:value-type="float">
            <text:p>2.3</text:p>
          </table:table-cell>
          <table:table-cell office:value-type="float" office:value="747200" calcext:value-type="float">
            <text:p>747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8901" calcext:value-type="float">
            <text:p>268901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71752" calcext:value-type="float">
            <text:p>7717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9129" calcext:value-type="float">
            <text:p>26912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6304" calcext:value-type="float">
            <text:p>796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9350" calcext:value-type="float">
            <text:p>26935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0064" calcext:value-type="float">
            <text:p>8200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9579" calcext:value-type="float">
            <text:p>269579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45144" calcext:value-type="float">
            <text:p>845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69806" calcext:value-type="float">
            <text:p>269806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68640" calcext:value-type="float">
            <text:p>868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0035" calcext:value-type="float">
            <text:p>270035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3720" calcext:value-type="float">
            <text:p>893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0259" calcext:value-type="float">
            <text:p>270259</text:p>
          </table:table-cell>
          <table:table-cell office:value-type="float" office:value="94.4" calcext:value-type="float">
            <text:p>94.4</text:p>
          </table:table-cell>
          <table:table-cell office:value-type="float" office:value="2.8" calcext:value-type="float">
            <text:p>2.8</text:p>
          </table:table-cell>
          <table:table-cell office:value-type="float" office:value="919328" calcext:value-type="float">
            <text:p>919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0486" calcext:value-type="float">
            <text:p>270486</text:p>
          </table:table-cell>
          <table:table-cell office:value-type="float" office:value="94.4" calcext:value-type="float">
            <text:p>94.4</text:p>
          </table:table-cell>
          <table:table-cell office:value-type="float" office:value="2.9" calcext:value-type="float">
            <text:p>2.9</text:p>
          </table:table-cell>
          <table:table-cell office:value-type="float" office:value="943880" calcext:value-type="float">
            <text:p>943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0717" calcext:value-type="float">
            <text:p>270717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68960" calcext:value-type="float">
            <text:p>968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0945" calcext:value-type="float">
            <text:p>270945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4568" calcext:value-type="float">
            <text:p>994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1181" calcext:value-type="float">
            <text:p>27118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6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1410" calcext:value-type="float">
            <text:p>271410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1639" calcext:value-type="float">
            <text:p>27163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1864" calcext:value-type="float">
            <text:p>27186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2090" calcext:value-type="float">
            <text:p>272090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2320" calcext:value-type="float">
            <text:p>27232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2548" calcext:value-type="float">
            <text:p>27254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2775" calcext:value-type="float">
            <text:p>27277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3002" calcext:value-type="float">
            <text:p>273002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3228" calcext:value-type="float">
            <text:p>273228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3455" calcext:value-type="float">
            <text:p>27345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3683" calcext:value-type="float">
            <text:p>273683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3910" calcext:value-type="float">
            <text:p>27391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4132" calcext:value-type="float">
            <text:p>274132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4357" calcext:value-type="float">
            <text:p>274357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4582" calcext:value-type="float">
            <text:p>274582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4810" calcext:value-type="float">
            <text:p>27481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5039" calcext:value-type="float">
            <text:p>27503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5264" calcext:value-type="float">
            <text:p>275264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5493" calcext:value-type="float">
            <text:p>275493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5725" calcext:value-type="float">
            <text:p>275725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5960" calcext:value-type="float">
            <text:p>27596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6187" calcext:value-type="float">
            <text:p>276187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6414" calcext:value-type="float">
            <text:p>276414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6637" calcext:value-type="float">
            <text:p>276637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6866" calcext:value-type="float">
            <text:p>276866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7091" calcext:value-type="float">
            <text:p>27709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7323" calcext:value-type="float">
            <text:p>277323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7553" calcext:value-type="float">
            <text:p>27755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7776" calcext:value-type="float">
            <text:p>27777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8003" calcext:value-type="float">
            <text:p>27800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8231" calcext:value-type="float">
            <text:p>278231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8458" calcext:value-type="float">
            <text:p>278458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8687" calcext:value-type="float">
            <text:p>278687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8915" calcext:value-type="float">
            <text:p>27891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9143" calcext:value-type="float">
            <text:p>279143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9368" calcext:value-type="float">
            <text:p>27936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9596" calcext:value-type="float">
            <text:p>279596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79822" calcext:value-type="float">
            <text:p>279822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0054" calcext:value-type="float">
            <text:p>280054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0288" calcext:value-type="float">
            <text:p>280288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0514" calcext:value-type="float">
            <text:p>28051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0744" calcext:value-type="float">
            <text:p>280744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0969" calcext:value-type="float">
            <text:p>280969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1200" calcext:value-type="float">
            <text:p>281200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1424" calcext:value-type="float">
            <text:p>281424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1656" calcext:value-type="float">
            <text:p>281656</text:p>
          </table:table-cell>
          <table:table-cell office:value-type="float" office:value="88.9" calcext:value-type="float">
            <text:p>88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1876" calcext:value-type="float">
            <text:p>281876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2105" calcext:value-type="float">
            <text:p>282105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2334" calcext:value-type="float">
            <text:p>282334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2566" calcext:value-type="float">
            <text:p>282566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2794" calcext:value-type="float">
            <text:p>282794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3026" calcext:value-type="float">
            <text:p>283026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3249" calcext:value-type="float">
            <text:p>283249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3473" calcext:value-type="float">
            <text:p>283473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3694" calcext:value-type="float">
            <text:p>283694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3914" calcext:value-type="float">
            <text:p>283914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4142" calcext:value-type="float">
            <text:p>284142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4370" calcext:value-type="float">
            <text:p>284370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4598" calcext:value-type="float">
            <text:p>284598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4827" calcext:value-type="float">
            <text:p>284827</text:p>
          </table:table-cell>
          <table:table-cell office:value-type="float" office:value="94.4" calcext:value-type="float">
            <text:p>94.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5060" calcext:value-type="float">
            <text:p>285060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5288" calcext:value-type="float">
            <text:p>285288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5515" calcext:value-type="float">
            <text:p>285515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5743" calcext:value-type="float">
            <text:p>285743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5970" calcext:value-type="float">
            <text:p>28597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6196" calcext:value-type="float">
            <text:p>286196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6419" calcext:value-type="float">
            <text:p>28641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6649" calcext:value-type="float">
            <text:p>28664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6880" calcext:value-type="float">
            <text:p>286880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7110" calcext:value-type="float">
            <text:p>287110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7338" calcext:value-type="float">
            <text:p>287338</text:p>
          </table:table-cell>
          <table:table-cell office:value-type="float" office:value="94.4" calcext:value-type="float">
            <text:p>94.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7570" calcext:value-type="float">
            <text:p>287570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7797" calcext:value-type="float">
            <text:p>287797</text:p>
          </table:table-cell>
          <table:table-cell office:value-type="float" office:value="94.4" calcext:value-type="float">
            <text:p>94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8029" calcext:value-type="float">
            <text:p>288029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8260" calcext:value-type="float">
            <text:p>28826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8484" calcext:value-type="float">
            <text:p>28848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8710" calcext:value-type="float">
            <text:p>288710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8930" calcext:value-type="float">
            <text:p>288930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9158" calcext:value-type="float">
            <text:p>289158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9388" calcext:value-type="float">
            <text:p>28938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9617" calcext:value-type="float">
            <text:p>289617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89844" calcext:value-type="float">
            <text:p>28984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0073" calcext:value-type="float">
            <text:p>29007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0294" calcext:value-type="float">
            <text:p>29029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0523" calcext:value-type="float">
            <text:p>29052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0747" calcext:value-type="float">
            <text:p>290747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0975" calcext:value-type="float">
            <text:p>290975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1202" calcext:value-type="float">
            <text:p>29120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1433" calcext:value-type="float">
            <text:p>29143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1654" calcext:value-type="float">
            <text:p>29165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1882" calcext:value-type="float">
            <text:p>29188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2108" calcext:value-type="float">
            <text:p>29210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2336" calcext:value-type="float">
            <text:p>29233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2565" calcext:value-type="float">
            <text:p>292565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2789" calcext:value-type="float">
            <text:p>292789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3019" calcext:value-type="float">
            <text:p>293019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3249" calcext:value-type="float">
            <text:p>293249</text:p>
          </table:table-cell>
          <table:table-cell office:value-type="float" office:value="94.4" calcext:value-type="float">
            <text:p>94.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3475" calcext:value-type="float">
            <text:p>293475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3706" calcext:value-type="float">
            <text:p>293706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3939" calcext:value-type="float">
            <text:p>293939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4169" calcext:value-type="float">
            <text:p>294169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4394" calcext:value-type="float">
            <text:p>29439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4619" calcext:value-type="float">
            <text:p>294619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4844" calcext:value-type="float">
            <text:p>294844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5071" calcext:value-type="float">
            <text:p>29507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5299" calcext:value-type="float">
            <text:p>29529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5529" calcext:value-type="float">
            <text:p>295529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5757" calcext:value-type="float">
            <text:p>29575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5980" calcext:value-type="float">
            <text:p>295980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6208" calcext:value-type="float">
            <text:p>296208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6432" calcext:value-type="float">
            <text:p>296432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6659" calcext:value-type="float">
            <text:p>296659</text:p>
          </table:table-cell>
          <table:table-cell office:value-type="float" office:value="94.4" calcext:value-type="float">
            <text:p>94.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6888" calcext:value-type="float">
            <text:p>296888</text:p>
          </table:table-cell>
          <table:table-cell office:value-type="float" office:value="94.4" calcext:value-type="float">
            <text:p>94.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7116" calcext:value-type="float">
            <text:p>297116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7343" calcext:value-type="float">
            <text:p>297343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7570" calcext:value-type="float">
            <text:p>297570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7794" calcext:value-type="float">
            <text:p>297794</text:p>
          </table:table-cell>
          <table:table-cell office:value-type="float" office:value="94.4" calcext:value-type="float">
            <text:p>94.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8027" calcext:value-type="float">
            <text:p>298027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8253" calcext:value-type="float">
            <text:p>298253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8484" calcext:value-type="float">
            <text:p>298484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8710" calcext:value-type="float">
            <text:p>29871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8938" calcext:value-type="float">
            <text:p>298938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9168" calcext:value-type="float">
            <text:p>299168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9393" calcext:value-type="float">
            <text:p>29939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9622" calcext:value-type="float">
            <text:p>299622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299846" calcext:value-type="float">
            <text:p>299846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0066" calcext:value-type="float">
            <text:p>300066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0294" calcext:value-type="float">
            <text:p>300294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0522" calcext:value-type="float">
            <text:p>300522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0751" calcext:value-type="float">
            <text:p>300751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0977" calcext:value-type="float">
            <text:p>300977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1202" calcext:value-type="float">
            <text:p>301202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1432" calcext:value-type="float">
            <text:p>30143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1659" calcext:value-type="float">
            <text:p>301659</text:p>
          </table:table-cell>
          <table:table-cell office:value-type="float" office:value="94.4" calcext:value-type="float">
            <text:p>9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1886" calcext:value-type="float">
            <text:p>301886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2110" calcext:value-type="float">
            <text:p>302110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2338" calcext:value-type="float">
            <text:p>302338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2566" calcext:value-type="float">
            <text:p>302566</text:p>
          </table:table-cell>
          <table:table-cell office:value-type="float" office:value="94.4" calcext:value-type="float">
            <text:p>94.4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2796" calcext:value-type="float">
            <text:p>302796</text:p>
          </table:table-cell>
          <table:table-cell office:value-type="float" office:value="88.9" calcext:value-type="float">
            <text:p>88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3029" calcext:value-type="float">
            <text:p>303029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3259" calcext:value-type="float">
            <text:p>303259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3483" calcext:value-type="float">
            <text:p>303483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3716" calcext:value-type="float">
            <text:p>303716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3946" calcext:value-type="float">
            <text:p>303946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4175" calcext:value-type="float">
            <text:p>304175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4399" calcext:value-type="float">
            <text:p>304399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4632" calcext:value-type="float">
            <text:p>304632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4860" calcext:value-type="float">
            <text:p>304860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5087" calcext:value-type="float">
            <text:p>305087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5317" calcext:value-type="float">
            <text:p>305317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5550" calcext:value-type="float">
            <text:p>305550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5783" calcext:value-type="float">
            <text:p>305783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6020" calcext:value-type="float">
            <text:p>306020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6254" calcext:value-type="float">
            <text:p>306254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6483" calcext:value-type="float">
            <text:p>306483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6713" calcext:value-type="float">
            <text:p>306713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6937" calcext:value-type="float">
            <text:p>306937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7162" calcext:value-type="float">
            <text:p>307162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7395" calcext:value-type="float">
            <text:p>307395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7620" calcext:value-type="float">
            <text:p>307620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7850" calcext:value-type="float">
            <text:p>307850</text:p>
          </table:table-cell>
          <table:table-cell office:value-type="float" office:value="94.4" calcext:value-type="float">
            <text:p>94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8078" calcext:value-type="float">
            <text:p>308078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8311" calcext:value-type="float">
            <text:p>308311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8538" calcext:value-type="float">
            <text:p>308538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8765" calcext:value-type="float">
            <text:p>308765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8998" calcext:value-type="float">
            <text:p>308998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9226" calcext:value-type="float">
            <text:p>309226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9452" calcext:value-type="float">
            <text:p>309452</text:p>
          </table:table-cell>
          <table:table-cell office:value-type="float" office:value="94.1" calcext:value-type="float">
            <text:p>94.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9678" calcext:value-type="float">
            <text:p>309678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09908" calcext:value-type="float">
            <text:p>309908</text:p>
          </table:table-cell>
          <table:table-cell office:value-type="float" office:value="94.4" calcext:value-type="float">
            <text:p>94.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0135" calcext:value-type="float">
            <text:p>310135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0365" calcext:value-type="float">
            <text:p>310365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0596" calcext:value-type="float">
            <text:p>310596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0824" calcext:value-type="float">
            <text:p>310824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1053" calcext:value-type="float">
            <text:p>311053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1278" calcext:value-type="float">
            <text:p>311278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1503" calcext:value-type="float">
            <text:p>311503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1735" calcext:value-type="float">
            <text:p>311735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1966" calcext:value-type="float">
            <text:p>311966</text:p>
          </table:table-cell>
          <table:table-cell office:value-type="float" office:value="94.4" calcext:value-type="float">
            <text:p>94.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2201" calcext:value-type="float">
            <text:p>312201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2430" calcext:value-type="float">
            <text:p>312430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2663" calcext:value-type="float">
            <text:p>31266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2893" calcext:value-type="float">
            <text:p>31289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3126" calcext:value-type="float">
            <text:p>313126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3353" calcext:value-type="float">
            <text:p>313353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3576" calcext:value-type="float">
            <text:p>313576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3802" calcext:value-type="float">
            <text:p>313802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4032" calcext:value-type="float">
            <text:p>314032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4256" calcext:value-type="float">
            <text:p>314256</text:p>
          </table:table-cell>
          <table:table-cell office:value-type="float" office:value="94.4" calcext:value-type="float">
            <text:p>9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4485" calcext:value-type="float">
            <text:p>314485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4713" calcext:value-type="float">
            <text:p>314713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4937" calcext:value-type="float">
            <text:p>314937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5167" calcext:value-type="float">
            <text:p>315167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5391" calcext:value-type="float">
            <text:p>315391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5617" calcext:value-type="float">
            <text:p>315617</text:p>
          </table:table-cell>
          <table:table-cell office:value-type="float" office:value="94.4" calcext:value-type="float">
            <text:p>94.4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5850" calcext:value-type="float">
            <text:p>315850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6083" calcext:value-type="float">
            <text:p>316083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6311" calcext:value-type="float">
            <text:p>316311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6539" calcext:value-type="float">
            <text:p>316539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6766" calcext:value-type="float">
            <text:p>316766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6995" calcext:value-type="float">
            <text:p>316995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7226" calcext:value-type="float">
            <text:p>317226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7460" calcext:value-type="float">
            <text:p>317460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7686" calcext:value-type="float">
            <text:p>317686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7915" calcext:value-type="float">
            <text:p>317915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8142" calcext:value-type="float">
            <text:p>31814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8372" calcext:value-type="float">
            <text:p>31837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8599" calcext:value-type="float">
            <text:p>318599</text:p>
          </table:table-cell>
          <table:table-cell office:value-type="float" office:value="94.4" calcext:value-type="float">
            <text:p>94.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8828" calcext:value-type="float">
            <text:p>318828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9055" calcext:value-type="float">
            <text:p>319055</text:p>
          </table:table-cell>
          <table:table-cell office:value-type="float" office:value="94.4" calcext:value-type="float">
            <text:p>94.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9280" calcext:value-type="float">
            <text:p>319280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9508" calcext:value-type="float">
            <text:p>319508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9732" calcext:value-type="float">
            <text:p>31973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19955" calcext:value-type="float">
            <text:p>319955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0181" calcext:value-type="float">
            <text:p>320181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0408" calcext:value-type="float">
            <text:p>320408</text:p>
          </table:table-cell>
          <table:table-cell office:value-type="float" office:value="88.9" calcext:value-type="float">
            <text:p>88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0634" calcext:value-type="float">
            <text:p>32063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0864" calcext:value-type="float">
            <text:p>32086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1092" calcext:value-type="float">
            <text:p>321092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1318" calcext:value-type="float">
            <text:p>321318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1546" calcext:value-type="float">
            <text:p>321546</text:p>
          </table:table-cell>
          <table:table-cell office:value-type="float" office:value="94.4" calcext:value-type="float">
            <text:p>94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1774" calcext:value-type="float">
            <text:p>32177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2002" calcext:value-type="float">
            <text:p>322002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2229" calcext:value-type="float">
            <text:p>322229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2453" calcext:value-type="float">
            <text:p>322453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2681" calcext:value-type="float">
            <text:p>322681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2910" calcext:value-type="float">
            <text:p>322910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3140" calcext:value-type="float">
            <text:p>323140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3369" calcext:value-type="float">
            <text:p>323369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3598" calcext:value-type="float">
            <text:p>323598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3824" calcext:value-type="float">
            <text:p>32382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4049" calcext:value-type="float">
            <text:p>324049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4277" calcext:value-type="float">
            <text:p>324277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4501" calcext:value-type="float">
            <text:p>324501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4727" calcext:value-type="float">
            <text:p>324727</text:p>
          </table:table-cell>
          <table:table-cell office:value-type="float" office:value="94.4" calcext:value-type="float">
            <text:p>94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4955" calcext:value-type="float">
            <text:p>324955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5183" calcext:value-type="float">
            <text:p>325183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5409" calcext:value-type="float">
            <text:p>325409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5637" calcext:value-type="float">
            <text:p>325637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5861" calcext:value-type="float">
            <text:p>325861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6091" calcext:value-type="float">
            <text:p>326091</text:p>
          </table:table-cell>
          <table:table-cell office:value-type="float" office:value="94.1" calcext:value-type="float">
            <text:p>94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6320" calcext:value-type="float">
            <text:p>32632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6548" calcext:value-type="float">
            <text:p>326548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6774" calcext:value-type="float">
            <text:p>326774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7001" calcext:value-type="float">
            <text:p>327001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7231" calcext:value-type="float">
            <text:p>327231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7459" calcext:value-type="float">
            <text:p>327459</text:p>
          </table:table-cell>
          <table:table-cell office:value-type="float" office:value="94.1" calcext:value-type="float">
            <text:p>94.1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7688" calcext:value-type="float">
            <text:p>327688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7916" calcext:value-type="float">
            <text:p>327916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8145" calcext:value-type="float">
            <text:p>328145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8373" calcext:value-type="float">
            <text:p>328373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8605" calcext:value-type="float">
            <text:p>328605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8832" calcext:value-type="float">
            <text:p>32883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9058" calcext:value-type="float">
            <text:p>329058</text:p>
          </table:table-cell>
          <table:table-cell office:value-type="float" office:value="94.4" calcext:value-type="float">
            <text:p>94.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9285" calcext:value-type="float">
            <text:p>329285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9516" calcext:value-type="float">
            <text:p>329516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9746" calcext:value-type="float">
            <text:p>329746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29973" calcext:value-type="float">
            <text:p>329973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0197" calcext:value-type="float">
            <text:p>330197</text:p>
          </table:table-cell>
          <table:table-cell office:value-type="float" office:value="94.4" calcext:value-type="float">
            <text:p>94.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0427" calcext:value-type="float">
            <text:p>330427</text:p>
          </table:table-cell>
          <table:table-cell office:value-type="float" office:value="94.4" calcext:value-type="float">
            <text:p>94.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0659" calcext:value-type="float">
            <text:p>330659</text:p>
          </table:table-cell>
          <table:table-cell office:value-type="float" office:value="94.4" calcext:value-type="float">
            <text:p>94.4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0882" calcext:value-type="float">
            <text:p>330882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1104" calcext:value-type="float">
            <text:p>331104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1332" calcext:value-type="float">
            <text:p>331332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1561" calcext:value-type="float">
            <text:p>331561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1790" calcext:value-type="float">
            <text:p>331790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2018" calcext:value-type="float">
            <text:p>332018</text:p>
          </table:table-cell>
          <table:table-cell office:value-type="float" office:value="94.4" calcext:value-type="float">
            <text:p>94.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2247" calcext:value-type="float">
            <text:p>332247</text:p>
          </table:table-cell>
          <table:table-cell office:value-type="float" office:value="88.9" calcext:value-type="float">
            <text:p>88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2477" calcext:value-type="float">
            <text:p>332477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2705" calcext:value-type="float">
            <text:p>33270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2938" calcext:value-type="float">
            <text:p>332938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3170" calcext:value-type="float">
            <text:p>33317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3400" calcext:value-type="float">
            <text:p>33340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3629" calcext:value-type="float">
            <text:p>333629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3862" calcext:value-type="float">
            <text:p>33386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4090" calcext:value-type="float">
            <text:p>33409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4318" calcext:value-type="float">
            <text:p>334318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4546" calcext:value-type="float">
            <text:p>334546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4774" calcext:value-type="float">
            <text:p>334774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5005" calcext:value-type="float">
            <text:p>33500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5230" calcext:value-type="float">
            <text:p>33523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5456" calcext:value-type="float">
            <text:p>335456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5683" calcext:value-type="float">
            <text:p>335683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5908" calcext:value-type="float">
            <text:p>335908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6138" calcext:value-type="float">
            <text:p>336138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6365" calcext:value-type="float">
            <text:p>336365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6592" calcext:value-type="float">
            <text:p>33659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6819" calcext:value-type="float">
            <text:p>336819</text:p>
          </table:table-cell>
          <table:table-cell office:value-type="float" office:value="94.4" calcext:value-type="float">
            <text:p>9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7046" calcext:value-type="float">
            <text:p>337046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7275" calcext:value-type="float">
            <text:p>337275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7502" calcext:value-type="float">
            <text:p>337502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7735" calcext:value-type="float">
            <text:p>337735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7963" calcext:value-type="float">
            <text:p>337963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8195" calcext:value-type="float">
            <text:p>338195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8423" calcext:value-type="float">
            <text:p>338423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8650" calcext:value-type="float">
            <text:p>338650</text:p>
          </table:table-cell>
          <table:table-cell office:value-type="float" office:value="94.1" calcext:value-type="float">
            <text:p>94.1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8878" calcext:value-type="float">
            <text:p>338878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9102" calcext:value-type="float">
            <text:p>339102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9330" calcext:value-type="float">
            <text:p>339330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9552" calcext:value-type="float">
            <text:p>339552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39779" calcext:value-type="float">
            <text:p>339779</text:p>
          </table:table-cell>
          <table:table-cell office:value-type="float" office:value="94.4" calcext:value-type="float">
            <text:p>94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0006" calcext:value-type="float">
            <text:p>340006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0234" calcext:value-type="float">
            <text:p>34023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0461" calcext:value-type="float">
            <text:p>340461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0685" calcext:value-type="float">
            <text:p>340685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0911" calcext:value-type="float">
            <text:p>340911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1138" calcext:value-type="float">
            <text:p>341138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1362" calcext:value-type="float">
            <text:p>341362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1592" calcext:value-type="float">
            <text:p>341592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1818" calcext:value-type="float">
            <text:p>341818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2050" calcext:value-type="float">
            <text:p>342050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2282" calcext:value-type="float">
            <text:p>342282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2512" calcext:value-type="float">
            <text:p>342512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2737" calcext:value-type="float">
            <text:p>342737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2967" calcext:value-type="float">
            <text:p>342967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3199" calcext:value-type="float">
            <text:p>343199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3425" calcext:value-type="float">
            <text:p>343425</text:p>
          </table:table-cell>
          <table:table-cell office:value-type="float" office:value="94.4" calcext:value-type="float">
            <text:p>94.4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3656" calcext:value-type="float">
            <text:p>343656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3887" calcext:value-type="float">
            <text:p>343887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4115" calcext:value-type="float">
            <text:p>344115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4345" calcext:value-type="float">
            <text:p>34434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4570" calcext:value-type="float">
            <text:p>344570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4802" calcext:value-type="float">
            <text:p>344802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5028" calcext:value-type="float">
            <text:p>345028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5261" calcext:value-type="float">
            <text:p>345261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5486" calcext:value-type="float">
            <text:p>345486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5719" calcext:value-type="float">
            <text:p>345719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5952" calcext:value-type="float">
            <text:p>345952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6180" calcext:value-type="float">
            <text:p>346180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6406" calcext:value-type="float">
            <text:p>346406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6637" calcext:value-type="float">
            <text:p>34663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6865" calcext:value-type="float">
            <text:p>34686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7091" calcext:value-type="float">
            <text:p>347091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7318" calcext:value-type="float">
            <text:p>347318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7543" calcext:value-type="float">
            <text:p>34754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7771" calcext:value-type="float">
            <text:p>347771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7995" calcext:value-type="float">
            <text:p>34799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8223" calcext:value-type="float">
            <text:p>34822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8450" calcext:value-type="float">
            <text:p>348450</text:p>
          </table:table-cell>
          <table:table-cell office:value-type="float" office:value="94.1" calcext:value-type="float">
            <text:p>94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8675" calcext:value-type="float">
            <text:p>34867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8907" calcext:value-type="float">
            <text:p>34890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9133" calcext:value-type="float">
            <text:p>34913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9357" calcext:value-type="float">
            <text:p>34935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9578" calcext:value-type="float">
            <text:p>349578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49807" calcext:value-type="float">
            <text:p>34980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0033" calcext:value-type="float">
            <text:p>35003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0267" calcext:value-type="float">
            <text:p>35026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0493" calcext:value-type="float">
            <text:p>35049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0715" calcext:value-type="float">
            <text:p>35071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0948" calcext:value-type="float">
            <text:p>350948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1183" calcext:value-type="float">
            <text:p>35118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1410" calcext:value-type="float">
            <text:p>351410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1637" calcext:value-type="float">
            <text:p>351637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1860" calcext:value-type="float">
            <text:p>351860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2084" calcext:value-type="float">
            <text:p>352084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2312" calcext:value-type="float">
            <text:p>352312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2537" calcext:value-type="float">
            <text:p>352537</text:p>
          </table:table-cell>
          <table:table-cell office:value-type="float" office:value="99.9" calcext:value-type="float">
            <text:p>99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2758" calcext:value-type="float">
            <text:p>352758</text:p>
          </table:table-cell>
          <table:table-cell office:value-type="float" office:value="94.4" calcext:value-type="float">
            <text:p>94.4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2985" calcext:value-type="float">
            <text:p>352985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3220" calcext:value-type="float">
            <text:p>353220</text:p>
          </table:table-cell>
          <table:table-cell office:value-type="float" office:value="94.1" calcext:value-type="float">
            <text:p>94.1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3451" calcext:value-type="float">
            <text:p>353451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3679" calcext:value-type="float">
            <text:p>353679</text:p>
          </table:table-cell>
          <table:table-cell office:value-type="float" office:value="94.4" calcext:value-type="float">
            <text:p>94.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3905" calcext:value-type="float">
            <text:p>35390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4129" calcext:value-type="float">
            <text:p>354129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4352" calcext:value-type="float">
            <text:p>354352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4583" calcext:value-type="float">
            <text:p>35458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4815" calcext:value-type="float">
            <text:p>354815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5053" calcext:value-type="float">
            <text:p>355053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5278" calcext:value-type="float">
            <text:p>355278</text:p>
          </table:table-cell>
          <table:table-cell office:value-type="float" office:value="88.9" calcext:value-type="float">
            <text:p>88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5509" calcext:value-type="float">
            <text:p>355509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5741" calcext:value-type="float">
            <text:p>355741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5977" calcext:value-type="float">
            <text:p>355977</text:p>
          </table:table-cell>
          <table:table-cell office:value-type="float" office:value="94.4" calcext:value-type="float">
            <text:p>94.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6208" calcext:value-type="float">
            <text:p>356208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6442" calcext:value-type="float">
            <text:p>356442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6671" calcext:value-type="float">
            <text:p>356671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6903" calcext:value-type="float">
            <text:p>356903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7128" calcext:value-type="float">
            <text:p>357128</text:p>
          </table:table-cell>
          <table:table-cell office:value-type="float" office:value="77.8" calcext:value-type="float">
            <text:p>77.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7359" calcext:value-type="float">
            <text:p>357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7591" calcext:value-type="float">
            <text:p>357591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7823" calcext:value-type="float">
            <text:p>357823</text:p>
          </table:table-cell>
          <table:table-cell office:value-type="float" office:value="5.9" calcext:value-type="float">
            <text:p>5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8047" calcext:value-type="float">
            <text:p>358047</text:p>
          </table:table-cell>
          <table:table-cell office:value-type="float" office:value="5.9" calcext:value-type="float">
            <text:p>5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8275" calcext:value-type="float">
            <text:p>358275</text:p>
          </table:table-cell>
          <table:table-cell office:value-type="float" office:value="16.7" calcext:value-type="float">
            <text:p>16.7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8508" calcext:value-type="float">
            <text:p>358508</text:p>
          </table:table-cell>
          <table:table-cell office:value-type="float" office:value="5.6" calcext:value-type="float">
            <text:p>5.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8740" calcext:value-type="float">
            <text:p>358740</text:p>
          </table:table-cell>
          <table:table-cell office:value-type="float" office:value="11.8" calcext:value-type="float">
            <text:p>11.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8968" calcext:value-type="float">
            <text:p>358968</text:p>
          </table:table-cell>
          <table:table-cell office:value-type="float" office:value="5.6" calcext:value-type="float">
            <text:p>5.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9193" calcext:value-type="float">
            <text:p>359193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9415" calcext:value-type="float">
            <text:p>359415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9641" calcext:value-type="float">
            <text:p>359641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59868" calcext:value-type="float">
            <text:p>359868</text:p>
          </table:table-cell>
          <table:table-cell office:value-type="float" office:value="94.1" calcext:value-type="float">
            <text:p>94.1</text:p>
          </table:table-cell>
          <table:table-cell office:value-type="float" office:value="0.9" calcext:value-type="float">
            <text:p>0.9</text:p>
          </table:table-cell>
          <table:table-cell office:value-type="float" office:value="293864" calcext:value-type="float">
            <text:p>2938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0097" calcext:value-type="float">
            <text:p>360097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5200" calcext:value-type="float">
            <text:p>195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0325" calcext:value-type="float">
            <text:p>360325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3416" calcext:value-type="float">
            <text:p>213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0552" calcext:value-type="float">
            <text:p>360552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0840" calcext:value-type="float">
            <text:p>2308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0777" calcext:value-type="float">
            <text:p>360777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48264" calcext:value-type="float">
            <text:p>248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1006" calcext:value-type="float">
            <text:p>36100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6216" calcext:value-type="float">
            <text:p>266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1235" calcext:value-type="float">
            <text:p>361235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4168" calcext:value-type="float">
            <text:p>2841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1465" calcext:value-type="float">
            <text:p>361465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2648" calcext:value-type="float">
            <text:p>302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1691" calcext:value-type="float">
            <text:p>36169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0072" calcext:value-type="float">
            <text:p>3200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1923" calcext:value-type="float">
            <text:p>361923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8552" calcext:value-type="float">
            <text:p>3385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2150" calcext:value-type="float">
            <text:p>36215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6768" calcext:value-type="float">
            <text:p>356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2380" calcext:value-type="float">
            <text:p>36238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6304" calcext:value-type="float">
            <text:p>376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2613" calcext:value-type="float">
            <text:p>362613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4784" calcext:value-type="float">
            <text:p>394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2840" calcext:value-type="float">
            <text:p>362840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2736" calcext:value-type="float">
            <text:p>4127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3068" calcext:value-type="float">
            <text:p>363068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0688" calcext:value-type="float">
            <text:p>430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3295" calcext:value-type="float">
            <text:p>363295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48112" calcext:value-type="float">
            <text:p>44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3517" calcext:value-type="float">
            <text:p>363517</text:p>
          </table:table-cell>
          <table:table-cell office:value-type="float" office:value="88.9" calcext:value-type="float">
            <text:p>88.9</text:p>
          </table:table-cell>
          <table:table-cell office:value-type="float" office:value="1.9" calcext:value-type="float">
            <text:p>1.9</text:p>
          </table:table-cell>
          <table:table-cell office:value-type="float" office:value="624960" calcext:value-type="float">
            <text:p>624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3744" calcext:value-type="float">
            <text:p>363744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856" calcext:value-type="float">
            <text:p>7848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3973" calcext:value-type="float">
            <text:p>36397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4197" calcext:value-type="float">
            <text:p>36419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4419" calcext:value-type="float">
            <text:p>364419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4647" calcext:value-type="float">
            <text:p>36464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4873" calcext:value-type="float">
            <text:p>36487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5103" calcext:value-type="float">
            <text:p>36510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5330" calcext:value-type="float">
            <text:p>36533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5556" calcext:value-type="float">
            <text:p>36555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5781" calcext:value-type="float">
            <text:p>36578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6008" calcext:value-type="float">
            <text:p>366008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6235" calcext:value-type="float">
            <text:p>366235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6466" calcext:value-type="float">
            <text:p>36646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6694" calcext:value-type="float">
            <text:p>36669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6923" calcext:value-type="float">
            <text:p>36692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5384" calcext:value-type="float">
            <text:p>72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7151" calcext:value-type="float">
            <text:p>367151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3576" calcext:value-type="float">
            <text:p>783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7374" calcext:value-type="float">
            <text:p>367374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7605" calcext:value-type="float">
            <text:p>36760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7831" calcext:value-type="float">
            <text:p>367831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8059" calcext:value-type="float">
            <text:p>36805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8288" calcext:value-type="float">
            <text:p>36828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8517" calcext:value-type="float">
            <text:p>368517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8740" calcext:value-type="float">
            <text:p>368740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4756" calcext:value-type="float">
            <text:p>894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8969" calcext:value-type="float">
            <text:p>368969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9200" calcext:value-type="float">
            <text:p>369200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9428" calcext:value-type="float">
            <text:p>369428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9658" calcext:value-type="float">
            <text:p>369658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69886" calcext:value-type="float">
            <text:p>369886</text:p>
          </table:table-cell>
          <table:table-cell office:value-type="float" office:value="94.1" calcext:value-type="float">
            <text:p>94.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0108" calcext:value-type="float">
            <text:p>370108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0336" calcext:value-type="float">
            <text:p>37033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0565" calcext:value-type="float">
            <text:p>370565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0796" calcext:value-type="float">
            <text:p>37079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1021" calcext:value-type="float">
            <text:p>37102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1244" calcext:value-type="float">
            <text:p>371244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1474" calcext:value-type="float">
            <text:p>37147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1705" calcext:value-type="float">
            <text:p>37170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1935" calcext:value-type="float">
            <text:p>37193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2165" calcext:value-type="float">
            <text:p>37216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2390" calcext:value-type="float">
            <text:p>37239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2624" calcext:value-type="float">
            <text:p>372624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2851" calcext:value-type="float">
            <text:p>37285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3078" calcext:value-type="float">
            <text:p>373078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3300" calcext:value-type="float">
            <text:p>373300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3527" calcext:value-type="float">
            <text:p>373527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3754" calcext:value-type="float">
            <text:p>373754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3979" calcext:value-type="float">
            <text:p>37397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4207" calcext:value-type="float">
            <text:p>374207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7368" calcext:value-type="float">
            <text:p>907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4432" calcext:value-type="float">
            <text:p>37443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4660" calcext:value-type="float">
            <text:p>37466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5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4884" calcext:value-type="float">
            <text:p>374884</text:p>
          </table:table-cell>
          <table:table-cell office:value-type="float" office:value="94.1" calcext:value-type="float">
            <text:p>94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5107" calcext:value-type="float">
            <text:p>375107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5338" calcext:value-type="float">
            <text:p>37533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5563" calcext:value-type="float">
            <text:p>37556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5790" calcext:value-type="float">
            <text:p>375790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6027" calcext:value-type="float">
            <text:p>376027</text:p>
          </table:table-cell>
          <table:table-cell office:value-type="float" office:value="94.1" calcext:value-type="float">
            <text:p>94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6245" calcext:value-type="float">
            <text:p>376245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6474" calcext:value-type="float">
            <text:p>376474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6704" calcext:value-type="float">
            <text:p>376704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6928" calcext:value-type="float">
            <text:p>37692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7152" calcext:value-type="float">
            <text:p>377152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7377" calcext:value-type="float">
            <text:p>377377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7604" calcext:value-type="float">
            <text:p>37760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7835" calcext:value-type="float">
            <text:p>377835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8064" calcext:value-type="float">
            <text:p>378064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6876" calcext:value-type="float">
            <text:p>896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8291" calcext:value-type="float">
            <text:p>37829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8514" calcext:value-type="float">
            <text:p>37851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8748" calcext:value-type="float">
            <text:p>37874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8975" calcext:value-type="float">
            <text:p>378975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8544" calcext:value-type="float">
            <text:p>758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9201" calcext:value-type="float">
            <text:p>37920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8544" calcext:value-type="float">
            <text:p>758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9430" calcext:value-type="float">
            <text:p>379430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8544" calcext:value-type="float">
            <text:p>758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9659" calcext:value-type="float">
            <text:p>379659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55956" calcext:value-type="float">
            <text:p>8559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79888" calcext:value-type="float">
            <text:p>379888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970268" calcext:value-type="float">
            <text:p>970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0111" calcext:value-type="float">
            <text:p>380111</text:p>
          </table:table-cell>
          <table:table-cell office:value-type="float" office:value="94.1" calcext:value-type="float">
            <text:p>94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0340" calcext:value-type="float">
            <text:p>38034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0569" calcext:value-type="float">
            <text:p>380569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0798" calcext:value-type="float">
            <text:p>380798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1027" calcext:value-type="float">
            <text:p>381027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1254" calcext:value-type="float">
            <text:p>381254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1485" calcext:value-type="float">
            <text:p>381485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1712" calcext:value-type="float">
            <text:p>38171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1941" calcext:value-type="float">
            <text:p>381941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2169" calcext:value-type="float">
            <text:p>382169</text:p>
          </table:table-cell>
          <table:table-cell office:value-type="float" office:value="94.1" calcext:value-type="float">
            <text:p>94.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2396" calcext:value-type="float">
            <text:p>382396</text:p>
          </table:table-cell>
          <table:table-cell office:value-type="float" office:value="94.1" calcext:value-type="float">
            <text:p>94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2621" calcext:value-type="float">
            <text:p>382621</text:p>
          </table:table-cell>
          <table:table-cell office:value-type="float" office:value="94.1" calcext:value-type="float">
            <text:p>94.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2848" calcext:value-type="float">
            <text:p>382848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3078" calcext:value-type="float">
            <text:p>383078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3300" calcext:value-type="float">
            <text:p>38330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3526" calcext:value-type="float">
            <text:p>383526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3756" calcext:value-type="float">
            <text:p>383756</text:p>
          </table:table-cell>
          <table:table-cell office:value-type="float" office:value="94.1" calcext:value-type="float">
            <text:p>94.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3984" calcext:value-type="float">
            <text:p>38398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4209" calcext:value-type="float">
            <text:p>384209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4440" calcext:value-type="float">
            <text:p>38444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4669" calcext:value-type="float">
            <text:p>384669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4892" calcext:value-type="float">
            <text:p>384892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5126" calcext:value-type="float">
            <text:p>385126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5352" calcext:value-type="float">
            <text:p>38535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5582" calcext:value-type="float">
            <text:p>385582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5808" calcext:value-type="float">
            <text:p>385808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6031" calcext:value-type="float">
            <text:p>38603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6259" calcext:value-type="float">
            <text:p>38625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6490" calcext:value-type="float">
            <text:p>386490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6720" calcext:value-type="float">
            <text:p>386720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6948" calcext:value-type="float">
            <text:p>386948</text:p>
          </table:table-cell>
          <table:table-cell office:value-type="float" office:value="94.4" calcext:value-type="float">
            <text:p>94.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7180" calcext:value-type="float">
            <text:p>387180</text:p>
          </table:table-cell>
          <table:table-cell office:value-type="float" office:value="94.4" calcext:value-type="float">
            <text:p>94.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7410" calcext:value-type="float">
            <text:p>387410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7639" calcext:value-type="float">
            <text:p>38763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7862" calcext:value-type="float">
            <text:p>387862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8089" calcext:value-type="float">
            <text:p>388089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8320" calcext:value-type="float">
            <text:p>388320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8546" calcext:value-type="float">
            <text:p>388546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8777" calcext:value-type="float">
            <text:p>388777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9006" calcext:value-type="float">
            <text:p>389006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9229" calcext:value-type="float">
            <text:p>389229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9463" calcext:value-type="float">
            <text:p>389463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9695" calcext:value-type="float">
            <text:p>38969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89927" calcext:value-type="float">
            <text:p>389927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0155" calcext:value-type="float">
            <text:p>39015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0378" calcext:value-type="float">
            <text:p>390378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0605" calcext:value-type="float">
            <text:p>39060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0831" calcext:value-type="float">
            <text:p>390831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1059" calcext:value-type="float">
            <text:p>391059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1290" calcext:value-type="float">
            <text:p>391290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1519" calcext:value-type="float">
            <text:p>391519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1756" calcext:value-type="float">
            <text:p>391756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1985" calcext:value-type="float">
            <text:p>39198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2208" calcext:value-type="float">
            <text:p>392208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2435" calcext:value-type="float">
            <text:p>392435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2664" calcext:value-type="float">
            <text:p>392664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2896" calcext:value-type="float">
            <text:p>392896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3126" calcext:value-type="float">
            <text:p>393126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3351" calcext:value-type="float">
            <text:p>39335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3584" calcext:value-type="float">
            <text:p>393584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3810" calcext:value-type="float">
            <text:p>39381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4038" calcext:value-type="float">
            <text:p>394038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4280" calcext:value-type="float">
            <text:p>39428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4512" calcext:value-type="float">
            <text:p>394512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4741" calcext:value-type="float">
            <text:p>394741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4969" calcext:value-type="float">
            <text:p>394969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5196" calcext:value-type="float">
            <text:p>395196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5426" calcext:value-type="float">
            <text:p>395426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5654" calcext:value-type="float">
            <text:p>395654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5883" calcext:value-type="float">
            <text:p>395883</text:p>
          </table:table-cell>
          <table:table-cell office:value-type="float" office:value="58.8" calcext:value-type="float">
            <text:p>58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6112" calcext:value-type="float">
            <text:p>396112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6333" calcext:value-type="float">
            <text:p>396333</text:p>
          </table:table-cell>
          <table:table-cell office:value-type="float" office:value="11.8" calcext:value-type="float">
            <text:p>11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6566" calcext:value-type="float">
            <text:p>396566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6802" calcext:value-type="float">
            <text:p>396802</text:p>
          </table:table-cell>
          <table:table-cell office:value-type="float" office:value="64.7" calcext:value-type="float">
            <text:p>64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7030" calcext:value-type="float">
            <text:p>397030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76356" calcext:value-type="float">
            <text:p>576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7260" calcext:value-type="float">
            <text:p>397260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86720" calcext:value-type="float">
            <text:p>186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7489" calcext:value-type="float">
            <text:p>39748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4144" calcext:value-type="float">
            <text:p>204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7712" calcext:value-type="float">
            <text:p>397712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1568" calcext:value-type="float">
            <text:p>221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7938" calcext:value-type="float">
            <text:p>39793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8992" calcext:value-type="float">
            <text:p>238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8168" calcext:value-type="float">
            <text:p>398168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57208" calcext:value-type="float">
            <text:p>257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8398" calcext:value-type="float">
            <text:p>398398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4632" calcext:value-type="float">
            <text:p>274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8623" calcext:value-type="float">
            <text:p>398623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3112" calcext:value-type="float">
            <text:p>293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8850" calcext:value-type="float">
            <text:p>398850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10536" calcext:value-type="float">
            <text:p>310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9081" calcext:value-type="float">
            <text:p>39908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9016" calcext:value-type="float">
            <text:p>329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9312" calcext:value-type="float">
            <text:p>399312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47496" calcext:value-type="float">
            <text:p>347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9536" calcext:value-type="float">
            <text:p>399536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5712" calcext:value-type="float">
            <text:p>365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9758" calcext:value-type="float">
            <text:p>399758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3136" calcext:value-type="float">
            <text:p>383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399985" calcext:value-type="float">
            <text:p>399985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1616" calcext:value-type="float">
            <text:p>401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0216" calcext:value-type="float">
            <text:p>400216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9040" calcext:value-type="float">
            <text:p>419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0441" calcext:value-type="float">
            <text:p>400441</text:p>
          </table:table-cell>
          <table:table-cell office:value-type="float" office:value="94.1" calcext:value-type="float">
            <text:p>94.1</text:p>
          </table:table-cell>
          <table:table-cell office:value-type="float" office:value="1.3" calcext:value-type="float">
            <text:p>1.3</text:p>
          </table:table-cell>
          <table:table-cell office:value-type="float" office:value="437520" calcext:value-type="float">
            <text:p>437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0671" calcext:value-type="float">
            <text:p>400671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87044" calcext:value-type="float">
            <text:p>587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0897" calcext:value-type="float">
            <text:p>400897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69240" calcext:value-type="float">
            <text:p>769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1124" calcext:value-type="float">
            <text:p>401124</text:p>
          </table:table-cell>
          <table:table-cell office:value-type="float" office:value="94.1" calcext:value-type="float">
            <text:p>94.1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1351" calcext:value-type="float">
            <text:p>40135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1579" calcext:value-type="float">
            <text:p>401579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1808" calcext:value-type="float">
            <text:p>401808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2036" calcext:value-type="float">
            <text:p>40203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2264" calcext:value-type="float">
            <text:p>40226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2485" calcext:value-type="float">
            <text:p>402485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2710" calcext:value-type="float">
            <text:p>40271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2943" calcext:value-type="float">
            <text:p>40294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3170" calcext:value-type="float">
            <text:p>40317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3394" calcext:value-type="float">
            <text:p>40339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3616" calcext:value-type="float">
            <text:p>40361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3840" calcext:value-type="float">
            <text:p>40384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4070" calcext:value-type="float">
            <text:p>40407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8216" calcext:value-type="float">
            <text:p>71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4297" calcext:value-type="float">
            <text:p>404297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6628" calcext:value-type="float">
            <text:p>886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4524" calcext:value-type="float">
            <text:p>404524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4750" calcext:value-type="float">
            <text:p>40475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7684" calcext:value-type="float">
            <text:p>787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4974" calcext:value-type="float">
            <text:p>40497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5203" calcext:value-type="float">
            <text:p>40520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5432" calcext:value-type="float">
            <text:p>405432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5659" calcext:value-type="float">
            <text:p>40565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5882" calcext:value-type="float">
            <text:p>40588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2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6111" calcext:value-type="float">
            <text:p>406111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6335" calcext:value-type="float">
            <text:p>406335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2792" calcext:value-type="float">
            <text:p>8927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6562" calcext:value-type="float">
            <text:p>406562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6793" calcext:value-type="float">
            <text:p>406793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7014" calcext:value-type="float">
            <text:p>40701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7243" calcext:value-type="float">
            <text:p>407243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7470" calcext:value-type="float">
            <text:p>40747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7700" calcext:value-type="float">
            <text:p>407700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7927" calcext:value-type="float">
            <text:p>407927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5524" calcext:value-type="float">
            <text:p>995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8154" calcext:value-type="float">
            <text:p>408154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8382" calcext:value-type="float">
            <text:p>408382</text:p>
          </table:table-cell>
          <table:table-cell office:value-type="float" office:value="94.1" calcext:value-type="float">
            <text:p>9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8608" calcext:value-type="float">
            <text:p>408608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8837" calcext:value-type="float">
            <text:p>408837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9066" calcext:value-type="float">
            <text:p>409066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9296" calcext:value-type="float">
            <text:p>409296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9526" calcext:value-type="float">
            <text:p>409526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9755" calcext:value-type="float">
            <text:p>409755</text:p>
          </table:table-cell>
          <table:table-cell office:value-type="float" office:value="94.1" calcext:value-type="float">
            <text:p>94.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09979" calcext:value-type="float">
            <text:p>40997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0208" calcext:value-type="float">
            <text:p>410208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0432" calcext:value-type="float">
            <text:p>41043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0660" calcext:value-type="float">
            <text:p>410660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0884" calcext:value-type="float">
            <text:p>410884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1110" calcext:value-type="float">
            <text:p>41111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1334" calcext:value-type="float">
            <text:p>41133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1562" calcext:value-type="float">
            <text:p>41156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9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1788" calcext:value-type="float">
            <text:p>41178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2016" calcext:value-type="float">
            <text:p>41201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2248" calcext:value-type="float">
            <text:p>41224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2472" calcext:value-type="float">
            <text:p>41247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2703" calcext:value-type="float">
            <text:p>41270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2931" calcext:value-type="float">
            <text:p>41293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3160" calcext:value-type="float">
            <text:p>41316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3389" calcext:value-type="float">
            <text:p>41338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3614" calcext:value-type="float">
            <text:p>41361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3840" calcext:value-type="float">
            <text:p>41384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4072" calcext:value-type="float">
            <text:p>41407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4300" calcext:value-type="float">
            <text:p>41430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4522" calcext:value-type="float">
            <text:p>41452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4751" calcext:value-type="float">
            <text:p>414751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4978" calcext:value-type="float">
            <text:p>414978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9708" calcext:value-type="float">
            <text:p>889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5205" calcext:value-type="float">
            <text:p>41520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5432" calcext:value-type="float">
            <text:p>41543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5663" calcext:value-type="float">
            <text:p>4156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5886" calcext:value-type="float">
            <text:p>415886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51376" calcext:value-type="float">
            <text:p>751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6116" calcext:value-type="float">
            <text:p>416116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1376" calcext:value-type="float">
            <text:p>751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6343" calcext:value-type="float">
            <text:p>41634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1376" calcext:value-type="float">
            <text:p>751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6570" calcext:value-type="float">
            <text:p>41657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803116" calcext:value-type="float">
            <text:p>803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6800" calcext:value-type="float">
            <text:p>416800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19012" calcext:value-type="float">
            <text:p>919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7025" calcext:value-type="float">
            <text:p>417025</text:p>
          </table:table-cell>
          <table:table-cell office:value-type="float" office:value="94.4" calcext:value-type="float">
            <text:p>94.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7257" calcext:value-type="float">
            <text:p>417257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7481" calcext:value-type="float">
            <text:p>41748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7708" calcext:value-type="float">
            <text:p>417708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7935" calcext:value-type="float">
            <text:p>417935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8163" calcext:value-type="float">
            <text:p>418163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8391" calcext:value-type="float">
            <text:p>418391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8619" calcext:value-type="float">
            <text:p>418619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8849" calcext:value-type="float">
            <text:p>418849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9077" calcext:value-type="float">
            <text:p>419077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9306" calcext:value-type="float">
            <text:p>419306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9530" calcext:value-type="float">
            <text:p>419530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9758" calcext:value-type="float">
            <text:p>419758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19987" calcext:value-type="float">
            <text:p>419987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0216" calcext:value-type="float">
            <text:p>420216</text:p>
          </table:table-cell>
          <table:table-cell office:value-type="float" office:value="94.1" calcext:value-type="float">
            <text:p>94.1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0442" calcext:value-type="float">
            <text:p>420442</text:p>
          </table:table-cell>
          <table:table-cell office:value-type="float" office:value="94.1" calcext:value-type="float">
            <text:p>94.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0671" calcext:value-type="float">
            <text:p>420671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0897" calcext:value-type="float">
            <text:p>420897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1121" calcext:value-type="float">
            <text:p>421121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1349" calcext:value-type="float">
            <text:p>421349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1578" calcext:value-type="float">
            <text:p>421578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1805" calcext:value-type="float">
            <text:p>421805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2037" calcext:value-type="float">
            <text:p>422037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2266" calcext:value-type="float">
            <text:p>422266</text:p>
          </table:table-cell>
          <table:table-cell office:value-type="float" office:value="94.4" calcext:value-type="float">
            <text:p>94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2494" calcext:value-type="float">
            <text:p>422494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2727" calcext:value-type="float">
            <text:p>422727</text:p>
          </table:table-cell>
          <table:table-cell office:value-type="float" office:value="88.9" calcext:value-type="float">
            <text:p>88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2956" calcext:value-type="float">
            <text:p>422956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3183" calcext:value-type="float">
            <text:p>423183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3414" calcext:value-type="float">
            <text:p>423414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3645" calcext:value-type="float">
            <text:p>423645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3873" calcext:value-type="float">
            <text:p>423873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4101" calcext:value-type="float">
            <text:p>424101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4331" calcext:value-type="float">
            <text:p>424331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4558" calcext:value-type="float">
            <text:p>424558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4787" calcext:value-type="float">
            <text:p>424787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5015" calcext:value-type="float">
            <text:p>425015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5246" calcext:value-type="float">
            <text:p>425246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5473" calcext:value-type="float">
            <text:p>425473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5705" calcext:value-type="float">
            <text:p>425705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5935" calcext:value-type="float">
            <text:p>425935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6162" calcext:value-type="float">
            <text:p>426162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6389" calcext:value-type="float">
            <text:p>426389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6618" calcext:value-type="float">
            <text:p>426618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6845" calcext:value-type="float">
            <text:p>426845</text:p>
          </table:table-cell>
          <table:table-cell office:value-type="float" office:value="94.4" calcext:value-type="float">
            <text:p>94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7073" calcext:value-type="float">
            <text:p>427073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7300" calcext:value-type="float">
            <text:p>427300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7530" calcext:value-type="float">
            <text:p>427530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7754" calcext:value-type="float">
            <text:p>427754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7982" calcext:value-type="float">
            <text:p>427982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8212" calcext:value-type="float">
            <text:p>428212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8435" calcext:value-type="float">
            <text:p>428435</text:p>
          </table:table-cell>
          <table:table-cell office:value-type="float" office:value="94.1" calcext:value-type="float">
            <text:p>94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8662" calcext:value-type="float">
            <text:p>428662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8890" calcext:value-type="float">
            <text:p>428890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9128" calcext:value-type="float">
            <text:p>429128</text:p>
          </table:table-cell>
          <table:table-cell office:value-type="float" office:value="94.4" calcext:value-type="float">
            <text:p>94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9358" calcext:value-type="float">
            <text:p>429358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9592" calcext:value-type="float">
            <text:p>429592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29822" calcext:value-type="float">
            <text:p>429822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0057" calcext:value-type="float">
            <text:p>430057</text:p>
          </table:table-cell>
          <table:table-cell office:value-type="float" office:value="5.6" calcext:value-type="float">
            <text:p>5.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0286" calcext:value-type="float">
            <text:p>430286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0512" calcext:value-type="float">
            <text:p>430512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0739" calcext:value-type="float">
            <text:p>430739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1010" calcext:value-type="float">
            <text:p>431010</text:p>
          </table:table-cell>
          <table:table-cell office:value-type="float" office:value="94.1" calcext:value-type="float">
            <text:p>94.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1238" calcext:value-type="float">
            <text:p>431238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81544" calcext:value-type="float">
            <text:p>181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1468" calcext:value-type="float">
            <text:p>431468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6064" calcext:value-type="float">
            <text:p>1960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1691" calcext:value-type="float">
            <text:p>431691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0088" calcext:value-type="float">
            <text:p>220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1917" calcext:value-type="float">
            <text:p>431917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3320" calcext:value-type="float">
            <text:p>243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2141" calcext:value-type="float">
            <text:p>432141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6288" calcext:value-type="float">
            <text:p>266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2368" calcext:value-type="float">
            <text:p>432368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9256" calcext:value-type="float">
            <text:p>289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2590" calcext:value-type="float">
            <text:p>43259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2224" calcext:value-type="float">
            <text:p>3122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2817" calcext:value-type="float">
            <text:p>432817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7040" calcext:value-type="float">
            <text:p>337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3045" calcext:value-type="float">
            <text:p>433045</text:p>
          </table:table-cell>
          <table:table-cell office:value-type="float" office:value="94.1" calcext:value-type="float">
            <text:p>94.1</text:p>
          </table:table-cell>
          <table:table-cell office:value-type="float" office:value="1.1" calcext:value-type="float">
            <text:p>1.1</text:p>
          </table:table-cell>
          <table:table-cell office:value-type="float" office:value="360008" calcext:value-type="float">
            <text:p>360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3274" calcext:value-type="float">
            <text:p>433274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3504" calcext:value-type="float">
            <text:p>383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3499" calcext:value-type="float">
            <text:p>433499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408584" calcext:value-type="float">
            <text:p>4085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3725" calcext:value-type="float">
            <text:p>433725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4720" calcext:value-type="float">
            <text:p>434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3952" calcext:value-type="float">
            <text:p>433952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0328" calcext:value-type="float">
            <text:p>460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4178" calcext:value-type="float">
            <text:p>434178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85936" calcext:value-type="float">
            <text:p>485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4406" calcext:value-type="float">
            <text:p>434406</text:p>
          </table:table-cell>
          <table:table-cell office:value-type="float" office:value="88.9" calcext:value-type="float">
            <text:p>88.9</text:p>
          </table:table-cell>
          <table:table-cell office:value-type="float" office:value="1.6" calcext:value-type="float">
            <text:p>1.6</text:p>
          </table:table-cell>
          <table:table-cell office:value-type="float" office:value="510752" calcext:value-type="float">
            <text:p>5107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4632" calcext:value-type="float">
            <text:p>434632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35304" calcext:value-type="float">
            <text:p>535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4854" calcext:value-type="float">
            <text:p>434854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0912" calcext:value-type="float">
            <text:p>560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5079" calcext:value-type="float">
            <text:p>435079</text:p>
          </table:table-cell>
          <table:table-cell office:value-type="float" office:value="94.4" calcext:value-type="float">
            <text:p>94.4</text:p>
          </table:table-cell>
          <table:table-cell office:value-type="float" office:value="1.8" calcext:value-type="float">
            <text:p>1.8</text:p>
          </table:table-cell>
          <table:table-cell office:value-type="float" office:value="586256" calcext:value-type="float">
            <text:p>586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5308" calcext:value-type="float">
            <text:p>435308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96024" calcext:value-type="float">
            <text:p>796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5545" calcext:value-type="float">
            <text:p>435545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204" calcext:value-type="float">
            <text:p>728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5766" calcext:value-type="float">
            <text:p>435766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5736" calcext:value-type="float">
            <text:p>8857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5988" calcext:value-type="float">
            <text:p>435988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6214" calcext:value-type="float">
            <text:p>43621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6442" calcext:value-type="float">
            <text:p>43644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6669" calcext:value-type="float">
            <text:p>436669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6896" calcext:value-type="float">
            <text:p>43689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7118" calcext:value-type="float">
            <text:p>437118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7349" calcext:value-type="float">
            <text:p>43734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7573" calcext:value-type="float">
            <text:p>43757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7806" calcext:value-type="float">
            <text:p>43780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8038" calcext:value-type="float">
            <text:p>438038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8269" calcext:value-type="float">
            <text:p>43826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8496" calcext:value-type="float">
            <text:p>43849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8721" calcext:value-type="float">
            <text:p>43872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8947" calcext:value-type="float">
            <text:p>43894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9176" calcext:value-type="float">
            <text:p>439176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9402" calcext:value-type="float">
            <text:p>43940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9631" calcext:value-type="float">
            <text:p>43963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39862" calcext:value-type="float">
            <text:p>43986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0093" calcext:value-type="float">
            <text:p>44009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0322" calcext:value-type="float">
            <text:p>44032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0548" calcext:value-type="float">
            <text:p>44054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0776" calcext:value-type="float">
            <text:p>440776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1005" calcext:value-type="float">
            <text:p>44100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1231" calcext:value-type="float">
            <text:p>44123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1458" calcext:value-type="float">
            <text:p>441458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1682" calcext:value-type="float">
            <text:p>441682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1907" calcext:value-type="float">
            <text:p>441907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2129" calcext:value-type="float">
            <text:p>44212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2352" calcext:value-type="float">
            <text:p>442352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2582" calcext:value-type="float">
            <text:p>442582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2811" calcext:value-type="float">
            <text:p>442811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3037" calcext:value-type="float">
            <text:p>443037</text:p>
          </table:table-cell>
          <table:table-cell office:value-type="float" office:value="94.1" calcext:value-type="float">
            <text:p>94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3266" calcext:value-type="float">
            <text:p>443266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3493" calcext:value-type="float">
            <text:p>443493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3720" calcext:value-type="float">
            <text:p>443720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3945" calcext:value-type="float">
            <text:p>44394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4174" calcext:value-type="float">
            <text:p>44417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4399" calcext:value-type="float">
            <text:p>444399</text:p>
          </table:table-cell>
          <table:table-cell office:value-type="float" office:value="94.4" calcext:value-type="float">
            <text:p>94.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4628" calcext:value-type="float">
            <text:p>444628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4855" calcext:value-type="float">
            <text:p>44485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5080" calcext:value-type="float">
            <text:p>445080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5305" calcext:value-type="float">
            <text:p>445305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5537" calcext:value-type="float">
            <text:p>445537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5762" calcext:value-type="float">
            <text:p>445762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5990" calcext:value-type="float">
            <text:p>445990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6220" calcext:value-type="float">
            <text:p>44622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6448" calcext:value-type="float">
            <text:p>446448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6670" calcext:value-type="float">
            <text:p>446670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6889" calcext:value-type="float">
            <text:p>446889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7116" calcext:value-type="float">
            <text:p>447116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7348" calcext:value-type="float">
            <text:p>447348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7580" calcext:value-type="float">
            <text:p>447580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7808" calcext:value-type="float">
            <text:p>447808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8037" calcext:value-type="float">
            <text:p>448037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8263" calcext:value-type="float">
            <text:p>44826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8491" calcext:value-type="float">
            <text:p>448491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8710" calcext:value-type="float">
            <text:p>448710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8941" calcext:value-type="float">
            <text:p>448941</text:p>
          </table:table-cell>
          <table:table-cell office:value-type="float" office:value="94.1" calcext:value-type="float">
            <text:p>94.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9167" calcext:value-type="float">
            <text:p>449167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9395" calcext:value-type="float">
            <text:p>449395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9626" calcext:value-type="float">
            <text:p>44962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49857" calcext:value-type="float">
            <text:p>449857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0080" calcext:value-type="float">
            <text:p>450080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0307" calcext:value-type="float">
            <text:p>450307</text:p>
          </table:table-cell>
          <table:table-cell office:value-type="float" office:value="94.4" calcext:value-type="float">
            <text:p>9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0534" calcext:value-type="float">
            <text:p>450534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0760" calcext:value-type="float">
            <text:p>450760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0984" calcext:value-type="float">
            <text:p>450984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1212" calcext:value-type="float">
            <text:p>45121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1438" calcext:value-type="float">
            <text:p>451438</text:p>
          </table:table-cell>
          <table:table-cell office:value-type="float" office:value="94.4" calcext:value-type="float">
            <text:p>94.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1668" calcext:value-type="float">
            <text:p>45166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1896" calcext:value-type="float">
            <text:p>451896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2127" calcext:value-type="float">
            <text:p>45212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2353" calcext:value-type="float">
            <text:p>452353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2579" calcext:value-type="float">
            <text:p>45257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2803" calcext:value-type="float">
            <text:p>452803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3024" calcext:value-type="float">
            <text:p>45302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3249" calcext:value-type="float">
            <text:p>45324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3470" calcext:value-type="float">
            <text:p>453470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3694" calcext:value-type="float">
            <text:p>45369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3922" calcext:value-type="float">
            <text:p>45392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4153" calcext:value-type="float">
            <text:p>454153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4382" calcext:value-type="float">
            <text:p>45438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4602" calcext:value-type="float">
            <text:p>45460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4827" calcext:value-type="float">
            <text:p>45482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5054" calcext:value-type="float">
            <text:p>45505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5281" calcext:value-type="float">
            <text:p>455281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5505" calcext:value-type="float">
            <text:p>45550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5735" calcext:value-type="float">
            <text:p>45573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5957" calcext:value-type="float">
            <text:p>45595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6179" calcext:value-type="float">
            <text:p>45617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6406" calcext:value-type="float">
            <text:p>456406</text:p>
          </table:table-cell>
          <table:table-cell office:value-type="float" office:value="94.4" calcext:value-type="float">
            <text:p>94.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6636" calcext:value-type="float">
            <text:p>45663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6864" calcext:value-type="float">
            <text:p>456864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7088" calcext:value-type="float">
            <text:p>457088</text:p>
          </table:table-cell>
          <table:table-cell office:value-type="float" office:value="94.1" calcext:value-type="float">
            <text:p>9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7316" calcext:value-type="float">
            <text:p>457316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7546" calcext:value-type="float">
            <text:p>45754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7774" calcext:value-type="float">
            <text:p>45777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7998" calcext:value-type="float">
            <text:p>45799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8224" calcext:value-type="float">
            <text:p>45822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8449" calcext:value-type="float">
            <text:p>458449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8676" calcext:value-type="float">
            <text:p>458676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8911" calcext:value-type="float">
            <text:p>45891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9134" calcext:value-type="float">
            <text:p>459134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9357" calcext:value-type="float">
            <text:p>45935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9578" calcext:value-type="float">
            <text:p>459578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59805" calcext:value-type="float">
            <text:p>459805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0034" calcext:value-type="float">
            <text:p>46003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0258" calcext:value-type="float">
            <text:p>460258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0485" calcext:value-type="float">
            <text:p>460485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0711" calcext:value-type="float">
            <text:p>460711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0938" calcext:value-type="float">
            <text:p>460938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1170" calcext:value-type="float">
            <text:p>461170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1395" calcext:value-type="float">
            <text:p>461395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1621" calcext:value-type="float">
            <text:p>461621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1848" calcext:value-type="float">
            <text:p>461848</text:p>
          </table:table-cell>
          <table:table-cell office:value-type="float" office:value="94.4" calcext:value-type="float">
            <text:p>9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2077" calcext:value-type="float">
            <text:p>462077</text:p>
          </table:table-cell>
          <table:table-cell office:value-type="float" office:value="88.9" calcext:value-type="float">
            <text:p>88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2304" calcext:value-type="float">
            <text:p>462304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2532" calcext:value-type="float">
            <text:p>462532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2756" calcext:value-type="float">
            <text:p>462756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2984" calcext:value-type="float">
            <text:p>46298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3207" calcext:value-type="float">
            <text:p>463207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3430" calcext:value-type="float">
            <text:p>463430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3658" calcext:value-type="float">
            <text:p>463658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3886" calcext:value-type="float">
            <text:p>46388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4110" calcext:value-type="float">
            <text:p>464110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4335" calcext:value-type="float">
            <text:p>464335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4562" calcext:value-type="float">
            <text:p>46456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4790" calcext:value-type="float">
            <text:p>464790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5017" calcext:value-type="float">
            <text:p>465017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5240" calcext:value-type="float">
            <text:p>465240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5467" calcext:value-type="float">
            <text:p>465467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5693" calcext:value-type="float">
            <text:p>465693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5923" calcext:value-type="float">
            <text:p>465923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6147" calcext:value-type="float">
            <text:p>466147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6374" calcext:value-type="float">
            <text:p>466374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6598" calcext:value-type="float">
            <text:p>466598</text:p>
          </table:table-cell>
          <table:table-cell office:value-type="float" office:value="94.4" calcext:value-type="float">
            <text:p>94.4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6825" calcext:value-type="float">
            <text:p>466825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7047" calcext:value-type="float">
            <text:p>467047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7272" calcext:value-type="float">
            <text:p>467272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7498" calcext:value-type="float">
            <text:p>467498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7724" calcext:value-type="float">
            <text:p>467724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7950" calcext:value-type="float">
            <text:p>467950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8176" calcext:value-type="float">
            <text:p>468176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8404" calcext:value-type="float">
            <text:p>468404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8629" calcext:value-type="float">
            <text:p>468629</text:p>
          </table:table-cell>
          <table:table-cell office:value-type="float" office:value="94.4" calcext:value-type="float">
            <text:p>94.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8860" calcext:value-type="float">
            <text:p>468860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9089" calcext:value-type="float">
            <text:p>469089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9322" calcext:value-type="float">
            <text:p>469322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9553" calcext:value-type="float">
            <text:p>469553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69778" calcext:value-type="float">
            <text:p>469778</text:p>
          </table:table-cell>
          <table:table-cell office:value-type="float" office:value="94.4" calcext:value-type="float">
            <text:p>94.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0008" calcext:value-type="float">
            <text:p>470008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0246" calcext:value-type="float">
            <text:p>470246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0478" calcext:value-type="float">
            <text:p>47047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0704" calcext:value-type="float">
            <text:p>470704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0934" calcext:value-type="float">
            <text:p>470934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1161" calcext:value-type="float">
            <text:p>47116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1389" calcext:value-type="float">
            <text:p>471389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1613" calcext:value-type="float">
            <text:p>47161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1846" calcext:value-type="float">
            <text:p>471846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2077" calcext:value-type="float">
            <text:p>472077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2301" calcext:value-type="float">
            <text:p>47230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2531" calcext:value-type="float">
            <text:p>47253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2763" calcext:value-type="float">
            <text:p>47276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2990" calcext:value-type="float">
            <text:p>47299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3214" calcext:value-type="float">
            <text:p>473214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3443" calcext:value-type="float">
            <text:p>47344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3671" calcext:value-type="float">
            <text:p>473671</text:p>
          </table:table-cell>
          <table:table-cell office:value-type="float" office:value="94.1" calcext:value-type="float">
            <text:p>94.1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3897" calcext:value-type="float">
            <text:p>47389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4118" calcext:value-type="float">
            <text:p>47411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4349" calcext:value-type="float">
            <text:p>474349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4577" calcext:value-type="float">
            <text:p>474577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4810" calcext:value-type="float">
            <text:p>474810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5038" calcext:value-type="float">
            <text:p>475038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5266" calcext:value-type="float">
            <text:p>47526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5494" calcext:value-type="float">
            <text:p>475494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5712" calcext:value-type="float">
            <text:p>475712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5938" calcext:value-type="float">
            <text:p>475938</text:p>
          </table:table-cell>
          <table:table-cell office:value-type="float" office:value="88.9" calcext:value-type="float">
            <text:p>88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6163" calcext:value-type="float">
            <text:p>476163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6392" calcext:value-type="float">
            <text:p>476392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6619" calcext:value-type="float">
            <text:p>476619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6844" calcext:value-type="float">
            <text:p>47684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7068" calcext:value-type="float">
            <text:p>477068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7293" calcext:value-type="float">
            <text:p>477293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7523" calcext:value-type="float">
            <text:p>477523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7751" calcext:value-type="float">
            <text:p>477751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7973" calcext:value-type="float">
            <text:p>477973</text:p>
          </table:table-cell>
          <table:table-cell office:value-type="float" office:value="94.1" calcext:value-type="float">
            <text:p>94.1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8198" calcext:value-type="float">
            <text:p>47819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8421" calcext:value-type="float">
            <text:p>478421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8643" calcext:value-type="float">
            <text:p>478643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8869" calcext:value-type="float">
            <text:p>478869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9092" calcext:value-type="float">
            <text:p>479092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9325" calcext:value-type="float">
            <text:p>479325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9551" calcext:value-type="float">
            <text:p>479551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9777" calcext:value-type="float">
            <text:p>479777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79999" calcext:value-type="float">
            <text:p>479999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0230" calcext:value-type="float">
            <text:p>480230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0458" calcext:value-type="float">
            <text:p>480458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0687" calcext:value-type="float">
            <text:p>480687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0922" calcext:value-type="float">
            <text:p>480922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1151" calcext:value-type="float">
            <text:p>481151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1379" calcext:value-type="float">
            <text:p>481379</text:p>
          </table:table-cell>
          <table:table-cell office:value-type="float" office:value="94.1" calcext:value-type="float">
            <text:p>94.1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1604" calcext:value-type="float">
            <text:p>481604</text:p>
          </table:table-cell>
          <table:table-cell office:value-type="float" office:value="41.2" calcext:value-type="float">
            <text:p>41.2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1830" calcext:value-type="float">
            <text:p>481830</text:p>
          </table:table-cell>
          <table:table-cell office:value-type="float" office:value="5.9" calcext:value-type="float">
            <text:p>5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2056" calcext:value-type="float">
            <text:p>482056</text:p>
          </table:table-cell>
          <table:table-cell office:value-type="float" office:value="11.8" calcext:value-type="float">
            <text:p>11.8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2287" calcext:value-type="float">
            <text:p>482287</text:p>
          </table:table-cell>
          <table:table-cell office:value-type="float" office:value="11.8" calcext:value-type="float">
            <text:p>11.8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2516" calcext:value-type="float">
            <text:p>482516</text:p>
          </table:table-cell>
          <table:table-cell office:value-type="float" office:value="11.8" calcext:value-type="float">
            <text:p>11.8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2744" calcext:value-type="float">
            <text:p>482744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2972" calcext:value-type="float">
            <text:p>482972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3195" calcext:value-type="float">
            <text:p>48319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3422" calcext:value-type="float">
            <text:p>483422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3646" calcext:value-type="float">
            <text:p>483646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3876" calcext:value-type="float">
            <text:p>483876</text:p>
          </table:table-cell>
          <table:table-cell office:value-type="float" office:value="76.5" calcext:value-type="float">
            <text:p>76.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4101" calcext:value-type="float">
            <text:p>484101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4328" calcext:value-type="float">
            <text:p>484328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4556" calcext:value-type="float">
            <text:p>484556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4780" calcext:value-type="float">
            <text:p>484780</text:p>
          </table:table-cell>
          <table:table-cell office:value-type="float" office:value="70.6" calcext:value-type="float">
            <text:p>70.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5010" calcext:value-type="float">
            <text:p>48501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5241" calcext:value-type="float">
            <text:p>48524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5467" calcext:value-type="float">
            <text:p>485467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5697" calcext:value-type="float">
            <text:p>485697</text:p>
          </table:table-cell>
          <table:table-cell office:value-type="float" office:value="83.3" calcext:value-type="float">
            <text:p>83.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5929" calcext:value-type="float">
            <text:p>48592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6158" calcext:value-type="float">
            <text:p>486158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6384" calcext:value-type="float">
            <text:p>486384</text:p>
          </table:table-cell>
          <table:table-cell office:value-type="float" office:value="64.7" calcext:value-type="float">
            <text:p>64.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6611" calcext:value-type="float">
            <text:p>48661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6838" calcext:value-type="float">
            <text:p>486838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7066" calcext:value-type="float">
            <text:p>487066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7292" calcext:value-type="float">
            <text:p>487292</text:p>
          </table:table-cell>
          <table:table-cell office:value-type="float" office:value="94.1" calcext:value-type="float">
            <text:p>94.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7530" calcext:value-type="float">
            <text:p>48753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7757" calcext:value-type="float">
            <text:p>487757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4912" calcext:value-type="float">
            <text:p>424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7983" calcext:value-type="float">
            <text:p>48798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7776" calcext:value-type="float">
            <text:p>2777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8210" calcext:value-type="float">
            <text:p>488210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286992" calcext:value-type="float">
            <text:p>286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8434" calcext:value-type="float">
            <text:p>488434</text:p>
          </table:table-cell>
          <table:table-cell office:value-type="float" office:value="76.5" calcext:value-type="float">
            <text:p>76.5</text:p>
          </table:table-cell>
          <table:table-cell office:value-type="float" office:value="0.8" calcext:value-type="float">
            <text:p>0.8</text:p>
          </table:table-cell>
          <table:table-cell office:value-type="float" office:value="277264" calcext:value-type="float">
            <text:p>277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8664" calcext:value-type="float">
            <text:p>488664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7264" calcext:value-type="float">
            <text:p>277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51737" calcext:value-type="float">
            <text:p>1451737</text:p>
          </table:table-cell>
          <table:table-cell office:value-type="float" office:value="488889" calcext:value-type="float">
            <text:p>488889</text:p>
          </table:table-cell>
          <table:table-cell office:value-type="float" office:value="76.5" calcext:value-type="float">
            <text:p>76.5</text:p>
          </table:table-cell>
          <table:table-cell office:value-type="float" office:value="0.9" calcext:value-type="float">
            <text:p>0.9</text:p>
          </table:table-cell>
          <table:table-cell office:value-type="float" office:value="306284" calcext:value-type="float">
            <text:p>306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9119" calcext:value-type="float">
            <text:p>48911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23:21:28.277664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30T16:04:43.761127248</dc:date>
    <meta:editing-duration>PT11H10M48S</meta:editing-duration>
    <meta:editing-cycles>3</meta:editing-cycles>
    <meta:generator>LibreOffice/6.4.7.2$Linux_X86_64 LibreOffice_project/40$Build-2</meta:generator>
    <meta:document-statistic meta:table-count="1" meta:cell-count="150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'bench-morph-dl-1'.B1:'bench-morph-dl-1'.D2150" chart:data-source-has-labels="both" svg:x="0.32cm" svg:y="0.18cm" svg:width="12.349cm" svg:height="8.64cm">
          <chartooo:coordinate-region svg:x="1.127cm" svg:y="0.18cm" svg:width="11.542cm" svg:height="7.125cm"/>
          <chart:axis chart:dimension="x" chart:name="primary-x" chart:style-name="ch4" chartooo:axis-type="auto">
            <chartooo:date-scale/>
            <chart:categories table:cell-range-address="'bench-morph-dl-1'.B2:'bench-morph-dl-1'.B21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nch-morph-dl-1'.C2:'bench-morph-dl-1'.C2150" chart:label-cell-address="'bench-morph-dl-1'.C1:'bench-morph-dl-1'.C1" chart:class="chart:line">
            <chart:data-point chart:repeated="2149"/>
          </chart:series>
          <chart:series chart:style-name="ch7" chart:values-cell-range-address="'bench-morph-dl-1'.D2:'bench-morph-dl-1'.D2150" chart:label-cell-address="'bench-morph-dl-1'.D1:'bench-morph-dl-1'.D1" chart:class="chart:line">
            <chart:data-point chart:repeated="21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'bench-morph-dl-1'.C1:'bench-morph-dl-1'.C1</svg:desc>
                </draw:g>
              </table:table-cell>
              <table:table-cell office:value-type="string">
                <text:p>Memory %</text:p>
                <draw:g>
                  <svg:desc>'bench-morph-dl-1'.D1:'bench-morph-dl-1'.D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bench-morph-dl-1'.B2:'bench-morph-dl-1'.B2150</svg:desc>
                </draw:g>
              </table:table-cell>
              <table:table-cell office:value-type="float" office:value="99.9">
                <text:p>99.9</text:p>
                <draw:g>
                  <svg:desc>'bench-morph-dl-1'.C2:'bench-morph-dl-1'.C2150</svg:desc>
                </draw:g>
              </table:table-cell>
              <table:table-cell office:value-type="float" office:value="0.2">
                <text:p>0.2</text:p>
                <draw:g>
                  <svg:desc>'bench-morph-dl-1'.D2:'bench-morph-dl-1'.D2150</svg:desc>
                </draw:g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94.4">
                <text:p>94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94.4">
                <text:p>94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66.7">
                <text:p>66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64.7">
                <text:p>64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74">
                <text:p>2074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94.1">
                <text:p>94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29">
                <text:p>2529</text:p>
              </table:table-cell>
              <table:table-cell office:value-type="float" office:value="82.4">
                <text:p>82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52">
                <text:p>2752</text:p>
              </table:table-cell>
              <table:table-cell office:value-type="float" office:value="88.2">
                <text:p>88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977">
                <text:p>2977</text:p>
              </table:table-cell>
              <table:table-cell office:value-type="float" office:value="88.2">
                <text:p>88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198">
                <text:p>3198</text:p>
              </table:table-cell>
              <table:table-cell office:value-type="float" office:value="94.1">
                <text:p>9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415">
                <text:p>3415</text:p>
              </table:table-cell>
              <table:table-cell office:value-type="float" office:value="94.1">
                <text:p>9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647">
                <text:p>3647</text:p>
              </table:table-cell>
              <table:table-cell office:value-type="float" office:value="88.9">
                <text:p>88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874">
                <text:p>3874</text:p>
              </table:table-cell>
              <table:table-cell office:value-type="float" office:value="99.9">
                <text:p>9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98">
                <text:p>4098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27">
                <text:p>4327</text:p>
              </table:table-cell>
              <table:table-cell office:value-type="float" office:value="94.4">
                <text:p>94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556">
                <text:p>4556</text:p>
              </table:table-cell>
              <table:table-cell office:value-type="float" office:value="94.4">
                <text:p>94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786">
                <text:p>4786</text:p>
              </table:table-cell>
              <table:table-cell office:value-type="float" office:value="94.4">
                <text:p>94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12">
                <text:p>5012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35">
                <text:p>5235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463">
                <text:p>5463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687">
                <text:p>5687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909">
                <text:p>5909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132">
                <text:p>6132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357">
                <text:p>6357</text:p>
              </table:table-cell>
              <table:table-cell office:value-type="float" office:value="94.4">
                <text:p>9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6585">
                <text:p>6585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809">
                <text:p>6809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036">
                <text:p>7036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267">
                <text:p>7267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7491">
                <text:p>7491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7716">
                <text:p>7716</text:p>
              </table:table-cell>
              <table:table-cell office:value-type="float" office:value="94.4">
                <text:p>9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44">
                <text:p>7944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8170">
                <text:p>8170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8407">
                <text:p>8407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636">
                <text:p>8636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862">
                <text:p>8862</text:p>
              </table:table-cell>
              <table:table-cell office:value-type="float" office:value="94.1">
                <text:p>94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089">
                <text:p>9089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9314">
                <text:p>9314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9546">
                <text:p>9546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9772">
                <text:p>9772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9999">
                <text:p>9999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227">
                <text:p>10227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453">
                <text:p>10453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679">
                <text:p>10679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905">
                <text:p>10905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1134">
                <text:p>11134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1360">
                <text:p>11360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1584">
                <text:p>11584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1809">
                <text:p>11809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2032">
                <text:p>12032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2260">
                <text:p>12260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2486">
                <text:p>12486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2713">
                <text:p>12713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2940">
                <text:p>12940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3163">
                <text:p>13163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3390">
                <text:p>13390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3622">
                <text:p>13622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3850">
                <text:p>13850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4079">
                <text:p>14079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4308">
                <text:p>14308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534">
                <text:p>14534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4755">
                <text:p>1475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4980">
                <text:p>14980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5209">
                <text:p>15209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5435">
                <text:p>15435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5661">
                <text:p>15661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5892">
                <text:p>15892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6121">
                <text:p>16121</text:p>
              </table:table-cell>
              <table:table-cell office:value-type="float" office:value="94.1">
                <text:p>94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6345">
                <text:p>16345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6572">
                <text:p>1657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6799">
                <text:p>16799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7028">
                <text:p>17028</text:p>
              </table:table-cell>
              <table:table-cell office:value-type="float" office:value="88.9">
                <text:p>88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7256">
                <text:p>17256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485">
                <text:p>17485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7708">
                <text:p>17708</text:p>
              </table:table-cell>
              <table:table-cell office:value-type="float" office:value="88.9">
                <text:p>8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7939">
                <text:p>17939</text:p>
              </table:table-cell>
              <table:table-cell office:value-type="float" office:value="94.1">
                <text:p>94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167">
                <text:p>18167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8396">
                <text:p>18396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8629">
                <text:p>18629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8858">
                <text:p>18858</text:p>
              </table:table-cell>
              <table:table-cell office:value-type="float" office:value="94.4">
                <text:p>94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9086">
                <text:p>19086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9311">
                <text:p>19311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542">
                <text:p>19542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9770">
                <text:p>19770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98">
                <text:p>19998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0220">
                <text:p>20220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0448">
                <text:p>20448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0674">
                <text:p>20674</text:p>
              </table:table-cell>
              <table:table-cell office:value-type="float" office:value="94.1">
                <text:p>94.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1126">
                <text:p>21126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1348">
                <text:p>21348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1577">
                <text:p>21577</text:p>
              </table:table-cell>
              <table:table-cell office:value-type="float" office:value="94.4">
                <text:p>94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1802">
                <text:p>21802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2024">
                <text:p>22024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2252">
                <text:p>22252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2478">
                <text:p>22478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2702">
                <text:p>22702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2930">
                <text:p>22930</text:p>
              </table:table-cell>
              <table:table-cell office:value-type="float" office:value="88.9">
                <text:p>8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3155">
                <text:p>23155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3385">
                <text:p>23385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3604">
                <text:p>23604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3831">
                <text:p>23831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4058">
                <text:p>24058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4286">
                <text:p>24286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4516">
                <text:p>24516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745">
                <text:p>2474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4973">
                <text:p>24973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198">
                <text:p>25198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5425">
                <text:p>25425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5653">
                <text:p>25653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5878">
                <text:p>25878</text:p>
              </table:table-cell>
              <table:table-cell office:value-type="float" office:value="94.4">
                <text:p>9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6105">
                <text:p>26105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6326">
                <text:p>26326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6550">
                <text:p>26550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6780">
                <text:p>26780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004">
                <text:p>2700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234">
                <text:p>2723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464">
                <text:p>2746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690">
                <text:p>27690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919">
                <text:p>27919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8153">
                <text:p>28153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8380">
                <text:p>28380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8604">
                <text:p>2860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8832">
                <text:p>28832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055">
                <text:p>29055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282">
                <text:p>29282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513">
                <text:p>29513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744">
                <text:p>29744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9972">
                <text:p>29972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195">
                <text:p>30195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0425">
                <text:p>30425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0652">
                <text:p>30652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0881">
                <text:p>30881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1107">
                <text:p>31107</text:p>
              </table:table-cell>
              <table:table-cell office:value-type="float" office:value="94.4">
                <text:p>9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1340">
                <text:p>31340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1568">
                <text:p>31568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1795">
                <text:p>31795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2019">
                <text:p>32019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2244">
                <text:p>32244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2473">
                <text:p>32473</text:p>
              </table:table-cell>
              <table:table-cell office:value-type="float" office:value="94.4">
                <text:p>94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707">
                <text:p>32707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2934">
                <text:p>32934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3158">
                <text:p>33158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3387">
                <text:p>33387</text:p>
              </table:table-cell>
              <table:table-cell office:value-type="float" office:value="94.4">
                <text:p>94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3614">
                <text:p>33614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3841">
                <text:p>33841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4073">
                <text:p>34073</text:p>
              </table:table-cell>
              <table:table-cell office:value-type="float" office:value="94.1">
                <text:p>94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4305">
                <text:p>34305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4530">
                <text:p>34530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4759">
                <text:p>34759</text:p>
              </table:table-cell>
              <table:table-cell office:value-type="float" office:value="94.4">
                <text:p>94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4986">
                <text:p>34986</text:p>
              </table:table-cell>
              <table:table-cell office:value-type="float" office:value="94.4">
                <text:p>94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5217">
                <text:p>35217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5441">
                <text:p>35441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5664">
                <text:p>35664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891">
                <text:p>35891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6117">
                <text:p>36117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6341">
                <text:p>36341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566">
                <text:p>36566</text:p>
              </table:table-cell>
              <table:table-cell office:value-type="float" office:value="88.9">
                <text:p>88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792">
                <text:p>36792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37023">
                <text:p>37023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7249">
                <text:p>37249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37470">
                <text:p>37470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695">
                <text:p>37695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922">
                <text:p>37922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152">
                <text:p>38152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8377">
                <text:p>38377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8599">
                <text:p>38599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8826">
                <text:p>38826</text:p>
              </table:table-cell>
              <table:table-cell office:value-type="float" office:value="94.4">
                <text:p>94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9274">
                <text:p>39274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39497">
                <text:p>39497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9726">
                <text:p>39726</text:p>
              </table:table-cell>
              <table:table-cell office:value-type="float" office:value="94.4">
                <text:p>94.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39955">
                <text:p>39955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403">
                <text:p>40403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0862">
                <text:p>40862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1313">
                <text:p>41313</text:p>
              </table:table-cell>
              <table:table-cell office:value-type="float" office:value="99.9">
                <text:p>99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41536">
                <text:p>41536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1767">
                <text:p>41767</text:p>
              </table:table-cell>
              <table:table-cell office:value-type="float" office:value="94.4">
                <text:p>94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94.4">
                <text:p>94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2898">
                <text:p>42898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3352">
                <text:p>43352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94.4">
                <text:p>94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94.4">
                <text:p>94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99.9">
                <text:p>99.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94.4">
                <text:p>94.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651">
                <text:p>45651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5879">
                <text:p>45879</text:p>
              </table:table-cell>
              <table:table-cell office:value-type="float" office:value="94.4">
                <text:p>94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6110">
                <text:p>46110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6342">
                <text:p>46342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46574">
                <text:p>46574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6803">
                <text:p>46803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47031">
                <text:p>47031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7260">
                <text:p>47260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7490">
                <text:p>47490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7948">
                <text:p>47948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8170">
                <text:p>48170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8395">
                <text:p>48395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8618">
                <text:p>48618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8844">
                <text:p>48844</text:p>
              </table:table-cell>
              <table:table-cell office:value-type="float" office:value="94.1">
                <text:p>94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9066">
                <text:p>49066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9298">
                <text:p>49298</text:p>
              </table:table-cell>
              <table:table-cell office:value-type="float" office:value="94.4">
                <text:p>94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9525">
                <text:p>49525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9756">
                <text:p>49756</text:p>
              </table:table-cell>
              <table:table-cell office:value-type="float" office:value="94.4">
                <text:p>94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9985">
                <text:p>49985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50209">
                <text:p>50209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50436">
                <text:p>50436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50664">
                <text:p>50664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50889">
                <text:p>50889</text:p>
              </table:table-cell>
              <table:table-cell office:value-type="float" office:value="94.4">
                <text:p>94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51121">
                <text:p>51121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51354">
                <text:p>51354</text:p>
              </table:table-cell>
              <table:table-cell office:value-type="float" office:value="99.9">
                <text:p>99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51577">
                <text:p>51577</text:p>
              </table:table-cell>
              <table:table-cell office:value-type="float" office:value="99.9">
                <text:p>99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51799">
                <text:p>51799</text:p>
              </table:table-cell>
              <table:table-cell office:value-type="float" office:value="94.4">
                <text:p>94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52027">
                <text:p>52027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52266">
                <text:p>52266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99.9">
                <text:p>99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52728">
                <text:p>52728</text:p>
              </table:table-cell>
              <table:table-cell office:value-type="float" office:value="94.4">
                <text:p>94.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52963">
                <text:p>52963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53189">
                <text:p>53189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53421">
                <text:p>53421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53652">
                <text:p>53652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3881">
                <text:p>53881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4105">
                <text:p>54105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4331">
                <text:p>54331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4553">
                <text:p>54553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4778">
                <text:p>54778</text:p>
              </table:table-cell>
              <table:table-cell office:value-type="float" office:value="94.4">
                <text:p>94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5003">
                <text:p>55003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5226">
                <text:p>55226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5454">
                <text:p>55454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5684">
                <text:p>55684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5907">
                <text:p>55907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6133">
                <text:p>56133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6358">
                <text:p>56358</text:p>
              </table:table-cell>
              <table:table-cell office:value-type="float" office:value="94.4">
                <text:p>94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6587">
                <text:p>56587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6810">
                <text:p>56810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7037">
                <text:p>57037</text:p>
              </table:table-cell>
              <table:table-cell office:value-type="float" office:value="94.4">
                <text:p>94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7266">
                <text:p>57266</text:p>
              </table:table-cell>
              <table:table-cell office:value-type="float" office:value="99.9">
                <text:p>99.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7497">
                <text:p>57497</text:p>
              </table:table-cell>
              <table:table-cell office:value-type="float" office:value="99.9">
                <text:p>99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57729">
                <text:p>57729</text:p>
              </table:table-cell>
              <table:table-cell office:value-type="float" office:value="99.9">
                <text:p>99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57959">
                <text:p>57959</text:p>
              </table:table-cell>
              <table:table-cell office:value-type="float" office:value="94.4">
                <text:p>94.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58187">
                <text:p>58187</text:p>
              </table:table-cell>
              <table:table-cell office:value-type="float" office:value="94.4">
                <text:p>94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58413">
                <text:p>58413</text:p>
              </table:table-cell>
              <table:table-cell office:value-type="float" office:value="99.9">
                <text:p>99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58649">
                <text:p>58649</text:p>
              </table:table-cell>
              <table:table-cell office:value-type="float" office:value="94.4">
                <text:p>94.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58881">
                <text:p>58881</text:p>
              </table:table-cell>
              <table:table-cell office:value-type="float" office:value="99.9">
                <text:p>99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59111">
                <text:p>59111</text:p>
              </table:table-cell>
              <table:table-cell office:value-type="float" office:value="99.9">
                <text:p>99.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59341">
                <text:p>59341</text:p>
              </table:table-cell>
              <table:table-cell office:value-type="float" office:value="99.9">
                <text:p>99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564">
                <text:p>59564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59793">
                <text:p>59793</text:p>
              </table:table-cell>
              <table:table-cell office:value-type="float" office:value="99.9">
                <text:p>99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60021">
                <text:p>60021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60252">
                <text:p>60252</text:p>
              </table:table-cell>
              <table:table-cell office:value-type="float" office:value="99.9">
                <text:p>99.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60483">
                <text:p>60483</text:p>
              </table:table-cell>
              <table:table-cell office:value-type="float" office:value="99.9">
                <text:p>99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60709">
                <text:p>60709</text:p>
              </table:table-cell>
              <table:table-cell office:value-type="float" office:value="99.9">
                <text:p>99.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60934">
                <text:p>60934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1168">
                <text:p>61168</text:p>
              </table:table-cell>
              <table:table-cell office:value-type="float" office:value="99.9">
                <text:p>99.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61404">
                <text:p>61404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61635">
                <text:p>61635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865">
                <text:p>61865</text:p>
              </table:table-cell>
              <table:table-cell office:value-type="float" office:value="99.9">
                <text:p>99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62097">
                <text:p>62097</text:p>
              </table:table-cell>
              <table:table-cell office:value-type="float" office:value="99.9">
                <text:p>99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62321">
                <text:p>62321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2551">
                <text:p>62551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2780">
                <text:p>62780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3008">
                <text:p>63008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3232">
                <text:p>63232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3460">
                <text:p>63460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3689">
                <text:p>63689</text:p>
              </table:table-cell>
              <table:table-cell office:value-type="float" office:value="94.4">
                <text:p>94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3917">
                <text:p>63917</text:p>
              </table:table-cell>
              <table:table-cell office:value-type="float" office:value="94.4">
                <text:p>94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4145">
                <text:p>64145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4369">
                <text:p>64369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4599">
                <text:p>64599</text:p>
              </table:table-cell>
              <table:table-cell office:value-type="float" office:value="94.1">
                <text:p>94.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4831">
                <text:p>64831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5060">
                <text:p>65060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5282">
                <text:p>65282</text:p>
              </table:table-cell>
              <table:table-cell office:value-type="float" office:value="94.1">
                <text:p>94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5510">
                <text:p>65510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5738">
                <text:p>65738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5964">
                <text:p>65964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6190">
                <text:p>66190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6422">
                <text:p>66422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6647">
                <text:p>66647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6877">
                <text:p>66877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7104">
                <text:p>67104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7328">
                <text:p>67328</text:p>
              </table:table-cell>
              <table:table-cell office:value-type="float" office:value="94.4">
                <text:p>94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7555">
                <text:p>67555</text:p>
              </table:table-cell>
              <table:table-cell office:value-type="float" office:value="99.9">
                <text:p>99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67783">
                <text:p>67783</text:p>
              </table:table-cell>
              <table:table-cell office:value-type="float" office:value="99.9">
                <text:p>99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68011">
                <text:p>68011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8240">
                <text:p>68240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8468">
                <text:p>68468</text:p>
              </table:table-cell>
              <table:table-cell office:value-type="float" office:value="94.4">
                <text:p>94.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8696">
                <text:p>68696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8921">
                <text:p>68921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9153">
                <text:p>69153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9376">
                <text:p>69376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9602">
                <text:p>69602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69828">
                <text:p>69828</text:p>
              </table:table-cell>
              <table:table-cell office:value-type="float" office:value="94.4">
                <text:p>94.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70058">
                <text:p>70058</text:p>
              </table:table-cell>
              <table:table-cell office:value-type="float" office:value="94.4">
                <text:p>94.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70287">
                <text:p>70287</text:p>
              </table:table-cell>
              <table:table-cell office:value-type="float" office:value="99.9">
                <text:p>99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70519">
                <text:p>70519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0744">
                <text:p>70744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0973">
                <text:p>70973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94.4">
                <text:p>94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1431">
                <text:p>71431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1658">
                <text:p>71658</text:p>
              </table:table-cell>
              <table:table-cell office:value-type="float" office:value="94.4">
                <text:p>94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1888">
                <text:p>71888</text:p>
              </table:table-cell>
              <table:table-cell office:value-type="float" office:value="94.4">
                <text:p>94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2117">
                <text:p>72117</text:p>
              </table:table-cell>
              <table:table-cell office:value-type="float" office:value="94.4">
                <text:p>94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2346">
                <text:p>72346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2570">
                <text:p>72570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2799">
                <text:p>72799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3030">
                <text:p>73030</text:p>
              </table:table-cell>
              <table:table-cell office:value-type="float" office:value="99.9">
                <text:p>99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73255">
                <text:p>73255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3479">
                <text:p>73479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3705">
                <text:p>73705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3935">
                <text:p>73935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4162">
                <text:p>74162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4386">
                <text:p>74386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4610">
                <text:p>74610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4834">
                <text:p>74834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5066">
                <text:p>75066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5295">
                <text:p>75295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5520">
                <text:p>75520</text:p>
              </table:table-cell>
              <table:table-cell office:value-type="float" office:value="99.9">
                <text:p>99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5747">
                <text:p>75747</text:p>
              </table:table-cell>
              <table:table-cell office:value-type="float" office:value="94.4">
                <text:p>94.4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5976">
                <text:p>75976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6205">
                <text:p>76205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6434">
                <text:p>76434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6663">
                <text:p>76663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6888">
                <text:p>76888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7116">
                <text:p>77116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7347">
                <text:p>77347</text:p>
              </table:table-cell>
              <table:table-cell office:value-type="float" office:value="94.4">
                <text:p>94.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7573">
                <text:p>77573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7802">
                <text:p>77802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8029">
                <text:p>78029</text:p>
              </table:table-cell>
              <table:table-cell office:value-type="float" office:value="99.9">
                <text:p>99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8258">
                <text:p>78258</text:p>
              </table:table-cell>
              <table:table-cell office:value-type="float" office:value="94.4">
                <text:p>94.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78487">
                <text:p>78487</text:p>
              </table:table-cell>
              <table:table-cell office:value-type="float" office:value="99.9">
                <text:p>99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78718">
                <text:p>78718</text:p>
              </table:table-cell>
              <table:table-cell office:value-type="float" office:value="94.4">
                <text:p>94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78948">
                <text:p>78948</text:p>
              </table:table-cell>
              <table:table-cell office:value-type="float" office:value="94.4">
                <text:p>94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79172">
                <text:p>79172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79402">
                <text:p>79402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79631">
                <text:p>79631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79858">
                <text:p>79858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80083">
                <text:p>80083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80311">
                <text:p>80311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80539">
                <text:p>80539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80765">
                <text:p>80765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80987">
                <text:p>80987</text:p>
              </table:table-cell>
              <table:table-cell office:value-type="float" office:value="99.9">
                <text:p>99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81218">
                <text:p>81218</text:p>
              </table:table-cell>
              <table:table-cell office:value-type="float" office:value="94.4">
                <text:p>94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1450">
                <text:p>81450</text:p>
              </table:table-cell>
              <table:table-cell office:value-type="float" office:value="94.4">
                <text:p>94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1681">
                <text:p>81681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1911">
                <text:p>81911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140">
                <text:p>82140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370">
                <text:p>82370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828">
                <text:p>82828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056">
                <text:p>83056</text:p>
              </table:table-cell>
              <table:table-cell office:value-type="float" office:value="94.4">
                <text:p>94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284">
                <text:p>83284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514">
                <text:p>83514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743">
                <text:p>83743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971">
                <text:p>83971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4198">
                <text:p>84198</text:p>
              </table:table-cell>
              <table:table-cell office:value-type="float" office:value="94.4">
                <text:p>9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4428">
                <text:p>84428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4653">
                <text:p>84653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4879">
                <text:p>84879</text:p>
              </table:table-cell>
              <table:table-cell office:value-type="float" office:value="94.4">
                <text:p>9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5109">
                <text:p>85109</text:p>
              </table:table-cell>
              <table:table-cell office:value-type="float" office:value="94.4">
                <text:p>94.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5339">
                <text:p>85339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5564">
                <text:p>85564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5794">
                <text:p>85794</text:p>
              </table:table-cell>
              <table:table-cell office:value-type="float" office:value="99.9">
                <text:p>99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86020">
                <text:p>86020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86250">
                <text:p>86250</text:p>
              </table:table-cell>
              <table:table-cell office:value-type="float" office:value="94.4">
                <text:p>94.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86477">
                <text:p>86477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99.9">
                <text:p>99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6936">
                <text:p>86936</text:p>
              </table:table-cell>
              <table:table-cell office:value-type="float" office:value="88.9">
                <text:p>88.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87167">
                <text:p>87167</text:p>
              </table:table-cell>
              <table:table-cell office:value-type="float" office:value="99.9">
                <text:p>99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7392">
                <text:p>87392</text:p>
              </table:table-cell>
              <table:table-cell office:value-type="float" office:value="99.9">
                <text:p>99.9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87622">
                <text:p>87622</text:p>
              </table:table-cell>
              <table:table-cell office:value-type="float" office:value="99.9">
                <text:p>99.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87849">
                <text:p>87849</text:p>
              </table:table-cell>
              <table:table-cell office:value-type="float" office:value="99.9">
                <text:p>99.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88078">
                <text:p>88078</text:p>
              </table:table-cell>
              <table:table-cell office:value-type="float" office:value="94.4">
                <text:p>94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88309">
                <text:p>88309</text:p>
              </table:table-cell>
              <table:table-cell office:value-type="float" office:value="99.9">
                <text:p>99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88538">
                <text:p>88538</text:p>
              </table:table-cell>
              <table:table-cell office:value-type="float" office:value="99.9">
                <text:p>99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88768">
                <text:p>88768</text:p>
              </table:table-cell>
              <table:table-cell office:value-type="float" office:value="94.4">
                <text:p>94.4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88997">
                <text:p>88997</text:p>
              </table:table-cell>
              <table:table-cell office:value-type="float" office:value="99.9">
                <text:p>99.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89228">
                <text:p>89228</text:p>
              </table:table-cell>
              <table:table-cell office:value-type="float" office:value="99.9">
                <text:p>99.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float" office:value="89456">
                <text:p>89456</text:p>
              </table:table-cell>
              <table:table-cell office:value-type="float" office:value="99.9">
                <text:p>99.9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89686">
                <text:p>89686</text:p>
              </table:table-cell>
              <table:table-cell office:value-type="float" office:value="99.9">
                <text:p>99.9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89914">
                <text:p>89914</text:p>
              </table:table-cell>
              <table:table-cell office:value-type="float" office:value="99.9">
                <text:p>99.9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90133">
                <text:p>90133</text:p>
              </table:table-cell>
              <table:table-cell office:value-type="float" office:value="94.1">
                <text:p>94.1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float" office:value="90363">
                <text:p>90363</text:p>
              </table:table-cell>
              <table:table-cell office:value-type="float" office:value="99.9">
                <text:p>99.9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float" office:value="90593">
                <text:p>90593</text:p>
              </table:table-cell>
              <table:table-cell office:value-type="float" office:value="99.9">
                <text:p>99.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float" office:value="90818">
                <text:p>90818</text:p>
              </table:table-cell>
              <table:table-cell office:value-type="float" office:value="94.1">
                <text:p>94.1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float" office:value="91044">
                <text:p>91044</text:p>
              </table:table-cell>
              <table:table-cell office:value-type="float" office:value="94.1">
                <text:p>94.1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float" office:value="91272">
                <text:p>91272</text:p>
              </table:table-cell>
              <table:table-cell office:value-type="float" office:value="99.9">
                <text:p>99.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91504">
                <text:p>91504</text:p>
              </table:table-cell>
              <table:table-cell office:value-type="float" office:value="99.9">
                <text:p>99.9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91732">
                <text:p>91732</text:p>
              </table:table-cell>
              <table:table-cell office:value-type="float" office:value="99.9">
                <text:p>99.9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91955">
                <text:p>91955</text:p>
              </table:table-cell>
              <table:table-cell office:value-type="float" office:value="94.4">
                <text:p>94.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float" office:value="92185">
                <text:p>92185</text:p>
              </table:table-cell>
              <table:table-cell office:value-type="float" office:value="99.9">
                <text:p>99.9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float" office:value="92409">
                <text:p>92409</text:p>
              </table:table-cell>
              <table:table-cell office:value-type="float" office:value="99.9">
                <text:p>99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92635">
                <text:p>92635</text:p>
              </table:table-cell>
              <table:table-cell office:value-type="float" office:value="99.9">
                <text:p>99.9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92859">
                <text:p>92859</text:p>
              </table:table-cell>
              <table:table-cell office:value-type="float" office:value="94.4">
                <text:p>94.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93088">
                <text:p>93088</text:p>
              </table:table-cell>
              <table:table-cell office:value-type="float" office:value="88.9">
                <text:p>88.9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93322">
                <text:p>93322</text:p>
              </table:table-cell>
              <table:table-cell office:value-type="float" office:value="99.9">
                <text:p>99.9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93551">
                <text:p>93551</text:p>
              </table:table-cell>
              <table:table-cell office:value-type="float" office:value="99.9">
                <text:p>99.9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93787">
                <text:p>93787</text:p>
              </table:table-cell>
              <table:table-cell office:value-type="float" office:value="99.9">
                <text:p>99.9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float" office:value="94018">
                <text:p>94018</text:p>
              </table:table-cell>
              <table:table-cell office:value-type="float" office:value="99.9">
                <text:p>99.9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float" office:value="94245">
                <text:p>94245</text:p>
              </table:table-cell>
              <table:table-cell office:value-type="float" office:value="94.1">
                <text:p>94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4461">
                <text:p>94461</text:p>
              </table:table-cell>
              <table:table-cell office:value-type="float" office:value="99.9">
                <text:p>99.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4688">
                <text:p>94688</text:p>
              </table:table-cell>
              <table:table-cell office:value-type="float" office:value="99.9">
                <text:p>99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94927">
                <text:p>94927</text:p>
              </table:table-cell>
              <table:table-cell office:value-type="float" office:value="99.9">
                <text:p>99.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float" office:value="95154">
                <text:p>95154</text:p>
              </table:table-cell>
              <table:table-cell office:value-type="float" office:value="99.9">
                <text:p>99.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5383">
                <text:p>95383</text:p>
              </table:table-cell>
              <table:table-cell office:value-type="float" office:value="99.9">
                <text:p>99.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95609">
                <text:p>95609</text:p>
              </table:table-cell>
              <table:table-cell office:value-type="float" office:value="99.9">
                <text:p>99.9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95833">
                <text:p>95833</text:p>
              </table:table-cell>
              <table:table-cell office:value-type="float" office:value="99.9">
                <text:p>99.9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96064">
                <text:p>96064</text:p>
              </table:table-cell>
              <table:table-cell office:value-type="float" office:value="99.9">
                <text:p>99.9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float" office:value="96290">
                <text:p>96290</text:p>
              </table:table-cell>
              <table:table-cell office:value-type="float" office:value="99.9">
                <text:p>99.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6529">
                <text:p>96529</text:p>
              </table:table-cell>
              <table:table-cell office:value-type="float" office:value="99.9">
                <text:p>99.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float" office:value="96759">
                <text:p>96759</text:p>
              </table:table-cell>
              <table:table-cell office:value-type="float" office:value="94.4">
                <text:p>94.4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96989">
                <text:p>96989</text:p>
              </table:table-cell>
              <table:table-cell office:value-type="float" office:value="99.9">
                <text:p>99.9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97222">
                <text:p>97222</text:p>
              </table:table-cell>
              <table:table-cell office:value-type="float" office:value="99.9">
                <text:p>99.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97451">
                <text:p>97451</text:p>
              </table:table-cell>
              <table:table-cell office:value-type="float" office:value="99.9">
                <text:p>99.9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float" office:value="97678">
                <text:p>97678</text:p>
              </table:table-cell>
              <table:table-cell office:value-type="float" office:value="99.9">
                <text:p>99.9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97907">
                <text:p>97907</text:p>
              </table:table-cell>
              <table:table-cell office:value-type="float" office:value="94.4">
                <text:p>94.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98141">
                <text:p>98141</text:p>
              </table:table-cell>
              <table:table-cell office:value-type="float" office:value="99.9">
                <text:p>99.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98369">
                <text:p>98369</text:p>
              </table:table-cell>
              <table:table-cell office:value-type="float" office:value="99.9">
                <text:p>99.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8603">
                <text:p>98603</text:p>
              </table:table-cell>
              <table:table-cell office:value-type="float" office:value="94.1">
                <text:p>94.1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98831">
                <text:p>98831</text:p>
              </table:table-cell>
              <table:table-cell office:value-type="float" office:value="99.9">
                <text:p>99.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99057">
                <text:p>99057</text:p>
              </table:table-cell>
              <table:table-cell office:value-type="float" office:value="99.9">
                <text:p>99.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99281">
                <text:p>99281</text:p>
              </table:table-cell>
              <table:table-cell office:value-type="float" office:value="99.9">
                <text:p>9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99512">
                <text:p>99512</text:p>
              </table:table-cell>
              <table:table-cell office:value-type="float" office:value="94.1">
                <text:p>94.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99740">
                <text:p>99740</text:p>
              </table:table-cell>
              <table:table-cell office:value-type="float" office:value="99.9">
                <text:p>99.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99963">
                <text:p>99963</text:p>
              </table:table-cell>
              <table:table-cell office:value-type="float" office:value="99.9">
                <text:p>99.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00192">
                <text:p>100192</text:p>
              </table:table-cell>
              <table:table-cell office:value-type="float" office:value="99.9">
                <text:p>99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0420">
                <text:p>100420</text:p>
              </table:table-cell>
              <table:table-cell office:value-type="float" office:value="99.9">
                <text:p>99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0649">
                <text:p>100649</text:p>
              </table:table-cell>
              <table:table-cell office:value-type="float" office:value="94.4">
                <text:p>94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0875">
                <text:p>100875</text:p>
              </table:table-cell>
              <table:table-cell office:value-type="float" office:value="99.9">
                <text:p>99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1103">
                <text:p>101103</text:p>
              </table:table-cell>
              <table:table-cell office:value-type="float" office:value="99.9">
                <text:p>99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1331">
                <text:p>101331</text:p>
              </table:table-cell>
              <table:table-cell office:value-type="float" office:value="99.9">
                <text:p>99.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01558">
                <text:p>101558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1783">
                <text:p>101783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2010">
                <text:p>102010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2235">
                <text:p>102235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2464">
                <text:p>102464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2688">
                <text:p>102688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2912">
                <text:p>102912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3141">
                <text:p>103141</text:p>
              </table:table-cell>
              <table:table-cell office:value-type="float" office:value="99.9">
                <text:p>9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03371">
                <text:p>103371</text:p>
              </table:table-cell>
              <table:table-cell office:value-type="float" office:value="99.9">
                <text:p>99.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03599">
                <text:p>103599</text:p>
              </table:table-cell>
              <table:table-cell office:value-type="float" office:value="99.9">
                <text:p>99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3829">
                <text:p>103829</text:p>
              </table:table-cell>
              <table:table-cell office:value-type="float" office:value="94.4">
                <text:p>94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4060">
                <text:p>104060</text:p>
              </table:table-cell>
              <table:table-cell office:value-type="float" office:value="99.9">
                <text:p>99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4289">
                <text:p>104289</text:p>
              </table:table-cell>
              <table:table-cell office:value-type="float" office:value="94.4">
                <text:p>94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4516">
                <text:p>104516</text:p>
              </table:table-cell>
              <table:table-cell office:value-type="float" office:value="94.1">
                <text:p>94.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4746">
                <text:p>104746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4974">
                <text:p>104974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5202">
                <text:p>105202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5430">
                <text:p>105430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5659">
                <text:p>105659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5886">
                <text:p>105886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6113">
                <text:p>106113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6340">
                <text:p>106340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6570">
                <text:p>106570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6799">
                <text:p>106799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7025">
                <text:p>107025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7251">
                <text:p>107251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7484">
                <text:p>107484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7716">
                <text:p>107716</text:p>
              </table:table-cell>
              <table:table-cell office:value-type="float" office:value="94.4">
                <text:p>94.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7947">
                <text:p>107947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8174">
                <text:p>108174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8400">
                <text:p>108400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8629">
                <text:p>108629</text:p>
              </table:table-cell>
              <table:table-cell office:value-type="float" office:value="94.4">
                <text:p>94.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8862">
                <text:p>108862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9095">
                <text:p>109095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9321">
                <text:p>109321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9550">
                <text:p>109550</text:p>
              </table:table-cell>
              <table:table-cell office:value-type="float" office:value="94.1">
                <text:p>94.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09779">
                <text:p>109779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0013">
                <text:p>110013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0237">
                <text:p>110237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0464">
                <text:p>110464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0698">
                <text:p>110698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0927">
                <text:p>110927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1151">
                <text:p>111151</text:p>
              </table:table-cell>
              <table:table-cell office:value-type="float" office:value="31.2">
                <text:p>3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1379">
                <text:p>111379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1604">
                <text:p>111604</text:p>
              </table:table-cell>
              <table:table-cell office:value-type="float" office:value="0">
                <text:p>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1834">
                <text:p>111834</text:p>
              </table:table-cell>
              <table:table-cell office:value-type="float" office:value="5.6">
                <text:p>5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2070">
                <text:p>112070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2299">
                <text:p>112299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2533">
                <text:p>112533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2762">
                <text:p>112762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2995">
                <text:p>112995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3221">
                <text:p>113221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3449">
                <text:p>113449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3684">
                <text:p>113684</text:p>
              </table:table-cell>
              <table:table-cell office:value-type="float" office:value="11.8">
                <text:p>11.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3914">
                <text:p>113914</text:p>
              </table:table-cell>
              <table:table-cell office:value-type="float" office:value="11.8">
                <text:p>11.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4148">
                <text:p>114148</text:p>
              </table:table-cell>
              <table:table-cell office:value-type="float" office:value="5.6">
                <text:p>5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4381">
                <text:p>114381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4616">
                <text:p>114616</text:p>
              </table:table-cell>
              <table:table-cell office:value-type="float" office:value="0">
                <text:p>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4843">
                <text:p>114843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5072">
                <text:p>115072</text:p>
              </table:table-cell>
              <table:table-cell office:value-type="float" office:value="5.9">
                <text:p>5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5307">
                <text:p>115307</text:p>
              </table:table-cell>
              <table:table-cell office:value-type="float" office:value="82.4">
                <text:p>82.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5533">
                <text:p>115533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5754">
                <text:p>115754</text:p>
              </table:table-cell>
              <table:table-cell office:value-type="float" office:value="99.9">
                <text:p>99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15984">
                <text:p>115984</text:p>
              </table:table-cell>
              <table:table-cell office:value-type="float" office:value="99.9">
                <text:p>99.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116213">
                <text:p>116213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116444">
                <text:p>116444</text:p>
              </table:table-cell>
              <table:table-cell office:value-type="float" office:value="99.9">
                <text:p>99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16670">
                <text:p>116670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16899">
                <text:p>116899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17125">
                <text:p>11712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17351">
                <text:p>11735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17580">
                <text:p>117580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17811">
                <text:p>117811</text:p>
              </table:table-cell>
              <table:table-cell office:value-type="float" office:value="94.1">
                <text:p>94.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18041">
                <text:p>118041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18271">
                <text:p>118271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18499">
                <text:p>118499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18720">
                <text:p>118720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18951">
                <text:p>118951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19179">
                <text:p>119179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19403">
                <text:p>119403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9627">
                <text:p>119627</text:p>
              </table:table-cell>
              <table:table-cell office:value-type="float" office:value="94.4">
                <text:p>94.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19855">
                <text:p>119855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20077">
                <text:p>120077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20303">
                <text:p>120303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20530">
                <text:p>120530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20759">
                <text:p>120759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20991">
                <text:p>120991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21220">
                <text:p>121220</text:p>
              </table:table-cell>
              <table:table-cell office:value-type="float" office:value="94.1">
                <text:p>94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21445">
                <text:p>121445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1674">
                <text:p>121674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1902">
                <text:p>121902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2126">
                <text:p>122126</text:p>
              </table:table-cell>
              <table:table-cell office:value-type="float" office:value="94.4">
                <text:p>94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2352">
                <text:p>122352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2581">
                <text:p>122581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2814">
                <text:p>122814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3040">
                <text:p>123040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3270">
                <text:p>123270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3497">
                <text:p>123497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3727">
                <text:p>123727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3953">
                <text:p>123953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4174">
                <text:p>124174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4397">
                <text:p>124397</text:p>
              </table:table-cell>
              <table:table-cell office:value-type="float" office:value="94.4">
                <text:p>94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4624">
                <text:p>124624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4853">
                <text:p>124853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5075">
                <text:p>125075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5304">
                <text:p>125304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5532">
                <text:p>125532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5755">
                <text:p>125755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5985">
                <text:p>125985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6206">
                <text:p>126206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26428">
                <text:p>126428</text:p>
              </table:table-cell>
              <table:table-cell office:value-type="float" office:value="94.4">
                <text:p>94.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26656">
                <text:p>126656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26883">
                <text:p>126883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27112">
                <text:p>127112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7342">
                <text:p>127342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27571">
                <text:p>127571</text:p>
              </table:table-cell>
              <table:table-cell office:value-type="float" office:value="94.1">
                <text:p>94.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7800">
                <text:p>127800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28024">
                <text:p>128024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8249">
                <text:p>128249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28476">
                <text:p>128476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28707">
                <text:p>128707</text:p>
              </table:table-cell>
              <table:table-cell office:value-type="float" office:value="94.1">
                <text:p>94.1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28930">
                <text:p>128930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29154">
                <text:p>129154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29385">
                <text:p>129385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29614">
                <text:p>129614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29840">
                <text:p>129840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30069">
                <text:p>130069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30297">
                <text:p>130297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30524">
                <text:p>130524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30751">
                <text:p>130751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0980">
                <text:p>130980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31206">
                <text:p>131206</text:p>
              </table:table-cell>
              <table:table-cell office:value-type="float" office:value="94.4">
                <text:p>94.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31436">
                <text:p>131436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31666">
                <text:p>131666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31897">
                <text:p>131897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32125">
                <text:p>132125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32352">
                <text:p>132352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32577">
                <text:p>132577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2800">
                <text:p>132800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33027">
                <text:p>133027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33253">
                <text:p>133253</text:p>
              </table:table-cell>
              <table:table-cell office:value-type="float" office:value="94.1">
                <text:p>94.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33479">
                <text:p>133479</text:p>
              </table:table-cell>
              <table:table-cell office:value-type="float" office:value="88.9">
                <text:p>88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33706">
                <text:p>133706</text:p>
              </table:table-cell>
              <table:table-cell office:value-type="float" office:value="94.4">
                <text:p>94.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33932">
                <text:p>133932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34157">
                <text:p>134157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34391">
                <text:p>134391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34618">
                <text:p>134618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34845">
                <text:p>134845</text:p>
              </table:table-cell>
              <table:table-cell office:value-type="float" office:value="94.1">
                <text:p>94.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35070">
                <text:p>135070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5302">
                <text:p>135302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35525">
                <text:p>135525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35751">
                <text:p>135751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35975">
                <text:p>135975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36205">
                <text:p>136205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6431">
                <text:p>136431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136656">
                <text:p>136656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36883">
                <text:p>136883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7112">
                <text:p>137112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37339">
                <text:p>137339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37566">
                <text:p>137566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37796">
                <text:p>137796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38024">
                <text:p>138024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38252">
                <text:p>138252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38478">
                <text:p>138478</text:p>
              </table:table-cell>
              <table:table-cell office:value-type="float" office:value="94.4">
                <text:p>94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38704">
                <text:p>138704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38935">
                <text:p>138935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39165">
                <text:p>139165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39386">
                <text:p>139386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39607">
                <text:p>139607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39833">
                <text:p>139833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0060">
                <text:p>140060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0282">
                <text:p>140282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0515">
                <text:p>140515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0741">
                <text:p>140741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0971">
                <text:p>140971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1202">
                <text:p>141202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1428">
                <text:p>141428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41658">
                <text:p>141658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41888">
                <text:p>141888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42123">
                <text:p>142123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42351">
                <text:p>14235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42581">
                <text:p>142581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42804">
                <text:p>142804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43030">
                <text:p>14303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43253">
                <text:p>143253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43479">
                <text:p>143479</text:p>
              </table:table-cell>
              <table:table-cell office:value-type="float" office:value="94.4">
                <text:p>94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43709">
                <text:p>143709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43936">
                <text:p>143936</text:p>
              </table:table-cell>
              <table:table-cell office:value-type="float" office:value="94.1">
                <text:p>94.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4162">
                <text:p>144162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44390">
                <text:p>144390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4618">
                <text:p>144618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44842">
                <text:p>144842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45068">
                <text:p>145068</text:p>
              </table:table-cell>
              <table:table-cell office:value-type="float" office:value="94.4">
                <text:p>94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5294">
                <text:p>145294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45531">
                <text:p>145531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45761">
                <text:p>145761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45994">
                <text:p>14599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6222">
                <text:p>146222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46451">
                <text:p>146451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46681">
                <text:p>146681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46907">
                <text:p>146907</text:p>
              </table:table-cell>
              <table:table-cell office:value-type="float" office:value="99.9">
                <text:p>99.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7129">
                <text:p>14712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7354">
                <text:p>14735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7580">
                <text:p>14758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7803">
                <text:p>14780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8028">
                <text:p>14802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8253">
                <text:p>14825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8478">
                <text:p>14847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8699">
                <text:p>148699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8927">
                <text:p>148927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9157">
                <text:p>149157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9384">
                <text:p>14938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9610">
                <text:p>14961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9840">
                <text:p>14984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0067">
                <text:p>150067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0292">
                <text:p>15029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0516">
                <text:p>15051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0741">
                <text:p>15074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0968">
                <text:p>15096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1193">
                <text:p>15119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1423">
                <text:p>15142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1653">
                <text:p>15165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1886">
                <text:p>151886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2115">
                <text:p>152115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52347">
                <text:p>152347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2576">
                <text:p>152576</text:p>
              </table:table-cell>
              <table:table-cell office:value-type="float" office:value="94.4">
                <text:p>94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2807">
                <text:p>152807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3034">
                <text:p>153034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53260">
                <text:p>153260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53488">
                <text:p>153488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3711">
                <text:p>15371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3938">
                <text:p>153938</text:p>
              </table:table-cell>
              <table:table-cell office:value-type="float" office:value="94.4">
                <text:p>94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54167">
                <text:p>154167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54394">
                <text:p>154394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4622">
                <text:p>154622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54850">
                <text:p>154850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5076">
                <text:p>155076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55303">
                <text:p>155303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55531">
                <text:p>155531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55755">
                <text:p>155755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55980">
                <text:p>155980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56212">
                <text:p>156212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6437">
                <text:p>156437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56664">
                <text:p>156664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56893">
                <text:p>15689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57118">
                <text:p>157118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57345">
                <text:p>157345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57575">
                <text:p>157575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57801">
                <text:p>157801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58024">
                <text:p>158024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58251">
                <text:p>158251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58480">
                <text:p>158480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58706">
                <text:p>158706</text:p>
              </table:table-cell>
              <table:table-cell office:value-type="float" office:value="94.4">
                <text:p>94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8933">
                <text:p>158933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59157">
                <text:p>159157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59379">
                <text:p>159379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59606">
                <text:p>159606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59836">
                <text:p>159836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064">
                <text:p>16006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60290">
                <text:p>160290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60521">
                <text:p>160521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60744">
                <text:p>160744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60970">
                <text:p>160970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61199">
                <text:p>161199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61426">
                <text:p>161426</text:p>
              </table:table-cell>
              <table:table-cell office:value-type="float" office:value="88.9">
                <text:p>88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61656">
                <text:p>161656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61883">
                <text:p>161883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62113">
                <text:p>162113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62336">
                <text:p>162336</text:p>
              </table:table-cell>
              <table:table-cell office:value-type="float" office:value="94.4">
                <text:p>94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62566">
                <text:p>162566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62795">
                <text:p>16279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63022">
                <text:p>163022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3260">
                <text:p>163260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63488">
                <text:p>163488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63715">
                <text:p>163715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3943">
                <text:p>163943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4176">
                <text:p>164176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4406">
                <text:p>164406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4631">
                <text:p>16463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4861">
                <text:p>16486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5084">
                <text:p>165084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5313">
                <text:p>165313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5543">
                <text:p>165543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5767">
                <text:p>16576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5994">
                <text:p>165994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6219">
                <text:p>166219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6445">
                <text:p>166445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6670">
                <text:p>166670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6893">
                <text:p>166893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7121">
                <text:p>16712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7351">
                <text:p>16735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7581">
                <text:p>16758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7813">
                <text:p>167813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8038">
                <text:p>168038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8265">
                <text:p>168265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68490">
                <text:p>168490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68715">
                <text:p>168715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68941">
                <text:p>168941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69164">
                <text:p>169164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9399">
                <text:p>169399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9629">
                <text:p>169629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69854">
                <text:p>16985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0085">
                <text:p>17008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0311">
                <text:p>17031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0539">
                <text:p>170539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0765">
                <text:p>170765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70991">
                <text:p>170991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71219">
                <text:p>171219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71446">
                <text:p>171446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71672">
                <text:p>171672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71901">
                <text:p>171901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2130">
                <text:p>172130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72361">
                <text:p>172361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72584">
                <text:p>172584</text:p>
              </table:table-cell>
              <table:table-cell office:value-type="float" office:value="94.1">
                <text:p>94.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72815">
                <text:p>172815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73045">
                <text:p>173045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73273">
                <text:p>173273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3506">
                <text:p>173506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73733">
                <text:p>173733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73961">
                <text:p>173961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74189">
                <text:p>174189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174413">
                <text:p>174413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74643">
                <text:p>174643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74872">
                <text:p>174872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75096">
                <text:p>175096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75324">
                <text:p>175324</text:p>
              </table:table-cell>
              <table:table-cell office:value-type="float" office:value="94.1">
                <text:p>94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75552">
                <text:p>175552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75779">
                <text:p>175779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76006">
                <text:p>176006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76238">
                <text:p>176238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76461">
                <text:p>176461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76689">
                <text:p>176689</text:p>
              </table:table-cell>
              <table:table-cell office:value-type="float" office:value="94.4">
                <text:p>94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76921">
                <text:p>176921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77152">
                <text:p>177152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77382">
                <text:p>177382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7607">
                <text:p>177607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77837">
                <text:p>177837</text:p>
              </table:table-cell>
              <table:table-cell office:value-type="float" office:value="94.4">
                <text:p>9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78069">
                <text:p>178069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78296">
                <text:p>178296</text:p>
              </table:table-cell>
              <table:table-cell office:value-type="float" office:value="99.9">
                <text:p>99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78524">
                <text:p>178524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8753">
                <text:p>178753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78976">
                <text:p>178976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79204">
                <text:p>179204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79432">
                <text:p>179432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79659">
                <text:p>179659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79891">
                <text:p>179891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80120">
                <text:p>180120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80350">
                <text:p>180350</text:p>
              </table:table-cell>
              <table:table-cell office:value-type="float" office:value="94.1">
                <text:p>94.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80579">
                <text:p>180579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80804">
                <text:p>180804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81033">
                <text:p>181033</text:p>
              </table:table-cell>
              <table:table-cell office:value-type="float" office:value="94.1">
                <text:p>94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259">
                <text:p>18125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490">
                <text:p>18149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719">
                <text:p>18171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949">
                <text:p>18194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2181">
                <text:p>182181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2407">
                <text:p>182407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2634">
                <text:p>182634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2864">
                <text:p>182864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096">
                <text:p>183096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320">
                <text:p>18332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550">
                <text:p>18355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778">
                <text:p>183778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4227">
                <text:p>184227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4456">
                <text:p>184456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84680">
                <text:p>184680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84908">
                <text:p>184908</text:p>
              </table:table-cell>
              <table:table-cell office:value-type="float" office:value="88.9">
                <text:p>88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85138">
                <text:p>185138</text:p>
              </table:table-cell>
              <table:table-cell office:value-type="float" office:value="94.4">
                <text:p>94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85367">
                <text:p>185367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5592">
                <text:p>185592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5819">
                <text:p>185819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6048">
                <text:p>186048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6279">
                <text:p>186279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6507">
                <text:p>186507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6736">
                <text:p>186736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6965">
                <text:p>186965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87194">
                <text:p>187194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87421">
                <text:p>187421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87653">
                <text:p>187653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87880">
                <text:p>187880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88107">
                <text:p>188107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88336">
                <text:p>188336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88565">
                <text:p>188565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88793">
                <text:p>188793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89025">
                <text:p>189025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89257">
                <text:p>189257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89482">
                <text:p>189482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89705">
                <text:p>189705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89939">
                <text:p>189939</text:p>
              </table:table-cell>
              <table:table-cell office:value-type="float" office:value="94.4">
                <text:p>94.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90163">
                <text:p>190163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90389">
                <text:p>190389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0617">
                <text:p>190617</text:p>
              </table:table-cell>
              <table:table-cell office:value-type="float" office:value="94.4">
                <text:p>94.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90846">
                <text:p>190846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1075">
                <text:p>191075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1307">
                <text:p>191307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1531">
                <text:p>191531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1758">
                <text:p>191758</text:p>
              </table:table-cell>
              <table:table-cell office:value-type="float" office:value="94.4">
                <text:p>94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1994">
                <text:p>191994</text:p>
              </table:table-cell>
              <table:table-cell office:value-type="float" office:value="29.4">
                <text:p>29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2221">
                <text:p>192221</text:p>
              </table:table-cell>
              <table:table-cell office:value-type="float" office:value="6.2">
                <text:p>6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2446">
                <text:p>192446</text:p>
              </table:table-cell>
              <table:table-cell office:value-type="float" office:value="11.8">
                <text:p>11.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2680">
                <text:p>192680</text:p>
              </table:table-cell>
              <table:table-cell office:value-type="float" office:value="5.9">
                <text:p>5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2911">
                <text:p>192911</text:p>
              </table:table-cell>
              <table:table-cell office:value-type="float" office:value="29.4">
                <text:p>29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93139">
                <text:p>193139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367">
                <text:p>193367</text:p>
              </table:table-cell>
              <table:table-cell office:value-type="float" office:value="94.4">
                <text:p>94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93598">
                <text:p>193598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93820">
                <text:p>193820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94040">
                <text:p>194040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94266">
                <text:p>194266</text:p>
              </table:table-cell>
              <table:table-cell office:value-type="float" office:value="94.4">
                <text:p>94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94494">
                <text:p>194494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94724">
                <text:p>194724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94954">
                <text:p>194954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95187">
                <text:p>195187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414">
                <text:p>195414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95641">
                <text:p>195641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95869">
                <text:p>195869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96097">
                <text:p>196097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96326">
                <text:p>19632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96554">
                <text:p>196554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6785">
                <text:p>196785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7016">
                <text:p>197016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244">
                <text:p>197244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97473">
                <text:p>19747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7702">
                <text:p>197702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7931">
                <text:p>19793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8163">
                <text:p>19816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8389">
                <text:p>19838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8613">
                <text:p>19861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8840">
                <text:p>198840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9063">
                <text:p>19906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9287">
                <text:p>199287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9508">
                <text:p>19950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9731">
                <text:p>19973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99957">
                <text:p>199957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0187">
                <text:p>200187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0415">
                <text:p>20041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0641">
                <text:p>20064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0869">
                <text:p>20086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1101">
                <text:p>20110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1332">
                <text:p>201332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1558">
                <text:p>201558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1784">
                <text:p>201784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2012">
                <text:p>202012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2238">
                <text:p>202238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2466">
                <text:p>202466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02696">
                <text:p>202696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02925">
                <text:p>202925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03152">
                <text:p>203152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03384">
                <text:p>203384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3615">
                <text:p>203615</text:p>
              </table:table-cell>
              <table:table-cell office:value-type="float" office:value="94.4">
                <text:p>94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03844">
                <text:p>20384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04074">
                <text:p>204074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4299">
                <text:p>204299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04526">
                <text:p>204526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04752">
                <text:p>204752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4978">
                <text:p>204978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05205">
                <text:p>205205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5436">
                <text:p>205436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5663">
                <text:p>205663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05889">
                <text:p>205889</text:p>
              </table:table-cell>
              <table:table-cell office:value-type="float" office:value="94.4">
                <text:p>94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06118">
                <text:p>206118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06341">
                <text:p>206341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06566">
                <text:p>206566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06793">
                <text:p>206793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07019">
                <text:p>207019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07249">
                <text:p>207249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07472">
                <text:p>207472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07707">
                <text:p>207707</text:p>
              </table:table-cell>
              <table:table-cell office:value-type="float" office:value="94.4">
                <text:p>94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07937">
                <text:p>207937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08167">
                <text:p>208167</text:p>
              </table:table-cell>
              <table:table-cell office:value-type="float" office:value="94.4">
                <text:p>94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08397">
                <text:p>208397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08623">
                <text:p>208623</text:p>
              </table:table-cell>
              <table:table-cell office:value-type="float" office:value="94.1">
                <text:p>94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08854">
                <text:p>20885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09083">
                <text:p>209083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09309">
                <text:p>209309</text:p>
              </table:table-cell>
              <table:table-cell office:value-type="float" office:value="94.4">
                <text:p>94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09537">
                <text:p>209537</text:p>
              </table:table-cell>
              <table:table-cell office:value-type="float" office:value="94.1">
                <text:p>94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9759">
                <text:p>209759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09987">
                <text:p>209987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0212">
                <text:p>210212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0440">
                <text:p>210440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10665">
                <text:p>210665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0886">
                <text:p>210886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11112">
                <text:p>211112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11338">
                <text:p>211338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11568">
                <text:p>211568</text:p>
              </table:table-cell>
              <table:table-cell office:value-type="float" office:value="94.4">
                <text:p>94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11798">
                <text:p>211798</text:p>
              </table:table-cell>
              <table:table-cell office:value-type="float" office:value="94.4">
                <text:p>94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12021">
                <text:p>212021</text:p>
              </table:table-cell>
              <table:table-cell office:value-type="float" office:value="94.1">
                <text:p>94.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12244">
                <text:p>212244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12470">
                <text:p>212470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12699">
                <text:p>212699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12926">
                <text:p>212926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13148">
                <text:p>213148</text:p>
              </table:table-cell>
              <table:table-cell office:value-type="float" office:value="94.4">
                <text:p>94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13378">
                <text:p>213378</text:p>
              </table:table-cell>
              <table:table-cell office:value-type="float" office:value="94.4">
                <text:p>94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13604">
                <text:p>213604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13829">
                <text:p>213829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14055">
                <text:p>21405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14284">
                <text:p>214284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4515">
                <text:p>21451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14738">
                <text:p>214738</text:p>
              </table:table-cell>
              <table:table-cell office:value-type="float" office:value="94.4">
                <text:p>9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4971">
                <text:p>214971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5197">
                <text:p>215197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5422">
                <text:p>21542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5647">
                <text:p>215647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5870">
                <text:p>21587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6093">
                <text:p>21609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6318">
                <text:p>216318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6542">
                <text:p>21654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6767">
                <text:p>216767</text:p>
              </table:table-cell>
              <table:table-cell office:value-type="float" office:value="94.4">
                <text:p>9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6998">
                <text:p>216998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7224">
                <text:p>217224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7451">
                <text:p>217451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7680">
                <text:p>21768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17913">
                <text:p>217913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18141">
                <text:p>218141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218370">
                <text:p>218370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218599">
                <text:p>218599</text:p>
              </table:table-cell>
              <table:table-cell office:value-type="float" office:value="94.4">
                <text:p>94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218826">
                <text:p>218826</text:p>
              </table:table-cell>
              <table:table-cell office:value-type="float" office:value="94.4">
                <text:p>94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219056">
                <text:p>219056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219281">
                <text:p>219281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19509">
                <text:p>219509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19736">
                <text:p>219736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9963">
                <text:p>219963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0191">
                <text:p>220191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20419">
                <text:p>220419</text:p>
              </table:table-cell>
              <table:table-cell office:value-type="float" office:value="88.9">
                <text:p>88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20647">
                <text:p>220647</text:p>
              </table:table-cell>
              <table:table-cell office:value-type="float" office:value="94.4">
                <text:p>94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20873">
                <text:p>220873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21106">
                <text:p>22110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21334">
                <text:p>221334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1558">
                <text:p>221558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21784">
                <text:p>221784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2014">
                <text:p>222014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22240">
                <text:p>222240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2468">
                <text:p>22246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2698">
                <text:p>22269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2924">
                <text:p>222924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3151">
                <text:p>22315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3379">
                <text:p>22337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3604">
                <text:p>223604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3829">
                <text:p>22382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4062">
                <text:p>224062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4288">
                <text:p>224288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4519">
                <text:p>22451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4744">
                <text:p>224744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4965">
                <text:p>22496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5191">
                <text:p>22519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5418">
                <text:p>225418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5642">
                <text:p>225642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5873">
                <text:p>22587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6101">
                <text:p>226101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6327">
                <text:p>226327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6553">
                <text:p>22655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6783">
                <text:p>22678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7006">
                <text:p>227006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7234">
                <text:p>227234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27464">
                <text:p>227464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27691">
                <text:p>227691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7920">
                <text:p>227920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28147">
                <text:p>228147</text:p>
              </table:table-cell>
              <table:table-cell office:value-type="float" office:value="94.4">
                <text:p>9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28377">
                <text:p>228377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28605">
                <text:p>228605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28832">
                <text:p>228832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29057">
                <text:p>229057</text:p>
              </table:table-cell>
              <table:table-cell office:value-type="float" office:value="94.4">
                <text:p>94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9289">
                <text:p>229289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29514">
                <text:p>229514</text:p>
              </table:table-cell>
              <table:table-cell office:value-type="float" office:value="94.1">
                <text:p>94.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29740">
                <text:p>22974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29968">
                <text:p>229968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0192">
                <text:p>230192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0413">
                <text:p>230413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30638">
                <text:p>230638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30861">
                <text:p>230861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31088">
                <text:p>231088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31314">
                <text:p>231314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31541">
                <text:p>231541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31767">
                <text:p>231767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31994">
                <text:p>231994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32222">
                <text:p>232222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2452">
                <text:p>232452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32680">
                <text:p>232680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32904">
                <text:p>232904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3131">
                <text:p>233131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33357">
                <text:p>233357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33586">
                <text:p>233586</text:p>
              </table:table-cell>
              <table:table-cell office:value-type="float" office:value="88.9">
                <text:p>88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33815">
                <text:p>233815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34037">
                <text:p>234037</text:p>
              </table:table-cell>
              <table:table-cell office:value-type="float" office:value="94.4">
                <text:p>94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34264">
                <text:p>234264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34496">
                <text:p>234496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4726">
                <text:p>234726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34958">
                <text:p>234958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5183">
                <text:p>235183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35409">
                <text:p>235409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35640">
                <text:p>235640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35872">
                <text:p>235872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36099">
                <text:p>236099</text:p>
              </table:table-cell>
              <table:table-cell office:value-type="float" office:value="88.9">
                <text:p>88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36326">
                <text:p>236326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36549">
                <text:p>236549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36777">
                <text:p>236777</text:p>
              </table:table-cell>
              <table:table-cell office:value-type="float" office:value="94.4">
                <text:p>94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37004">
                <text:p>23700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37234">
                <text:p>237234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37462">
                <text:p>237462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37684">
                <text:p>237684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37912">
                <text:p>237912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38138">
                <text:p>238138</text:p>
              </table:table-cell>
              <table:table-cell office:value-type="float" office:value="94.4">
                <text:p>94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38371">
                <text:p>238371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8603">
                <text:p>23860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8830">
                <text:p>23883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9061">
                <text:p>239061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9290">
                <text:p>23929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9518">
                <text:p>239518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9743">
                <text:p>23974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9969">
                <text:p>239969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0192">
                <text:p>24019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0421">
                <text:p>240421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0650">
                <text:p>24065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0877">
                <text:p>240877</text:p>
              </table:table-cell>
              <table:table-cell office:value-type="float" office:value="94.4">
                <text:p>9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1105">
                <text:p>24110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1328">
                <text:p>241328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1553">
                <text:p>24155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1783">
                <text:p>24178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2013">
                <text:p>24201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2237">
                <text:p>242237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2465">
                <text:p>24246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2695">
                <text:p>24269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2920">
                <text:p>24292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3143">
                <text:p>243143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3367">
                <text:p>243367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43595">
                <text:p>24359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43831">
                <text:p>243831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4057">
                <text:p>244057</text:p>
              </table:table-cell>
              <table:table-cell office:value-type="float" office:value="94.4">
                <text:p>9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4282">
                <text:p>24428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4510">
                <text:p>244510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4740">
                <text:p>244740</text:p>
              </table:table-cell>
              <table:table-cell office:value-type="float" office:value="94.1">
                <text:p>94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44968">
                <text:p>24496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45195">
                <text:p>24519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45418">
                <text:p>245418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45646">
                <text:p>245646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45876">
                <text:p>245876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46103">
                <text:p>246103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46328">
                <text:p>246328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46556">
                <text:p>246556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46781">
                <text:p>246781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47013">
                <text:p>247013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47244">
                <text:p>247244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47468">
                <text:p>247468</text:p>
              </table:table-cell>
              <table:table-cell office:value-type="float" office:value="88.9">
                <text:p>88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7700">
                <text:p>24770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7924">
                <text:p>247924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8154">
                <text:p>248154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8383">
                <text:p>248383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48609">
                <text:p>248609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48836">
                <text:p>248836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49060">
                <text:p>249060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49283">
                <text:p>249283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49509">
                <text:p>249509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49731">
                <text:p>249731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9961">
                <text:p>249961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0187">
                <text:p>250187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50411">
                <text:p>250411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50637">
                <text:p>250637</text:p>
              </table:table-cell>
              <table:table-cell office:value-type="float" office:value="94.4">
                <text:p>94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50866">
                <text:p>250866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51095">
                <text:p>251095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51323">
                <text:p>251323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51552">
                <text:p>251552</text:p>
              </table:table-cell>
              <table:table-cell office:value-type="float" office:value="94.1">
                <text:p>94.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51778">
                <text:p>251778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2002">
                <text:p>252002</text:p>
              </table:table-cell>
              <table:table-cell office:value-type="float" office:value="94.1">
                <text:p>94.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252233">
                <text:p>252233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2461">
                <text:p>252461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52684">
                <text:p>252684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52915">
                <text:p>252915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53144">
                <text:p>253144</text:p>
              </table:table-cell>
              <table:table-cell office:value-type="float" office:value="94.1">
                <text:p>94.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53369">
                <text:p>253369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53596">
                <text:p>253596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53823">
                <text:p>253823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4046">
                <text:p>254046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254266">
                <text:p>254266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54500">
                <text:p>254500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54732">
                <text:p>254732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254967">
                <text:p>254967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255194">
                <text:p>255194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55422">
                <text:p>255422</text:p>
              </table:table-cell>
              <table:table-cell office:value-type="float" office:value="94.1">
                <text:p>94.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55646">
                <text:p>255646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55873">
                <text:p>255873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56103">
                <text:p>25610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6333">
                <text:p>25633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6562">
                <text:p>256562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6790">
                <text:p>256790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7022">
                <text:p>257022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7255">
                <text:p>257255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7482">
                <text:p>257482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7710">
                <text:p>257710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7933">
                <text:p>25793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8166">
                <text:p>258166</text:p>
              </table:table-cell>
              <table:table-cell office:value-type="float" office:value="94.4">
                <text:p>9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8396">
                <text:p>258396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8623">
                <text:p>258623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8852">
                <text:p>258852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9079">
                <text:p>259079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9306">
                <text:p>259306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9533">
                <text:p>259533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9760">
                <text:p>259760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9988">
                <text:p>259988</text:p>
              </table:table-cell>
              <table:table-cell office:value-type="float" office:value="94.4">
                <text:p>94.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60217">
                <text:p>260217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60440">
                <text:p>260440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0662">
                <text:p>260662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0895">
                <text:p>260895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1123">
                <text:p>261123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1349">
                <text:p>261349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61569">
                <text:p>261569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61798">
                <text:p>261798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62021">
                <text:p>26202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62250">
                <text:p>262250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62478">
                <text:p>262478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62703">
                <text:p>262703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62933">
                <text:p>262933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63165">
                <text:p>263165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3395">
                <text:p>263395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3624">
                <text:p>263624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3858">
                <text:p>263858</text:p>
              </table:table-cell>
              <table:table-cell office:value-type="float" office:value="94.4">
                <text:p>9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64088">
                <text:p>264088</text:p>
              </table:table-cell>
              <table:table-cell office:value-type="float" office:value="94.4">
                <text:p>94.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64316">
                <text:p>264316</text:p>
              </table:table-cell>
              <table:table-cell office:value-type="float" office:value="99.9">
                <text:p>99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64548">
                <text:p>264548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64775">
                <text:p>264775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65228">
                <text:p>265228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65453">
                <text:p>265453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5682">
                <text:p>265682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5914">
                <text:p>265914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6147">
                <text:p>266147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6378">
                <text:p>266378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6607">
                <text:p>266607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6839">
                <text:p>266839</text:p>
              </table:table-cell>
              <table:table-cell office:value-type="float" office:value="52.9">
                <text:p>52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7067">
                <text:p>267067</text:p>
              </table:table-cell>
              <table:table-cell office:value-type="float" office:value="5.6">
                <text:p>5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7297">
                <text:p>267297</text:p>
              </table:table-cell>
              <table:table-cell office:value-type="float" office:value="11.1">
                <text:p>11.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7533">
                <text:p>267533</text:p>
              </table:table-cell>
              <table:table-cell office:value-type="float" office:value="5.9">
                <text:p>5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7766">
                <text:p>267766</text:p>
              </table:table-cell>
              <table:table-cell office:value-type="float" office:value="16.7">
                <text:p>16.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67994">
                <text:p>26799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68222">
                <text:p>268222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68446">
                <text:p>268446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68674">
                <text:p>268674</text:p>
              </table:table-cell>
              <table:table-cell office:value-type="float" office:value="94.1">
                <text:p>94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68901">
                <text:p>268901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69129">
                <text:p>26912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69350">
                <text:p>26935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9579">
                <text:p>269579</text:p>
              </table:table-cell>
              <table:table-cell office:value-type="float" office:value="94.4">
                <text:p>94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69806">
                <text:p>269806</text:p>
              </table:table-cell>
              <table:table-cell office:value-type="float" office:value="94.4">
                <text:p>94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70035">
                <text:p>270035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70259">
                <text:p>270259</text:p>
              </table:table-cell>
              <table:table-cell office:value-type="float" office:value="94.4">
                <text:p>94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70486">
                <text:p>270486</text:p>
              </table:table-cell>
              <table:table-cell office:value-type="float" office:value="94.4">
                <text:p>94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70717">
                <text:p>270717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945">
                <text:p>270945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1181">
                <text:p>27118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1410">
                <text:p>271410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71639">
                <text:p>27163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71864">
                <text:p>271864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72090">
                <text:p>272090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72320">
                <text:p>272320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72548">
                <text:p>272548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72775">
                <text:p>27277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3002">
                <text:p>273002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3228">
                <text:p>273228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3455">
                <text:p>27345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3683">
                <text:p>273683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3910">
                <text:p>27391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4132">
                <text:p>274132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4357">
                <text:p>274357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4582">
                <text:p>274582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4810">
                <text:p>27481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5039">
                <text:p>275039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5264">
                <text:p>275264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5493">
                <text:p>275493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5725">
                <text:p>275725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5960">
                <text:p>27596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6187">
                <text:p>276187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6414">
                <text:p>276414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6637">
                <text:p>276637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6866">
                <text:p>276866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7091">
                <text:p>277091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7323">
                <text:p>277323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77553">
                <text:p>277553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77776">
                <text:p>277776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78003">
                <text:p>278003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78231">
                <text:p>278231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78458">
                <text:p>278458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8687">
                <text:p>278687</text:p>
              </table:table-cell>
              <table:table-cell office:value-type="float" office:value="94.4">
                <text:p>94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8915">
                <text:p>27891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79143">
                <text:p>279143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79368">
                <text:p>279368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79596">
                <text:p>279596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79822">
                <text:p>279822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0054">
                <text:p>280054</text:p>
              </table:table-cell>
              <table:table-cell office:value-type="float" office:value="94.4">
                <text:p>94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0288">
                <text:p>280288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0514">
                <text:p>28051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80744">
                <text:p>280744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80969">
                <text:p>280969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81200">
                <text:p>281200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81424">
                <text:p>281424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81656">
                <text:p>281656</text:p>
              </table:table-cell>
              <table:table-cell office:value-type="float" office:value="88.9">
                <text:p>88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81876">
                <text:p>281876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82105">
                <text:p>282105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2334">
                <text:p>282334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82566">
                <text:p>282566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82794">
                <text:p>282794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3026">
                <text:p>283026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3249">
                <text:p>283249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3473">
                <text:p>283473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3694">
                <text:p>283694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83914">
                <text:p>283914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84142">
                <text:p>284142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84370">
                <text:p>284370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84598">
                <text:p>284598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4827">
                <text:p>284827</text:p>
              </table:table-cell>
              <table:table-cell office:value-type="float" office:value="94.4">
                <text:p>94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85060">
                <text:p>285060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85288">
                <text:p>285288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85515">
                <text:p>285515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85743">
                <text:p>285743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85970">
                <text:p>28597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6196">
                <text:p>286196</text:p>
              </table:table-cell>
              <table:table-cell office:value-type="float" office:value="99.9">
                <text:p>99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86419">
                <text:p>28641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6649">
                <text:p>28664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6880">
                <text:p>286880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87110">
                <text:p>287110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87338">
                <text:p>287338</text:p>
              </table:table-cell>
              <table:table-cell office:value-type="float" office:value="94.4">
                <text:p>94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87570">
                <text:p>287570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87797">
                <text:p>287797</text:p>
              </table:table-cell>
              <table:table-cell office:value-type="float" office:value="94.4">
                <text:p>94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88029">
                <text:p>288029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88260">
                <text:p>288260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88484">
                <text:p>28848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8710">
                <text:p>288710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8930">
                <text:p>288930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9158">
                <text:p>289158</text:p>
              </table:table-cell>
              <table:table-cell office:value-type="float" office:value="94.4">
                <text:p>94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9388">
                <text:p>289388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9617">
                <text:p>289617</text:p>
              </table:table-cell>
              <table:table-cell office:value-type="float" office:value="94.4">
                <text:p>94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9844">
                <text:p>28984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0073">
                <text:p>290073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0294">
                <text:p>29029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0523">
                <text:p>290523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0747">
                <text:p>290747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0975">
                <text:p>290975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1202">
                <text:p>291202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1433">
                <text:p>291433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1654">
                <text:p>29165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1882">
                <text:p>291882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2108">
                <text:p>292108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2336">
                <text:p>292336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2565">
                <text:p>292565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2789">
                <text:p>292789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3019">
                <text:p>293019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3249">
                <text:p>293249</text:p>
              </table:table-cell>
              <table:table-cell office:value-type="float" office:value="94.4">
                <text:p>94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93475">
                <text:p>293475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3706">
                <text:p>293706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93939">
                <text:p>293939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94169">
                <text:p>294169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4394">
                <text:p>29439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94619">
                <text:p>294619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94844">
                <text:p>294844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95071">
                <text:p>295071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95299">
                <text:p>295299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95529">
                <text:p>295529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95757">
                <text:p>295757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95980">
                <text:p>295980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96208">
                <text:p>296208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6432">
                <text:p>296432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96659">
                <text:p>296659</text:p>
              </table:table-cell>
              <table:table-cell office:value-type="float" office:value="94.4">
                <text:p>94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96888">
                <text:p>296888</text:p>
              </table:table-cell>
              <table:table-cell office:value-type="float" office:value="94.4">
                <text:p>94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97116">
                <text:p>297116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97343">
                <text:p>297343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97570">
                <text:p>297570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97794">
                <text:p>297794</text:p>
              </table:table-cell>
              <table:table-cell office:value-type="float" office:value="94.4">
                <text:p>94.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98027">
                <text:p>298027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98253">
                <text:p>298253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98484">
                <text:p>298484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98710">
                <text:p>298710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98938">
                <text:p>298938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99168">
                <text:p>299168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99393">
                <text:p>299393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99622">
                <text:p>299622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99846">
                <text:p>299846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0066">
                <text:p>300066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00294">
                <text:p>300294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0522">
                <text:p>300522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0751">
                <text:p>300751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0977">
                <text:p>300977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1202">
                <text:p>301202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01432">
                <text:p>301432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01659">
                <text:p>301659</text:p>
              </table:table-cell>
              <table:table-cell office:value-type="float" office:value="94.4">
                <text:p>94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1886">
                <text:p>301886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02110">
                <text:p>302110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302338">
                <text:p>302338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2566">
                <text:p>302566</text:p>
              </table:table-cell>
              <table:table-cell office:value-type="float" office:value="94.4">
                <text:p>94.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02796">
                <text:p>302796</text:p>
              </table:table-cell>
              <table:table-cell office:value-type="float" office:value="88.9">
                <text:p>88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03029">
                <text:p>303029</text:p>
              </table:table-cell>
              <table:table-cell office:value-type="float" office:value="94.4">
                <text:p>94.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03259">
                <text:p>303259</text:p>
              </table:table-cell>
              <table:table-cell office:value-type="float" office:value="94.4">
                <text:p>94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03483">
                <text:p>303483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3716">
                <text:p>303716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03946">
                <text:p>303946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04175">
                <text:p>304175</text:p>
              </table:table-cell>
              <table:table-cell office:value-type="float" office:value="99.9">
                <text:p>99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04399">
                <text:p>304399</text:p>
              </table:table-cell>
              <table:table-cell office:value-type="float" office:value="99.9">
                <text:p>99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304632">
                <text:p>304632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304860">
                <text:p>304860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05087">
                <text:p>305087</text:p>
              </table:table-cell>
              <table:table-cell office:value-type="float" office:value="94.4">
                <text:p>94.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05317">
                <text:p>305317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05550">
                <text:p>305550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05783">
                <text:p>305783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6020">
                <text:p>306020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06254">
                <text:p>306254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06483">
                <text:p>306483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06713">
                <text:p>306713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306937">
                <text:p>306937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07162">
                <text:p>307162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07395">
                <text:p>307395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07620">
                <text:p>307620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07850">
                <text:p>307850</text:p>
              </table:table-cell>
              <table:table-cell office:value-type="float" office:value="94.4">
                <text:p>94.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08078">
                <text:p>308078</text:p>
              </table:table-cell>
              <table:table-cell office:value-type="float" office:value="94.4">
                <text:p>94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8311">
                <text:p>308311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8538">
                <text:p>308538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8765">
                <text:p>308765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8998">
                <text:p>308998</text:p>
              </table:table-cell>
              <table:table-cell office:value-type="float" office:value="94.4">
                <text:p>94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9226">
                <text:p>309226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9452">
                <text:p>309452</text:p>
              </table:table-cell>
              <table:table-cell office:value-type="float" office:value="94.1">
                <text:p>94.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09678">
                <text:p>309678</text:p>
              </table:table-cell>
              <table:table-cell office:value-type="float" office:value="94.4">
                <text:p>94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9908">
                <text:p>309908</text:p>
              </table:table-cell>
              <table:table-cell office:value-type="float" office:value="94.4">
                <text:p>94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10135">
                <text:p>310135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0365">
                <text:p>310365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0596">
                <text:p>310596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0824">
                <text:p>310824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1053">
                <text:p>311053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1278">
                <text:p>311278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1503">
                <text:p>311503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1735">
                <text:p>311735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1966">
                <text:p>311966</text:p>
              </table:table-cell>
              <table:table-cell office:value-type="float" office:value="94.4">
                <text:p>94.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12201">
                <text:p>312201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12430">
                <text:p>312430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12663">
                <text:p>312663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12893">
                <text:p>312893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13126">
                <text:p>313126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13353">
                <text:p>313353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3576">
                <text:p>313576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3802">
                <text:p>313802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4032">
                <text:p>314032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4256">
                <text:p>314256</text:p>
              </table:table-cell>
              <table:table-cell office:value-type="float" office:value="94.4">
                <text:p>94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4485">
                <text:p>314485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14713">
                <text:p>314713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14937">
                <text:p>314937</text:p>
              </table:table-cell>
              <table:table-cell office:value-type="float" office:value="94.4">
                <text:p>94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15167">
                <text:p>315167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15391">
                <text:p>315391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15617">
                <text:p>315617</text:p>
              </table:table-cell>
              <table:table-cell office:value-type="float" office:value="94.4">
                <text:p>94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15850">
                <text:p>315850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16083">
                <text:p>316083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16311">
                <text:p>316311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16539">
                <text:p>316539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16766">
                <text:p>316766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16995">
                <text:p>316995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7226">
                <text:p>317226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317460">
                <text:p>317460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317686">
                <text:p>317686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317915">
                <text:p>317915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18142">
                <text:p>318142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8372">
                <text:p>318372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8599">
                <text:p>318599</text:p>
              </table:table-cell>
              <table:table-cell office:value-type="float" office:value="94.4">
                <text:p>94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8828">
                <text:p>318828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9055">
                <text:p>319055</text:p>
              </table:table-cell>
              <table:table-cell office:value-type="float" office:value="94.4">
                <text:p>94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9280">
                <text:p>319280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9508">
                <text:p>319508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9732">
                <text:p>319732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19955">
                <text:p>319955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0181">
                <text:p>320181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0408">
                <text:p>320408</text:p>
              </table:table-cell>
              <table:table-cell office:value-type="float" office:value="88.9">
                <text:p>88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0634">
                <text:p>320634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0864">
                <text:p>320864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1092">
                <text:p>321092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1318">
                <text:p>321318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1546">
                <text:p>321546</text:p>
              </table:table-cell>
              <table:table-cell office:value-type="float" office:value="94.4">
                <text:p>94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1774">
                <text:p>321774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2002">
                <text:p>322002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2229">
                <text:p>322229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2453">
                <text:p>322453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2681">
                <text:p>322681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2910">
                <text:p>322910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3140">
                <text:p>323140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3369">
                <text:p>323369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3598">
                <text:p>323598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3824">
                <text:p>323824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4049">
                <text:p>324049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4277">
                <text:p>324277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4501">
                <text:p>324501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4727">
                <text:p>324727</text:p>
              </table:table-cell>
              <table:table-cell office:value-type="float" office:value="94.4">
                <text:p>94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4955">
                <text:p>324955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5183">
                <text:p>325183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5409">
                <text:p>325409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5637">
                <text:p>325637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5861">
                <text:p>325861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26091">
                <text:p>326091</text:p>
              </table:table-cell>
              <table:table-cell office:value-type="float" office:value="94.1">
                <text:p>94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6320">
                <text:p>326320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6548">
                <text:p>326548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6774">
                <text:p>326774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7001">
                <text:p>327001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327231">
                <text:p>327231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7459">
                <text:p>327459</text:p>
              </table:table-cell>
              <table:table-cell office:value-type="float" office:value="94.1">
                <text:p>94.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327688">
                <text:p>327688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7916">
                <text:p>327916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8145">
                <text:p>328145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8373">
                <text:p>328373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8605">
                <text:p>328605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28832">
                <text:p>328832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9058">
                <text:p>329058</text:p>
              </table:table-cell>
              <table:table-cell office:value-type="float" office:value="94.4">
                <text:p>94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329285">
                <text:p>329285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29516">
                <text:p>329516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329746">
                <text:p>329746</text:p>
              </table:table-cell>
              <table:table-cell office:value-type="float" office:value="94.4">
                <text:p>94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29973">
                <text:p>329973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330197">
                <text:p>330197</text:p>
              </table:table-cell>
              <table:table-cell office:value-type="float" office:value="94.4">
                <text:p>94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330427">
                <text:p>330427</text:p>
              </table:table-cell>
              <table:table-cell office:value-type="float" office:value="94.4">
                <text:p>94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330659">
                <text:p>330659</text:p>
              </table:table-cell>
              <table:table-cell office:value-type="float" office:value="94.4">
                <text:p>94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330882">
                <text:p>330882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31104">
                <text:p>331104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31332">
                <text:p>331332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31561">
                <text:p>331561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31790">
                <text:p>331790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32018">
                <text:p>332018</text:p>
              </table:table-cell>
              <table:table-cell office:value-type="float" office:value="94.4">
                <text:p>94.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32247">
                <text:p>332247</text:p>
              </table:table-cell>
              <table:table-cell office:value-type="float" office:value="88.9">
                <text:p>88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32477">
                <text:p>332477</text:p>
              </table:table-cell>
              <table:table-cell office:value-type="float" office:value="99.9">
                <text:p>99.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332705">
                <text:p>332705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2938">
                <text:p>332938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33170">
                <text:p>333170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3400">
                <text:p>333400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3629">
                <text:p>333629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3862">
                <text:p>333862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4090">
                <text:p>334090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4318">
                <text:p>334318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4546">
                <text:p>334546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4774">
                <text:p>334774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5005">
                <text:p>335005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5230">
                <text:p>335230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5456">
                <text:p>335456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5683">
                <text:p>335683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5908">
                <text:p>335908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6138">
                <text:p>336138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6365">
                <text:p>336365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36592">
                <text:p>336592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6819">
                <text:p>336819</text:p>
              </table:table-cell>
              <table:table-cell office:value-type="float" office:value="94.4">
                <text:p>9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7046">
                <text:p>337046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7275">
                <text:p>337275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7502">
                <text:p>337502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37735">
                <text:p>337735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37963">
                <text:p>337963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38195">
                <text:p>338195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38423">
                <text:p>338423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38650">
                <text:p>338650</text:p>
              </table:table-cell>
              <table:table-cell office:value-type="float" office:value="94.1">
                <text:p>94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38878">
                <text:p>338878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39102">
                <text:p>339102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39330">
                <text:p>339330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39552">
                <text:p>339552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39779">
                <text:p>339779</text:p>
              </table:table-cell>
              <table:table-cell office:value-type="float" office:value="94.4">
                <text:p>94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40006">
                <text:p>340006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40234">
                <text:p>340234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40461">
                <text:p>340461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40685">
                <text:p>340685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40911">
                <text:p>340911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341138">
                <text:p>341138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1362">
                <text:p>341362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41592">
                <text:p>341592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41818">
                <text:p>341818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42050">
                <text:p>342050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42282">
                <text:p>342282</text:p>
              </table:table-cell>
              <table:table-cell office:value-type="float" office:value="99.9">
                <text:p>99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42512">
                <text:p>342512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42737">
                <text:p>342737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342967">
                <text:p>342967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43199">
                <text:p>343199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43425">
                <text:p>343425</text:p>
              </table:table-cell>
              <table:table-cell office:value-type="float" office:value="94.4">
                <text:p>94.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43656">
                <text:p>343656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43887">
                <text:p>343887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44115">
                <text:p>344115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44345">
                <text:p>344345</text:p>
              </table:table-cell>
              <table:table-cell office:value-type="float" office:value="99.9">
                <text:p>99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44570">
                <text:p>344570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4802">
                <text:p>344802</text:p>
              </table:table-cell>
              <table:table-cell office:value-type="float" office:value="99.9">
                <text:p>99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45028">
                <text:p>345028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45261">
                <text:p>345261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45486">
                <text:p>345486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5719">
                <text:p>345719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5952">
                <text:p>345952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6180">
                <text:p>346180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6406">
                <text:p>346406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6637">
                <text:p>34663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6865">
                <text:p>34686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7091">
                <text:p>347091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7318">
                <text:p>347318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7543">
                <text:p>34754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7771">
                <text:p>347771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7995">
                <text:p>34799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8223">
                <text:p>34822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8450">
                <text:p>348450</text:p>
              </table:table-cell>
              <table:table-cell office:value-type="float" office:value="94.1">
                <text:p>94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8675">
                <text:p>34867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8907">
                <text:p>34890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9133">
                <text:p>34913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9357">
                <text:p>34935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9578">
                <text:p>349578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9807">
                <text:p>34980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0033">
                <text:p>35003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0267">
                <text:p>35026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0493">
                <text:p>35049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0715">
                <text:p>35071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0948">
                <text:p>350948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1183">
                <text:p>35118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1410">
                <text:p>351410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1637">
                <text:p>351637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1860">
                <text:p>351860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2084">
                <text:p>352084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2312">
                <text:p>352312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2537">
                <text:p>352537</text:p>
              </table:table-cell>
              <table:table-cell office:value-type="float" office:value="99.9">
                <text:p>99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52758">
                <text:p>352758</text:p>
              </table:table-cell>
              <table:table-cell office:value-type="float" office:value="94.4">
                <text:p>94.4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352985">
                <text:p>352985</text:p>
              </table:table-cell>
              <table:table-cell office:value-type="float" office:value="99.9">
                <text:p>99.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353220">
                <text:p>353220</text:p>
              </table:table-cell>
              <table:table-cell office:value-type="float" office:value="94.1">
                <text:p>94.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353451">
                <text:p>353451</text:p>
              </table:table-cell>
              <table:table-cell office:value-type="float" office:value="99.9">
                <text:p>99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353679">
                <text:p>353679</text:p>
              </table:table-cell>
              <table:table-cell office:value-type="float" office:value="94.4">
                <text:p>94.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53905">
                <text:p>353905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54129">
                <text:p>354129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354352">
                <text:p>354352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4583">
                <text:p>35458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4815">
                <text:p>354815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5053">
                <text:p>355053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5278">
                <text:p>355278</text:p>
              </table:table-cell>
              <table:table-cell office:value-type="float" office:value="88.9">
                <text:p>88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5509">
                <text:p>355509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5741">
                <text:p>355741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5977">
                <text:p>355977</text:p>
              </table:table-cell>
              <table:table-cell office:value-type="float" office:value="94.4">
                <text:p>94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6208">
                <text:p>356208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6442">
                <text:p>356442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6671">
                <text:p>356671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6903">
                <text:p>356903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7128">
                <text:p>357128</text:p>
              </table:table-cell>
              <table:table-cell office:value-type="float" office:value="77.8">
                <text:p>77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7359">
                <text:p>357359</text:p>
              </table:table-cell>
              <table:table-cell office:value-type="float" office:value="11.8">
                <text:p>11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7591">
                <text:p>357591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7823">
                <text:p>357823</text:p>
              </table:table-cell>
              <table:table-cell office:value-type="float" office:value="5.9">
                <text:p>5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8047">
                <text:p>358047</text:p>
              </table:table-cell>
              <table:table-cell office:value-type="float" office:value="5.9">
                <text:p>5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8275">
                <text:p>358275</text:p>
              </table:table-cell>
              <table:table-cell office:value-type="float" office:value="16.7">
                <text:p>16.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8508">
                <text:p>358508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8740">
                <text:p>358740</text:p>
              </table:table-cell>
              <table:table-cell office:value-type="float" office:value="11.8">
                <text:p>11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8968">
                <text:p>358968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9193">
                <text:p>359193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359415">
                <text:p>359415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59641">
                <text:p>359641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59868">
                <text:p>359868</text:p>
              </table:table-cell>
              <table:table-cell office:value-type="float" office:value="94.1">
                <text:p>94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60097">
                <text:p>360097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0325">
                <text:p>360325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60552">
                <text:p>360552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60777">
                <text:p>360777</text:p>
              </table:table-cell>
              <table:table-cell office:value-type="float" office:value="94.4">
                <text:p>94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61006">
                <text:p>361006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61235">
                <text:p>361235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61465">
                <text:p>361465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61691">
                <text:p>361691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923">
                <text:p>361923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2150">
                <text:p>362150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62380">
                <text:p>362380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62613">
                <text:p>362613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62840">
                <text:p>362840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63068">
                <text:p>363068</text:p>
              </table:table-cell>
              <table:table-cell office:value-type="float" office:value="94.4">
                <text:p>9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63295">
                <text:p>363295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63517">
                <text:p>363517</text:p>
              </table:table-cell>
              <table:table-cell office:value-type="float" office:value="88.9">
                <text:p>88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63744">
                <text:p>363744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63973">
                <text:p>363973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197">
                <text:p>364197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419">
                <text:p>364419</text:p>
              </table:table-cell>
              <table:table-cell office:value-type="float" office:value="94.4">
                <text:p>94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647">
                <text:p>364647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873">
                <text:p>364873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103">
                <text:p>365103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330">
                <text:p>365330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556">
                <text:p>365556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781">
                <text:p>365781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6008">
                <text:p>366008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6235">
                <text:p>366235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6466">
                <text:p>366466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6694">
                <text:p>366694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6923">
                <text:p>366923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7151">
                <text:p>367151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67374">
                <text:p>367374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67605">
                <text:p>367605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67831">
                <text:p>367831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68059">
                <text:p>368059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68288">
                <text:p>368288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68517">
                <text:p>368517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8740">
                <text:p>368740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68969">
                <text:p>368969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9200">
                <text:p>369200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69428">
                <text:p>369428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69658">
                <text:p>369658</text:p>
              </table:table-cell>
              <table:table-cell office:value-type="float" office:value="94.4">
                <text:p>9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69886">
                <text:p>369886</text:p>
              </table:table-cell>
              <table:table-cell office:value-type="float" office:value="94.1">
                <text:p>94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70108">
                <text:p>370108</text:p>
              </table:table-cell>
              <table:table-cell office:value-type="float" office:value="94.4">
                <text:p>9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70336">
                <text:p>37033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0565">
                <text:p>370565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70796">
                <text:p>370796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71021">
                <text:p>371021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71244">
                <text:p>371244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1474">
                <text:p>371474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1705">
                <text:p>37170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71935">
                <text:p>37193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72165">
                <text:p>37216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72390">
                <text:p>372390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72624">
                <text:p>372624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72851">
                <text:p>372851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73078">
                <text:p>373078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73300">
                <text:p>373300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73527">
                <text:p>373527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3754">
                <text:p>373754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73979">
                <text:p>373979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74207">
                <text:p>374207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74432">
                <text:p>374432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4660">
                <text:p>37466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4884">
                <text:p>374884</text:p>
              </table:table-cell>
              <table:table-cell office:value-type="float" office:value="94.1">
                <text:p>94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5107">
                <text:p>375107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5338">
                <text:p>375338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5563">
                <text:p>375563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5790">
                <text:p>375790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6027">
                <text:p>376027</text:p>
              </table:table-cell>
              <table:table-cell office:value-type="float" office:value="94.1">
                <text:p>94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6245">
                <text:p>376245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6474">
                <text:p>376474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6704">
                <text:p>376704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6928">
                <text:p>376928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7152">
                <text:p>377152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7377">
                <text:p>377377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7604">
                <text:p>377604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77835">
                <text:p>377835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8064">
                <text:p>378064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78291">
                <text:p>378291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8514">
                <text:p>378514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78748">
                <text:p>378748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78975">
                <text:p>378975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79201">
                <text:p>379201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79430">
                <text:p>379430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79659">
                <text:p>379659</text:p>
              </table:table-cell>
              <table:table-cell office:value-type="float" office:value="94.4">
                <text:p>94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79888">
                <text:p>379888</text:p>
              </table:table-cell>
              <table:table-cell office:value-type="float" office:value="94.1">
                <text:p>94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0111">
                <text:p>380111</text:p>
              </table:table-cell>
              <table:table-cell office:value-type="float" office:value="94.1">
                <text:p>94.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80340">
                <text:p>38034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80569">
                <text:p>380569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80798">
                <text:p>380798</text:p>
              </table:table-cell>
              <table:table-cell office:value-type="float" office:value="94.4">
                <text:p>9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81027">
                <text:p>381027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81254">
                <text:p>381254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81485">
                <text:p>381485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81712">
                <text:p>381712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81941">
                <text:p>381941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82169">
                <text:p>382169</text:p>
              </table:table-cell>
              <table:table-cell office:value-type="float" office:value="94.1">
                <text:p>94.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82396">
                <text:p>382396</text:p>
              </table:table-cell>
              <table:table-cell office:value-type="float" office:value="94.1">
                <text:p>94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82621">
                <text:p>382621</text:p>
              </table:table-cell>
              <table:table-cell office:value-type="float" office:value="94.1">
                <text:p>94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82848">
                <text:p>382848</text:p>
              </table:table-cell>
              <table:table-cell office:value-type="float" office:value="94.4">
                <text:p>9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3078">
                <text:p>383078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83300">
                <text:p>38330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3526">
                <text:p>383526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3756">
                <text:p>383756</text:p>
              </table:table-cell>
              <table:table-cell office:value-type="float" office:value="94.1">
                <text:p>94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83984">
                <text:p>383984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84209">
                <text:p>384209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84440">
                <text:p>38444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84669">
                <text:p>384669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84892">
                <text:p>384892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85126">
                <text:p>385126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85352">
                <text:p>385352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85582">
                <text:p>385582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85808">
                <text:p>385808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86031">
                <text:p>386031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6259">
                <text:p>386259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86490">
                <text:p>386490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86720">
                <text:p>386720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86948">
                <text:p>386948</text:p>
              </table:table-cell>
              <table:table-cell office:value-type="float" office:value="94.4">
                <text:p>94.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87180">
                <text:p>387180</text:p>
              </table:table-cell>
              <table:table-cell office:value-type="float" office:value="94.4">
                <text:p>94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87410">
                <text:p>387410</text:p>
              </table:table-cell>
              <table:table-cell office:value-type="float" office:value="99.9">
                <text:p>9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87639">
                <text:p>38763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7862">
                <text:p>387862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88089">
                <text:p>388089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8320">
                <text:p>388320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8546">
                <text:p>388546</text:p>
              </table:table-cell>
              <table:table-cell office:value-type="float" office:value="94.4">
                <text:p>94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8777">
                <text:p>388777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9006">
                <text:p>389006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9229">
                <text:p>389229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9463">
                <text:p>389463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9695">
                <text:p>389695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89927">
                <text:p>389927</text:p>
              </table:table-cell>
              <table:table-cell office:value-type="float" office:value="94.4">
                <text:p>94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0155">
                <text:p>390155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0378">
                <text:p>390378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0605">
                <text:p>390605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0831">
                <text:p>390831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1059">
                <text:p>391059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1290">
                <text:p>391290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1519">
                <text:p>391519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1756">
                <text:p>391756</text:p>
              </table:table-cell>
              <table:table-cell office:value-type="float" office:value="94.4">
                <text:p>94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1985">
                <text:p>391985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2208">
                <text:p>392208</text:p>
              </table:table-cell>
              <table:table-cell office:value-type="float" office:value="94.4">
                <text:p>94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2435">
                <text:p>392435</text:p>
              </table:table-cell>
              <table:table-cell office:value-type="float" office:value="94.4">
                <text:p>94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2664">
                <text:p>392664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2896">
                <text:p>392896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93126">
                <text:p>393126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3351">
                <text:p>39335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93584">
                <text:p>393584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3810">
                <text:p>39381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4038">
                <text:p>394038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4280">
                <text:p>39428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4512">
                <text:p>394512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4741">
                <text:p>394741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4969">
                <text:p>394969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5196">
                <text:p>395196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5426">
                <text:p>395426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5654">
                <text:p>395654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5883">
                <text:p>395883</text:p>
              </table:table-cell>
              <table:table-cell office:value-type="float" office:value="58.8">
                <text:p>58.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6112">
                <text:p>396112</text:p>
              </table:table-cell>
              <table:table-cell office:value-type="float" office:value="5.9">
                <text:p>5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6333">
                <text:p>396333</text:p>
              </table:table-cell>
              <table:table-cell office:value-type="float" office:value="11.8">
                <text:p>11.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6566">
                <text:p>396566</text:p>
              </table:table-cell>
              <table:table-cell office:value-type="float" office:value="11.1">
                <text:p>11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96802">
                <text:p>396802</text:p>
              </table:table-cell>
              <table:table-cell office:value-type="float" office:value="64.7">
                <text:p>64.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97030">
                <text:p>397030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97260">
                <text:p>397260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97489">
                <text:p>397489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97712">
                <text:p>397712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97938">
                <text:p>397938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98168">
                <text:p>398168</text:p>
              </table:table-cell>
              <table:table-cell office:value-type="float" office:value="94.4">
                <text:p>94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98398">
                <text:p>398398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98623">
                <text:p>398623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98850">
                <text:p>398850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99081">
                <text:p>399081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312">
                <text:p>399312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99536">
                <text:p>399536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99758">
                <text:p>399758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99985">
                <text:p>399985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00216">
                <text:p>400216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00441">
                <text:p>400441</text:p>
              </table:table-cell>
              <table:table-cell office:value-type="float" office:value="94.1">
                <text:p>94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00671">
                <text:p>400671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00897">
                <text:p>400897</text:p>
              </table:table-cell>
              <table:table-cell office:value-type="float" office:value="94.4">
                <text:p>94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01124">
                <text:p>401124</text:p>
              </table:table-cell>
              <table:table-cell office:value-type="float" office:value="94.1">
                <text:p>94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1351">
                <text:p>401351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1579">
                <text:p>401579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1808">
                <text:p>401808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2036">
                <text:p>402036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2264">
                <text:p>402264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2485">
                <text:p>402485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2710">
                <text:p>402710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2943">
                <text:p>402943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3170">
                <text:p>403170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3394">
                <text:p>403394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3616">
                <text:p>403616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3840">
                <text:p>403840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4070">
                <text:p>404070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04297">
                <text:p>404297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04524">
                <text:p>404524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4750">
                <text:p>404750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04974">
                <text:p>404974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05203">
                <text:p>405203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05432">
                <text:p>405432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05659">
                <text:p>405659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05882">
                <text:p>40588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06111">
                <text:p>406111</text:p>
              </table:table-cell>
              <table:table-cell office:value-type="float" office:value="94.1">
                <text:p>94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06335">
                <text:p>406335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06562">
                <text:p>406562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06793">
                <text:p>406793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07014">
                <text:p>407014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07243">
                <text:p>407243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07470">
                <text:p>407470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07700">
                <text:p>407700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07927">
                <text:p>407927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154">
                <text:p>408154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8382">
                <text:p>408382</text:p>
              </table:table-cell>
              <table:table-cell office:value-type="float" office:value="94.1">
                <text:p>9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608">
                <text:p>408608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837">
                <text:p>408837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9066">
                <text:p>409066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09296">
                <text:p>409296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9526">
                <text:p>409526</text:p>
              </table:table-cell>
              <table:table-cell office:value-type="float" office:value="94.4">
                <text:p>94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09755">
                <text:p>409755</text:p>
              </table:table-cell>
              <table:table-cell office:value-type="float" office:value="94.1">
                <text:p>94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09979">
                <text:p>409979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10208">
                <text:p>410208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0432">
                <text:p>41043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10660">
                <text:p>410660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10884">
                <text:p>410884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1110">
                <text:p>411110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1334">
                <text:p>411334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11562">
                <text:p>41156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1788">
                <text:p>41178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016">
                <text:p>41201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248">
                <text:p>41224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472">
                <text:p>41247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703">
                <text:p>41270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931">
                <text:p>41293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160">
                <text:p>41316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389">
                <text:p>41338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614">
                <text:p>41361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840">
                <text:p>41384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4072">
                <text:p>41407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4300">
                <text:p>41430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4522">
                <text:p>41452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4751">
                <text:p>414751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978">
                <text:p>414978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15205">
                <text:p>41520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5432">
                <text:p>41543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5663">
                <text:p>41566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5886">
                <text:p>415886</text:p>
              </table:table-cell>
              <table:table-cell office:value-type="float" office:value="94.4">
                <text:p>94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16116">
                <text:p>416116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16343">
                <text:p>416343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16570">
                <text:p>416570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16800">
                <text:p>416800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17025">
                <text:p>417025</text:p>
              </table:table-cell>
              <table:table-cell office:value-type="float" office:value="94.4">
                <text:p>94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17257">
                <text:p>417257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17481">
                <text:p>417481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17708">
                <text:p>417708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17935">
                <text:p>417935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18163">
                <text:p>418163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18391">
                <text:p>418391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18619">
                <text:p>418619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18849">
                <text:p>418849</text:p>
              </table:table-cell>
              <table:table-cell office:value-type="float" office:value="94.4">
                <text:p>94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19077">
                <text:p>419077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9306">
                <text:p>419306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19530">
                <text:p>419530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19758">
                <text:p>419758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19987">
                <text:p>419987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20216">
                <text:p>420216</text:p>
              </table:table-cell>
              <table:table-cell office:value-type="float" office:value="94.1">
                <text:p>94.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20442">
                <text:p>420442</text:p>
              </table:table-cell>
              <table:table-cell office:value-type="float" office:value="94.1">
                <text:p>94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20671">
                <text:p>420671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20897">
                <text:p>420897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21121">
                <text:p>421121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349">
                <text:p>421349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21578">
                <text:p>421578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21805">
                <text:p>421805</text:p>
              </table:table-cell>
              <table:table-cell office:value-type="float" office:value="94.4">
                <text:p>94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22037">
                <text:p>422037</text:p>
              </table:table-cell>
              <table:table-cell office:value-type="float" office:value="94.4">
                <text:p>94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2266">
                <text:p>422266</text:p>
              </table:table-cell>
              <table:table-cell office:value-type="float" office:value="94.4">
                <text:p>9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22494">
                <text:p>422494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22727">
                <text:p>422727</text:p>
              </table:table-cell>
              <table:table-cell office:value-type="float" office:value="88.9">
                <text:p>88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22956">
                <text:p>422956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23183">
                <text:p>423183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23414">
                <text:p>423414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23645">
                <text:p>423645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23873">
                <text:p>423873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24101">
                <text:p>424101</text:p>
              </table:table-cell>
              <table:table-cell office:value-type="float" office:value="99.9">
                <text:p>9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424331">
                <text:p>424331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4558">
                <text:p>424558</text:p>
              </table:table-cell>
              <table:table-cell office:value-type="float" office:value="94.4">
                <text:p>94.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4787">
                <text:p>424787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5015">
                <text:p>425015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5246">
                <text:p>425246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5473">
                <text:p>425473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5705">
                <text:p>425705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5935">
                <text:p>425935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6162">
                <text:p>426162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6389">
                <text:p>426389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6618">
                <text:p>426618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6845">
                <text:p>426845</text:p>
              </table:table-cell>
              <table:table-cell office:value-type="float" office:value="94.4">
                <text:p>94.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27073">
                <text:p>427073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27300">
                <text:p>427300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27530">
                <text:p>427530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27754">
                <text:p>427754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27982">
                <text:p>427982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28212">
                <text:p>428212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28435">
                <text:p>428435</text:p>
              </table:table-cell>
              <table:table-cell office:value-type="float" office:value="94.1">
                <text:p>94.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28662">
                <text:p>428662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28890">
                <text:p>428890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29128">
                <text:p>429128</text:p>
              </table:table-cell>
              <table:table-cell office:value-type="float" office:value="94.4">
                <text:p>94.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29358">
                <text:p>429358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29592">
                <text:p>429592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29822">
                <text:p>429822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30057">
                <text:p>430057</text:p>
              </table:table-cell>
              <table:table-cell office:value-type="float" office:value="5.6">
                <text:p>5.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30286">
                <text:p>430286</text:p>
              </table:table-cell>
              <table:table-cell office:value-type="float" office:value="11.8">
                <text:p>11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30512">
                <text:p>430512</text:p>
              </table:table-cell>
              <table:table-cell office:value-type="float" office:value="5.9">
                <text:p>5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30739">
                <text:p>430739</text:p>
              </table:table-cell>
              <table:table-cell office:value-type="float" office:value="5.9">
                <text:p>5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31010">
                <text:p>431010</text:p>
              </table:table-cell>
              <table:table-cell office:value-type="float" office:value="94.1">
                <text:p>94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431238">
                <text:p>431238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1468">
                <text:p>431468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1691">
                <text:p>431691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31917">
                <text:p>431917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32141">
                <text:p>432141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2368">
                <text:p>432368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32590">
                <text:p>432590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817">
                <text:p>432817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045">
                <text:p>433045</text:p>
              </table:table-cell>
              <table:table-cell office:value-type="float" office:value="94.1">
                <text:p>94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33274">
                <text:p>433274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3499">
                <text:p>433499</text:p>
              </table:table-cell>
              <table:table-cell office:value-type="float" office:value="94.4">
                <text:p>9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3725">
                <text:p>433725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33952">
                <text:p>433952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34178">
                <text:p>434178</text:p>
              </table:table-cell>
              <table:table-cell office:value-type="float" office:value="94.4">
                <text:p>9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4406">
                <text:p>434406</text:p>
              </table:table-cell>
              <table:table-cell office:value-type="float" office:value="88.9">
                <text:p>88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34632">
                <text:p>434632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34854">
                <text:p>434854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35079">
                <text:p>435079</text:p>
              </table:table-cell>
              <table:table-cell office:value-type="float" office:value="94.4">
                <text:p>94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35308">
                <text:p>435308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35545">
                <text:p>435545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35766">
                <text:p>435766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35988">
                <text:p>435988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6214">
                <text:p>43621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6442">
                <text:p>43644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6669">
                <text:p>436669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6896">
                <text:p>43689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7118">
                <text:p>437118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7349">
                <text:p>43734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7573">
                <text:p>43757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7806">
                <text:p>43780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8038">
                <text:p>438038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8269">
                <text:p>43826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8496">
                <text:p>43849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8721">
                <text:p>43872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8947">
                <text:p>438947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9176">
                <text:p>439176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9402">
                <text:p>43940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9631">
                <text:p>43963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9862">
                <text:p>43986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40093">
                <text:p>44009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40322">
                <text:p>44032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40548">
                <text:p>44054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40776">
                <text:p>440776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41005">
                <text:p>44100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41231">
                <text:p>441231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41458">
                <text:p>441458</text:p>
              </table:table-cell>
              <table:table-cell office:value-type="float" office:value="94.4">
                <text:p>94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41682">
                <text:p>441682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41907">
                <text:p>441907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42129">
                <text:p>442129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42352">
                <text:p>442352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42582">
                <text:p>442582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42811">
                <text:p>442811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037">
                <text:p>443037</text:p>
              </table:table-cell>
              <table:table-cell office:value-type="float" office:value="94.1">
                <text:p>94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43266">
                <text:p>443266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493">
                <text:p>443493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43720">
                <text:p>443720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43945">
                <text:p>44394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44174">
                <text:p>444174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44399">
                <text:p>444399</text:p>
              </table:table-cell>
              <table:table-cell office:value-type="float" office:value="94.4">
                <text:p>94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44628">
                <text:p>444628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44855">
                <text:p>444855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445080">
                <text:p>445080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45305">
                <text:p>445305</text:p>
              </table:table-cell>
              <table:table-cell office:value-type="float" office:value="94.4">
                <text:p>94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45537">
                <text:p>445537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45762">
                <text:p>445762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5990">
                <text:p>445990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46220">
                <text:p>446220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46448">
                <text:p>446448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46670">
                <text:p>446670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446889">
                <text:p>446889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447116">
                <text:p>447116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47348">
                <text:p>447348</text:p>
              </table:table-cell>
              <table:table-cell office:value-type="float" office:value="94.4">
                <text:p>94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447580">
                <text:p>447580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7808">
                <text:p>447808</text:p>
              </table:table-cell>
              <table:table-cell office:value-type="float" office:value="94.4">
                <text:p>9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48037">
                <text:p>448037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8263">
                <text:p>448263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48491">
                <text:p>448491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48710">
                <text:p>448710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48941">
                <text:p>448941</text:p>
              </table:table-cell>
              <table:table-cell office:value-type="float" office:value="94.1">
                <text:p>94.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49167">
                <text:p>449167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9395">
                <text:p>449395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9626">
                <text:p>449626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9857">
                <text:p>449857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50080">
                <text:p>450080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50307">
                <text:p>450307</text:p>
              </table:table-cell>
              <table:table-cell office:value-type="float" office:value="94.4">
                <text:p>94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534">
                <text:p>450534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50760">
                <text:p>450760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450984">
                <text:p>450984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51212">
                <text:p>45121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1438">
                <text:p>451438</text:p>
              </table:table-cell>
              <table:table-cell office:value-type="float" office:value="94.4">
                <text:p>94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51668">
                <text:p>451668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51896">
                <text:p>451896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2127">
                <text:p>45212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2353">
                <text:p>452353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2579">
                <text:p>452579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2803">
                <text:p>452803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3024">
                <text:p>453024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3249">
                <text:p>453249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3470">
                <text:p>453470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3694">
                <text:p>453694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3922">
                <text:p>45392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4153">
                <text:p>454153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4382">
                <text:p>45438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4602">
                <text:p>45460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4827">
                <text:p>45482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5054">
                <text:p>455054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5281">
                <text:p>455281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5505">
                <text:p>45550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5735">
                <text:p>45573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5957">
                <text:p>455957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6179">
                <text:p>456179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6406">
                <text:p>456406</text:p>
              </table:table-cell>
              <table:table-cell office:value-type="float" office:value="94.4">
                <text:p>94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56636">
                <text:p>456636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6864">
                <text:p>456864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57088">
                <text:p>457088</text:p>
              </table:table-cell>
              <table:table-cell office:value-type="float" office:value="94.1">
                <text:p>9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316">
                <text:p>457316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7546">
                <text:p>457546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7774">
                <text:p>457774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57998">
                <text:p>45799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58224">
                <text:p>45822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58449">
                <text:p>458449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58676">
                <text:p>458676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58911">
                <text:p>458911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59134">
                <text:p>459134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59357">
                <text:p>45935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59578">
                <text:p>459578</text:p>
              </table:table-cell>
              <table:table-cell office:value-type="float" office:value="94.4">
                <text:p>9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59805">
                <text:p>459805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60034">
                <text:p>46003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460258">
                <text:p>460258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460485">
                <text:p>460485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0711">
                <text:p>460711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0938">
                <text:p>460938</text:p>
              </table:table-cell>
              <table:table-cell office:value-type="float" office:value="94.4">
                <text:p>9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1170">
                <text:p>461170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1395">
                <text:p>461395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461621">
                <text:p>461621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61848">
                <text:p>461848</text:p>
              </table:table-cell>
              <table:table-cell office:value-type="float" office:value="94.4">
                <text:p>94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2077">
                <text:p>462077</text:p>
              </table:table-cell>
              <table:table-cell office:value-type="float" office:value="88.9">
                <text:p>88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62304">
                <text:p>462304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62532">
                <text:p>462532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2756">
                <text:p>462756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62984">
                <text:p>462984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3207">
                <text:p>463207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63430">
                <text:p>463430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63658">
                <text:p>463658</text:p>
              </table:table-cell>
              <table:table-cell office:value-type="float" office:value="94.4">
                <text:p>94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63886">
                <text:p>463886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64110">
                <text:p>464110</text:p>
              </table:table-cell>
              <table:table-cell office:value-type="float" office:value="99.9">
                <text:p>99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64335">
                <text:p>464335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64562">
                <text:p>464562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64790">
                <text:p>464790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65017">
                <text:p>465017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65240">
                <text:p>465240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465467">
                <text:p>465467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65693">
                <text:p>465693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65923">
                <text:p>465923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66147">
                <text:p>466147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66374">
                <text:p>466374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66598">
                <text:p>466598</text:p>
              </table:table-cell>
              <table:table-cell office:value-type="float" office:value="94.4">
                <text:p>94.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66825">
                <text:p>466825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67047">
                <text:p>467047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67272">
                <text:p>467272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67498">
                <text:p>467498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67724">
                <text:p>467724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67950">
                <text:p>467950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68176">
                <text:p>468176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68404">
                <text:p>468404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68629">
                <text:p>468629</text:p>
              </table:table-cell>
              <table:table-cell office:value-type="float" office:value="94.4">
                <text:p>94.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68860">
                <text:p>468860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69089">
                <text:p>469089</text:p>
              </table:table-cell>
              <table:table-cell office:value-type="float" office:value="99.9">
                <text:p>99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469322">
                <text:p>469322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69553">
                <text:p>469553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69778">
                <text:p>469778</text:p>
              </table:table-cell>
              <table:table-cell office:value-type="float" office:value="94.4">
                <text:p>94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70008">
                <text:p>470008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0246">
                <text:p>470246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0478">
                <text:p>470478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0704">
                <text:p>470704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0934">
                <text:p>470934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1161">
                <text:p>471161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1389">
                <text:p>471389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1613">
                <text:p>471613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1846">
                <text:p>471846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2077">
                <text:p>472077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2301">
                <text:p>472301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2531">
                <text:p>472531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2763">
                <text:p>472763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2990">
                <text:p>472990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3214">
                <text:p>473214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3443">
                <text:p>473443</text:p>
              </table:table-cell>
              <table:table-cell office:value-type="float" office:value="99.9">
                <text:p>99.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3671">
                <text:p>473671</text:p>
              </table:table-cell>
              <table:table-cell office:value-type="float" office:value="94.1">
                <text:p>94.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73897">
                <text:p>473897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74118">
                <text:p>474118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74349">
                <text:p>474349</text:p>
              </table:table-cell>
              <table:table-cell office:value-type="float" office:value="94.4">
                <text:p>94.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74577">
                <text:p>474577</text:p>
              </table:table-cell>
              <table:table-cell office:value-type="float" office:value="94.4">
                <text:p>94.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74810">
                <text:p>474810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75038">
                <text:p>475038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75266">
                <text:p>475266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75494">
                <text:p>475494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75712">
                <text:p>475712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75938">
                <text:p>475938</text:p>
              </table:table-cell>
              <table:table-cell office:value-type="float" office:value="88.9">
                <text:p>88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76163">
                <text:p>476163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76392">
                <text:p>476392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6619">
                <text:p>476619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6844">
                <text:p>476844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7068">
                <text:p>477068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77293">
                <text:p>477293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77523">
                <text:p>477523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77751">
                <text:p>477751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77973">
                <text:p>477973</text:p>
              </table:table-cell>
              <table:table-cell office:value-type="float" office:value="94.1">
                <text:p>94.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78198">
                <text:p>478198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78421">
                <text:p>478421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78643">
                <text:p>478643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78869">
                <text:p>478869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79092">
                <text:p>479092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79325">
                <text:p>479325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79551">
                <text:p>479551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79777">
                <text:p>479777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79999">
                <text:p>479999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0230">
                <text:p>480230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80458">
                <text:p>480458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0687">
                <text:p>480687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0922">
                <text:p>480922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1151">
                <text:p>481151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1379">
                <text:p>481379</text:p>
              </table:table-cell>
              <table:table-cell office:value-type="float" office:value="94.1">
                <text:p>94.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1604">
                <text:p>481604</text:p>
              </table:table-cell>
              <table:table-cell office:value-type="float" office:value="41.2">
                <text:p>41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1830">
                <text:p>481830</text:p>
              </table:table-cell>
              <table:table-cell office:value-type="float" office:value="5.9">
                <text:p>5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2056">
                <text:p>482056</text:p>
              </table:table-cell>
              <table:table-cell office:value-type="float" office:value="11.8">
                <text:p>11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2287">
                <text:p>482287</text:p>
              </table:table-cell>
              <table:table-cell office:value-type="float" office:value="11.8">
                <text:p>11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2516">
                <text:p>482516</text:p>
              </table:table-cell>
              <table:table-cell office:value-type="float" office:value="11.8">
                <text:p>11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82744">
                <text:p>482744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82972">
                <text:p>482972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3195">
                <text:p>48319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3422">
                <text:p>483422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3646">
                <text:p>483646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3876">
                <text:p>483876</text:p>
              </table:table-cell>
              <table:table-cell office:value-type="float" office:value="76.5">
                <text:p>76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4101">
                <text:p>484101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4328">
                <text:p>484328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4556">
                <text:p>484556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4780">
                <text:p>484780</text:p>
              </table:table-cell>
              <table:table-cell office:value-type="float" office:value="70.6">
                <text:p>70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5010">
                <text:p>48501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5241">
                <text:p>485241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5467">
                <text:p>485467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5697">
                <text:p>485697</text:p>
              </table:table-cell>
              <table:table-cell office:value-type="float" office:value="83.3">
                <text:p>83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5929">
                <text:p>485929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6158">
                <text:p>486158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6384">
                <text:p>486384</text:p>
              </table:table-cell>
              <table:table-cell office:value-type="float" office:value="64.7">
                <text:p>64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6611">
                <text:p>486611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6838">
                <text:p>486838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7066">
                <text:p>487066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7292">
                <text:p>487292</text:p>
              </table:table-cell>
              <table:table-cell office:value-type="float" office:value="94.1">
                <text:p>94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7530">
                <text:p>48753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87757">
                <text:p>487757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87983">
                <text:p>487983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8210">
                <text:p>488210</text:p>
              </table:table-cell>
              <table:table-cell office:value-type="float" office:value="94.4">
                <text:p>94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8434">
                <text:p>488434</text:p>
              </table:table-cell>
              <table:table-cell office:value-type="float" office:value="76.5">
                <text:p>76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8664">
                <text:p>488664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88889">
                <text:p>488889</text:p>
              </table:table-cell>
              <table:table-cell office:value-type="float" office:value="76.5">
                <text:p>76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89119">
                <text:p>48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